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89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5cm" fo:padding-bottom="0.135cm" fo:padding-left="0.269cm" fo:padding-right="0.269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96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6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cc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79cm" svg:stroke-color="#000000" draw:marker-end="Arrowheads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79cm" svg:stroke-color="#000000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079cm" svg:stroke-color="#000000" draw:marker-end="Arrowheads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0000" draw:marker-end="Arrowheads_20_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79cm" svg:stroke-color="#000000" draw:marker-end="Arrowheads_20_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79cm" svg:stroke-color="#000000" draw:marker-end="Arrowheads_20_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79cm" svg:stroke-color="#0000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solid" svg:stroke-width="0.079cm" svg:stroke-color="#0000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79cm" svg:stroke-color="#0000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79cm" svg:stroke-color="#3333cc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solid" svg:stroke-width="0.079cm" svg:stroke-color="#00906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solid" svg:stroke-width="0.079cm" svg:stroke-color="#3333cc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solid" svg:stroke-width="0.079cm" svg:stroke-color="#3333cc" draw:stroke-linejoin="miter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2" style:family="graphic" style:parent-style-name="standard">
      <style:graphic-properties draw:stroke="solid" svg:stroke-width="0.079cm" svg:stroke-color="#ff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solid" svg:stroke-width="0.079cm" svg:stroke-color="#f400f4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false" fo:min-height="0.587cm" fo:min-width="5.638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075cm" fo:min-width="21.082cm" fo:padding-top="0.127cm" fo:padding-bottom="0.127cm" fo:padding-left="0.254cm" fo:padding-right="0.254cm" fo:wrap-option="wrap"/>
    </style:style>
    <style:style style:name="gr4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3.927cm" fo:min-width="22.987cm" fo:padding-top="0.127cm" fo:padding-bottom="0.127cm" fo:padding-left="0.254cm" fo:padding-right="0.254cm" fo:wrap-option="wrap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57cm" fo:min-width="8.264cm" fo:padding-top="0.135cm" fo:padding-bottom="0.135cm" fo:padding-left="0.269cm" fo:padding-right="0.269cm" fo:wrap-option="wrap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false" fo:min-height="3.987cm" fo:min-width="24.892cm" fo:padding-top="0.127cm" fo:padding-bottom="0.127cm" fo:padding-left="0.254cm" fo:padding-right="0.254cm" fo:wrap-option="wrap"/>
    </style:style>
    <style:style style:name="gr50" style:family="graphic" style:parent-style-name="standard">
      <style:graphic-properties draw:stroke="solid" svg:stroke-width="0.079cm" svg:stroke-color="#9c009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>
      <style:graphic-properties draw:stroke="solid" svg:stroke-width="0.079cm" svg:stroke-color="#00cc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solid" svg:stroke-width="0.079cm" svg:stroke-color="#000000" draw:marker-end="Arrowheads_20_5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>
      <style:graphic-properties draw:stroke="solid" svg:stroke-width="0.079cm" svg:stroke-color="#000000" draw:marker-end="Arrowheads_20_5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000000" draw:marker-end="Arrowheads_20_5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>
      <style:graphic-properties draw:stroke="solid" svg:stroke-width="0.079cm" svg:stroke-color="#000000" draw:marker-end="Arrowheads_20_5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>
      <style:graphic-properties draw:stroke="solid" svg:stroke-width="0.079cm" svg:stroke-color="#000000" draw:marker-end="Arrowheads_20_5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>
      <style:graphic-properties draw:stroke="solid" svg:stroke-width="0.079cm" svg:stroke-color="#000000" draw:marker-end="Arrowheads_20_5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>
      <style:graphic-properties draw:stroke="solid" svg:stroke-width="0.079cm" svg:stroke-color="#000000" draw:marker-end="Arrowheads_20_5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000000" draw:marker-end="Arrowheads_20_6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>
      <style:graphic-properties draw:stroke="solid" svg:stroke-width="0.079cm" svg:stroke-color="#000000" draw:marker-end="Arrowheads_20_6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>
      <style:graphic-properties draw:stroke="solid" svg:stroke-width="0.079cm" svg:stroke-color="#000000" draw:marker-end="Arrowheads_20_6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>
      <style:graphic-properties draw:stroke="solid" svg:stroke-width="0.079cm" svg:stroke-color="#000000" draw:marker-end="Arrowheads_20_6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65" style:family="graphic" style:parent-style-name="standard">
      <style:graphic-properties draw:stroke="none" draw:fill="none" fo:min-height="1.017cm"/>
    </style:style>
    <style:style style:name="gr6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67" style:family="graphic" style:parent-style-name="standard">
      <style:graphic-properties draw:stroke="solid" svg:stroke-width="0.079cm" svg:stroke-color="#000000" draw:marker-end="Arrowheads_20_6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solid" svg:stroke-width="0.079cm" svg:stroke-color="#000000" draw:marker-end="Arrowheads_20_65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9" style:family="graphic" style:parent-style-name="standard">
      <style:graphic-properties draw:stroke="solid" svg:stroke-width="0.079cm" svg:stroke-color="#000000" draw:marker-end="Arrowheads_20_66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0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0.71cm" fo:min-width="1.471cm" fo:padding-top="0.13cm" fo:padding-bottom="0.13cm" fo:padding-left="0.25cm" fo:padding-right="0.25cm" fo:wrap-option="no-wrap"/>
    </style:style>
    <style:style style:name="gr72" style:family="graphic" style:parent-style-name="standard">
      <style:graphic-properties draw:stroke="solid" svg:stroke-width="0.079cm" svg:stroke-color="#000000" draw:marker-end="Arrowheads_20_6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3" style:family="graphic" style:parent-style-name="standard">
      <style:graphic-properties draw:stroke="solid" svg:stroke-width="0.079cm" svg:stroke-color="#000000" draw:marker-end="Arrowheads_20_6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solid" svg:stroke-width="0.079cm" svg:stroke-color="#000000" draw:marker-end="Arrowheads_20_6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000000" draw:marker-end="Arrowheads_20_7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6" style:family="graphic" style:parent-style-name="standard">
      <style:graphic-properties draw:stroke="solid" svg:stroke-width="0.079cm" svg:stroke-color="#000000" draw:marker-end="Arrowheads_20_7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7" style:family="graphic" style:parent-style-name="standard">
      <style:graphic-properties draw:stroke="solid" svg:stroke-width="0.079cm" svg:stroke-color="#000000" draw:marker-end="Arrowheads_20_7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8" style:family="graphic" style:parent-style-name="standard">
      <style:graphic-properties draw:stroke="solid" svg:stroke-width="0.079cm" svg:stroke-color="#000000" draw:marker-end="Arrowheads_20_7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9" style:family="graphic" style:parent-style-name="standard">
      <style:graphic-properties draw:stroke="solid" svg:stroke-width="0.079cm" svg:stroke-color="#000000" draw:marker-end="Arrowheads_20_7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0" style:family="graphic" style:parent-style-name="standard">
      <style:graphic-properties draw:stroke="solid" svg:stroke-width="0.079cm" svg:stroke-color="#000000" draw:marker-end="Arrowheads_20_7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1" style:family="graphic" style:parent-style-name="standard">
      <style:graphic-properties draw:stroke="solid" svg:stroke-width="0.079cm" svg:stroke-color="#000000" draw:marker-end="Arrowheads_20_7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2" style:family="graphic" style:parent-style-name="standard">
      <style:graphic-properties draw:stroke="solid" svg:stroke-width="0.079cm" svg:stroke-color="#000000" draw:marker-end="Arrowheads_20_7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3" style:family="graphic" style:parent-style-name="standard">
      <style:graphic-properties draw:stroke="solid" svg:stroke-width="0.079cm" svg:stroke-color="#000000" draw:marker-end="Arrowheads_20_7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4" style:family="graphic" style:parent-style-name="standard">
      <style:graphic-properties draw:stroke="solid" svg:stroke-width="0.079cm" svg:stroke-color="#000000" draw:marker-end="Arrowheads_20_7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5" style:family="graphic" style:parent-style-name="standard">
      <style:graphic-properties draw:stroke="solid" svg:stroke-width="0.079cm" svg:stroke-color="#000000" draw:marker-end="Arrowheads_20_8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6" style:family="graphic" style:parent-style-name="standard">
      <style:graphic-properties draw:stroke="solid" svg:stroke-width="0.079cm" svg:stroke-color="#000000" draw:marker-end="Arrowheads_20_8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7" style:family="graphic" style:parent-style-name="standard">
      <style:graphic-properties draw:stroke="solid" svg:stroke-width="0.079cm" svg:stroke-color="#f400f4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79cm" svg:stroke-color="#000000" draw:marker-end="Arrowheads_20_8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000000" draw:marker-end="Arrowheads_20_8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000000" draw:marker-end="Arrowheads_20_8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1" style:family="graphic" style:parent-style-name="standard">
      <style:graphic-properties draw:stroke="solid" svg:stroke-width="0.079cm" svg:stroke-color="#000000" draw:marker-end="Arrowheads_20_8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2" style:family="graphic" style:parent-style-name="standard">
      <style:graphic-properties draw:stroke="solid" svg:stroke-width="0.079cm" svg:stroke-color="#000000" draw:marker-end="Arrowheads_20_8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3" style:family="graphic" style:parent-style-name="standard">
      <style:graphic-properties draw:stroke="solid" svg:stroke-width="0.079cm" svg:stroke-color="#f400f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4" style:family="graphic" style:parent-style-name="standard">
      <style:graphic-properties draw:stroke="solid" svg:stroke-width="0.079cm" svg:stroke-color="#000000" draw:marker-end="Arrowheads_20_8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5" style:family="graphic" style:parent-style-name="standard">
      <style:graphic-properties draw:stroke="solid" svg:stroke-width="0.079cm" svg:stroke-color="#000000" draw:marker-end="Arrowheads_20_8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6" style:family="graphic" style:parent-style-name="standard">
      <style:graphic-properties draw:stroke="solid" svg:stroke-width="0.079cm" svg:stroke-color="#000000" draw:marker-end="Arrowheads_20_8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7" style:family="graphic" style:parent-style-name="standard">
      <style:graphic-properties draw:stroke="solid" svg:stroke-width="0.079cm" svg:stroke-color="#000000" draw:marker-end="Arrowheads_20_9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8" style:family="graphic" style:parent-style-name="standard">
      <style:graphic-properties draw:stroke="solid" svg:stroke-width="0.079cm" svg:stroke-color="#000000" draw:marker-end="Arrowheads_20_9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9" style:family="graphic" style:parent-style-name="standard">
      <style:graphic-properties draw:stroke="solid" svg:stroke-width="0.079cm" svg:stroke-color="#000000" draw:marker-end="Arrowheads_20_9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0" style:family="graphic" style:parent-style-name="standard">
      <style:graphic-properties draw:stroke="solid" svg:stroke-width="0.079cm" svg:stroke-color="#000000" draw:marker-end="Arrowheads_20_9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1" style:family="graphic" style:parent-style-name="standard">
      <style:graphic-properties draw:stroke="solid" svg:stroke-width="0.079cm" svg:stroke-color="#000000" draw:marker-end="Arrowheads_20_9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2" style:family="graphic" style:parent-style-name="standard">
      <style:graphic-properties draw:stroke="solid" svg:stroke-width="0.079cm" svg:stroke-color="#000000" draw:marker-end="Arrowheads_20_9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3" style:family="graphic" style:parent-style-name="standard">
      <style:graphic-properties draw:stroke="solid" svg:stroke-width="0.079cm" svg:stroke-color="#000000" draw:marker-end="Arrowheads_20_9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>
      <style:graphic-properties draw:stroke="solid" svg:stroke-width="0.05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7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8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middle" draw:auto-grow-height="false" fo:min-height="0.794cm" fo:min-width="0.552cm" fo:padding-top="0.13cm" fo:padding-bottom="0.13cm" fo:padding-left="0.25cm" fo:padding-right="0.25cm" fo:wrap-option="no-wrap"/>
    </style:style>
    <style:style style:name="gr109" style:family="graphic" style:parent-style-name="standard">
      <style:graphic-properties draw:stroke="solid" svg:stroke-width="0.079cm" svg:stroke-color="#3333cc" draw:marker-end="Arrowheads_20_9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0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middle" draw:auto-grow-height="false" fo:min-height="0.794cm" fo:min-width="0.554cm" fo:padding-top="0.13cm" fo:padding-bottom="0.13cm" fo:padding-left="0.25cm" fo:padding-right="0.25cm" fo:wrap-option="no-wrap"/>
    </style:style>
    <style:style style:name="gr111" style:family="graphic" style:parent-style-name="standard">
      <style:graphic-properties draw:stroke="solid" svg:stroke-width="0.079cm" svg:stroke-color="#3333cc" draw:marker-end="Arrowheads_20_9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2" style:family="graphic" style:parent-style-name="standard">
      <style:graphic-properties draw:stroke="solid" svg:stroke-width="0.079cm" svg:stroke-color="#3333cc" draw:marker-end="Arrowheads_20_9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3" style:family="graphic" style:parent-style-name="standard">
      <style:graphic-properties draw:stroke="solid" svg:stroke-width="0.079cm" svg:stroke-color="#3333cc" draw:marker-end="Arrowheads_20_10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4" style:family="graphic" style:parent-style-name="standard">
      <style:graphic-properties draw:stroke="solid" svg:stroke-width="0.079cm" svg:stroke-color="#3333cc" draw:marker-end="Arrowheads_20_10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5" style:family="graphic" style:parent-style-name="standard">
      <style:graphic-properties draw:stroke="solid" svg:stroke-width="0.079cm" svg:stroke-color="#3333cc" draw:marker-end="Arrowheads_20_10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6" style:family="graphic" style:parent-style-name="standard">
      <style:graphic-properties draw:stroke="solid" svg:stroke-width="0.079cm" svg:stroke-color="#3333cc" draw:marker-end="Arrowheads_20_10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7" style:family="graphic" style:parent-style-name="standard">
      <style:graphic-properties draw:stroke="solid" svg:stroke-width="0.079cm" svg:stroke-color="#3333cc" draw:marker-end="Arrowheads_20_10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8" style:family="graphic" style:parent-style-name="standard">
      <style:graphic-properties draw:stroke="solid" svg:stroke-width="0.079cm" svg:stroke-color="#3333cc" draw:marker-end="Arrowheads_20_10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9" style:family="graphic" style:parent-style-name="standard">
      <style:graphic-properties draw:stroke="solid" svg:stroke-width="0.079cm" svg:stroke-color="#3333cc" draw:marker-end="Arrowheads_20_10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0" style:family="graphic" style:parent-style-name="standard">
      <style:graphic-properties draw:stroke="solid" svg:stroke-width="0.079cm" svg:stroke-color="#3333cc" draw:marker-end="Arrowheads_20_10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1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middle" draw:auto-grow-height="false" fo:min-height="0.794cm" fo:min-width="0.553cm" fo:padding-top="0.13cm" fo:padding-bottom="0.13cm" fo:padding-left="0.25cm" fo:padding-right="0.25cm" fo:wrap-option="no-wrap"/>
    </style:style>
    <style:style style:name="gr122" style:family="graphic" style:parent-style-name="standard">
      <style:graphic-properties draw:stroke="solid" svg:stroke-width="0.079cm" svg:stroke-color="#3333cc" draw:marker-end="Arrowheads_20_10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3" style:family="graphic" style:parent-style-name="standard">
      <style:graphic-properties draw:stroke="solid" svg:stroke-width="0.079cm" svg:stroke-color="#3333cc" draw:marker-end="Arrowheads_20_10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4" style:family="graphic" style:parent-style-name="standard">
      <style:graphic-properties draw:stroke="solid" svg:stroke-width="0.079cm" svg:stroke-color="#3333cc" draw:marker-end="Arrowheads_20_1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5" style:family="graphic" style:parent-style-name="standard">
      <style:graphic-properties draw:stroke="solid" svg:stroke-width="0.079cm" svg:stroke-color="#3333cc" draw:marker-end="Arrowheads_20_1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6" style:family="graphic" style:parent-style-name="standard">
      <style:graphic-properties draw:stroke="solid" svg:stroke-width="0.079cm" svg:stroke-color="#3333cc" draw:marker-end="Arrowheads_20_1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7" style:family="graphic" style:parent-style-name="standard">
      <style:graphic-properties draw:stroke="solid" svg:stroke-width="0.079cm" svg:stroke-color="#3333cc" draw:marker-end="Arrowheads_20_1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8" style:family="graphic" style:parent-style-name="standard">
      <style:graphic-properties draw:stroke="solid" svg:stroke-width="0.079cm" svg:stroke-color="#3333cc" draw:marker-end="Arrowheads_20_1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9" style:family="graphic" style:parent-style-name="standard">
      <style:graphic-properties draw:stroke="solid" svg:stroke-width="0.079cm" svg:stroke-color="#3333cc" draw:marker-end="Arrowheads_20_1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0" style:family="graphic" style:parent-style-name="standard">
      <style:graphic-properties draw:stroke="solid" svg:stroke-width="0.079cm" svg:stroke-color="#3333cc" draw:marker-end="Arrowheads_20_1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1" style:family="graphic" style:parent-style-name="standard">
      <style:graphic-properties draw:stroke="solid" svg:stroke-width="0.079cm" svg:stroke-color="#3333cc" draw:marker-end="Arrowheads_20_11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2" style:family="graphic" style:parent-style-name="standard">
      <style:graphic-properties draw:stroke="solid" svg:stroke-width="0.079cm" svg:stroke-color="#3333cc" draw:marker-end="Arrowheads_20_11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3" style:family="graphic" style:parent-style-name="standard">
      <style:graphic-properties draw:stroke="solid" svg:stroke-width="0.079cm" svg:stroke-color="#3333cc" draw:marker-end="Arrowheads_20_11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4" style:family="graphic" style:parent-style-name="standard">
      <style:graphic-properties draw:stroke="solid" svg:stroke-width="0.079cm" svg:stroke-color="#3333cc" draw:marker-end="Arrowheads_20_12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5" style:family="graphic" style:parent-style-name="standard">
      <style:graphic-properties draw:stroke="solid" svg:stroke-width="0.079cm" svg:stroke-color="#3333cc" draw:marker-end="Arrowheads_20_12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6" style:family="graphic" style:parent-style-name="standard">
      <style:graphic-properties draw:stroke="solid" svg:stroke-width="0.079cm" svg:stroke-color="#3333cc" draw:marker-end="Arrowheads_20_12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7" style:family="graphic" style:parent-style-name="standard">
      <style:graphic-properties draw:stroke="solid" svg:stroke-width="0.079cm" svg:stroke-color="#3333cc" draw:marker-end="Arrowheads_20_12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8" style:family="graphic" style:parent-style-name="standard">
      <style:graphic-properties draw:stroke="solid" svg:stroke-width="0.079cm" svg:stroke-color="#3333cc" draw:marker-end="Arrowheads_20_12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9" style:family="graphic" style:parent-style-name="standard">
      <style:graphic-properties draw:stroke="solid" svg:stroke-width="0.079cm" svg:stroke-color="#3333cc" draw:marker-end="Arrowheads_20_12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0" style:family="graphic" style:parent-style-name="standard">
      <style:graphic-properties draw:stroke="solid" svg:stroke-width="0.079cm" svg:stroke-color="#3333cc" draw:marker-end="Arrowheads_20_12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1" style:family="graphic" style:parent-style-name="standard">
      <style:graphic-properties draw:stroke="solid" svg:stroke-width="0.079cm" svg:stroke-color="#3333cc" draw:marker-end="Arrowheads_20_12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2" style:family="graphic" style:parent-style-name="standard">
      <style:graphic-properties draw:stroke="solid" svg:stroke-width="0.079cm" svg:stroke-color="#3333cc" draw:marker-end="Arrowheads_20_12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3" style:family="graphic" style:parent-style-name="standard">
      <style:graphic-properties draw:stroke="solid" svg:stroke-width="0.079cm" svg:stroke-color="#3333cc" draw:marker-end="Arrowheads_20_12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4" style:family="graphic" style:parent-style-name="standard">
      <style:graphic-properties draw:stroke="solid" svg:stroke-width="0.079cm" svg:stroke-color="#3333cc" draw:marker-end="Arrowheads_20_13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5" style:family="graphic" style:parent-style-name="standard">
      <style:graphic-properties draw:stroke="solid" svg:stroke-width="0.079cm" svg:stroke-color="#3333cc" draw:marker-end="Arrowheads_20_13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6" style:family="graphic" style:parent-style-name="standard">
      <style:graphic-properties draw:stroke="solid" svg:stroke-width="0.079cm" svg:stroke-color="#3333cc" draw:marker-end="Arrowheads_20_13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7" style:family="graphic" style:parent-style-name="standard">
      <style:graphic-properties draw:stroke="solid" svg:stroke-width="0.079cm" svg:stroke-color="#3333cc" draw:marker-end="Arrowheads_20_13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8" style:family="graphic" style:parent-style-name="standard">
      <style:graphic-properties draw:stroke="solid" svg:stroke-width="0.079cm" svg:stroke-color="#3333cc" draw:marker-end="Arrowheads_20_13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9" style:family="graphic" style:parent-style-name="standard">
      <style:graphic-properties draw:stroke="solid" svg:stroke-width="0.079cm" svg:stroke-color="#3333cc" draw:marker-end="Arrowheads_20_13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0" style:family="graphic" style:parent-style-name="standard">
      <style:graphic-properties draw:stroke="solid" svg:stroke-width="0.079cm" svg:stroke-color="#3333cc" draw:marker-end="Arrowheads_20_13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1" style:family="graphic" style:parent-style-name="standard">
      <style:graphic-properties draw:stroke="solid" svg:stroke-width="0.079cm" svg:stroke-color="#9c009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2" style:family="graphic" style:parent-style-name="standard">
      <style:graphic-properties draw:stroke="solid" svg:stroke-width="0.079cm" svg:stroke-color="#9c009c" draw:marker-end="Arrowheads_20_13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3" style:family="graphic" style:parent-style-name="standard">
      <style:graphic-properties draw:stroke="solid" svg:stroke-width="0.079cm" svg:stroke-color="#9c009c" draw:marker-end="Arrowheads_20_13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4" style:family="graphic" style:parent-style-name="standard">
      <style:graphic-properties draw:stroke="solid" svg:stroke-width="0.079cm" svg:stroke-color="#9c009c" draw:marker-end="Arrowheads_20_13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5" style:family="graphic" style:parent-style-name="standard">
      <style:graphic-properties draw:stroke="solid" svg:stroke-width="0.079cm" svg:stroke-color="#9c009c" draw:marker-end="Arrowheads_20_14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6" style:family="graphic" style:parent-style-name="standard">
      <style:graphic-properties draw:stroke="solid" svg:stroke-width="0.079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7" style:family="graphic" style:parent-style-name="standard">
      <style:graphic-properties draw:stroke="solid" svg:stroke-width="0.079cm" svg:stroke-color="#ff3300" draw:marker-end="Arrowheads_20_14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8" style:family="graphic" style:parent-style-name="standard">
      <style:graphic-properties draw:stroke="solid" svg:stroke-width="0.079cm" svg:stroke-color="#ff3300" draw:marker-end="Arrowheads_20_14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9" style:family="graphic" style:parent-style-name="standard">
      <style:graphic-properties draw:stroke="solid" svg:stroke-width="0.079cm" svg:stroke-color="#ff3300" draw:marker-end="Arrowheads_20_14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0" style:family="graphic" style:parent-style-name="standard">
      <style:graphic-properties draw:stroke="solid" svg:stroke-width="0.079cm" svg:stroke-color="#ff3300" draw:marker-end="Arrowheads_20_14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1" style:family="graphic" style:parent-style-name="standard">
      <style:graphic-properties draw:stroke="solid" svg:stroke-width="0.079cm" svg:stroke-color="#9c009c" draw:marker-end="Arrowheads_20_14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2" style:family="graphic" style:parent-style-name="standard">
      <style:graphic-properties draw:stroke="solid" svg:stroke-width="0.079cm" svg:stroke-color="#0090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>
      <style:graphic-properties draw:stroke="solid" svg:stroke-width="0.079cm" svg:stroke-color="#00906a" draw:marker-end="Arrowheads_20_14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4" style:family="graphic" style:parent-style-name="standard">
      <style:graphic-properties draw:stroke="solid" svg:stroke-width="0.079cm" svg:stroke-color="#00906a" draw:marker-end="Arrowheads_20_14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5" style:family="graphic" style:parent-style-name="standard">
      <style:graphic-properties draw:stroke="solid" svg:stroke-width="0.079cm" svg:stroke-color="#00906a" draw:marker-end="Arrowheads_20_14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6" style:family="graphic" style:parent-style-name="standard">
      <style:graphic-properties draw:stroke="solid" svg:stroke-width="0.079cm" svg:stroke-color="#00906a" draw:marker-end="Arrowheads_20_14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7" style:family="graphic" style:parent-style-name="standard">
      <style:graphic-properties draw:stroke="solid" svg:stroke-width="0.079cm" svg:stroke-color="#3333cc" draw:marker-end="Arrowheads_20_15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8" style:family="graphic" style:parent-style-name="standard">
      <style:graphic-properties draw:stroke="solid" svg:stroke-width="0.079cm" svg:stroke-color="#3333cc" draw:marker-end="Arrowheads_20_15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9" style:family="graphic" style:parent-style-name="standard">
      <style:graphic-properties draw:stroke="solid" svg:stroke-width="0.079cm" svg:stroke-color="#3333cc" draw:marker-end="Arrowheads_20_15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0" style:family="graphic" style:parent-style-name="standard">
      <style:graphic-properties draw:stroke="solid" svg:stroke-width="0.079cm" svg:stroke-color="#3333cc" draw:marker-end="Arrowheads_20_15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1" style:family="graphic" style:parent-style-name="standard">
      <style:graphic-properties draw:stroke="solid" svg:stroke-width="0.079cm" svg:stroke-color="#3333cc" draw:marker-end="Arrowheads_20_15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2" style:family="graphic" style:parent-style-name="standard">
      <style:graphic-properties draw:stroke="solid" svg:stroke-width="0.079cm" svg:stroke-color="#3333cc" draw:marker-end="Arrowheads_20_15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3" style:family="graphic" style:parent-style-name="standard">
      <style:graphic-properties draw:stroke="solid" svg:stroke-width="0.079cm" svg:stroke-color="#3333cc" draw:marker-end="Arrowheads_20_156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4" style:family="graphic" style:parent-style-name="standard">
      <style:graphic-properties draw:stroke="solid" svg:stroke-width="0.079cm" svg:stroke-color="#3333cc" draw:marker-end="Arrowheads_20_157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>
      <style:graphic-properties draw:stroke="solid" svg:stroke-width="0.079cm" svg:stroke-color="#3333cc" draw:marker-end="Arrowheads_20_15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6" style:family="graphic" style:parent-style-name="standard">
      <style:graphic-properties draw:stroke="solid" svg:stroke-width="0.079cm" svg:stroke-color="#3333cc" draw:marker-end="Arrowheads_20_159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>
      <style:graphic-properties draw:stroke="solid" svg:stroke-width="0.079cm" svg:stroke-color="#3333cc" draw:marker-end="Arrowheads_20_16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78" style:family="graphic" style:parent-style-name="standard">
      <style:graphic-properties draw:stroke="solid" svg:stroke-width="0.079cm" svg:stroke-color="#3333cc" draw:marker-end="Arrowheads_20_16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79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min-height="13.927cm" fo:min-width="23.569cm" fo:padding-top="0.127cm" fo:padding-bottom="0.127cm" fo:padding-left="0.254cm" fo:padding-right="0.254cm" fo:wrap-option="wrap"/>
    </style:style>
    <style:style style:name="gr180" style:family="graphic" style:parent-style-name="standard">
      <style:graphic-properties draw:stroke="solid" svg:stroke-width="0.079cm" svg:stroke-color="#3333cc" draw:marker-end="Arrowheads_20_162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1" style:family="graphic" style:parent-style-name="standard">
      <style:graphic-properties draw:stroke="solid" svg:stroke-width="0.079cm" svg:stroke-color="#3333cc" draw:marker-end="Arrowheads_20_163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2" style:family="graphic" style:parent-style-name="standard">
      <style:graphic-properties draw:stroke="solid" svg:stroke-width="0.079cm" svg:stroke-color="#3333cc" draw:marker-end="Arrowheads_20_16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3" style:family="graphic" style:parent-style-name="standard">
      <style:graphic-properties draw:stroke="solid" svg:stroke-width="0.079cm" svg:stroke-color="#3333cc" draw:marker-end="Arrowheads_20_165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86" style:family="graphic" style:parent-style-name="standard">
      <style:graphic-properties draw:stroke="dash" draw:stroke-dash="Dashed_20__28_var_29__20_2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7" style:family="graphic" style:parent-style-name="standard">
      <style:graphic-properties draw:stroke="solid" svg:stroke-width="0.079cm" svg:stroke-color="#000000" draw:marker-end="Arrowheads_20_16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88" style:family="graphic" style:parent-style-name="standard">
      <style:graphic-properties draw:stroke="solid" svg:stroke-width="0.079cm" svg:stroke-color="#3333cc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9" style:family="graphic" style:parent-style-name="standard">
      <style:graphic-properties draw:stroke="solid" svg:stroke-width="0.079cm" svg:stroke-color="#3333cc" draw:marker-end="Arrowheads_20_167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>
      <style:graphic-properties draw:stroke="solid" svg:stroke-width="0.079cm" svg:stroke-color="#3333cc" draw:marker-end="Arrowheads_20_16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1" style:family="graphic" style:parent-style-name="standard">
      <style:graphic-properties draw:stroke="solid" svg:stroke-width="0.079cm" svg:stroke-color="#3333cc" draw:marker-end="Arrowheads_20_16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2" style:family="graphic" style:parent-style-name="standard">
      <style:graphic-properties draw:stroke="solid" svg:stroke-width="0.079cm" svg:stroke-color="#3333cc" draw:marker-end="Arrowheads_20_17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3" style:family="graphic" style:parent-style-name="standard">
      <style:graphic-properties draw:stroke="solid" svg:stroke-width="0.079cm" svg:stroke-color="#3333cc" draw:marker-end="Arrowheads_20_171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4" style:family="graphic" style:parent-style-name="standard">
      <style:graphic-properties draw:stroke="solid" svg:stroke-width="0.079cm" svg:stroke-color="#3333cc" draw:marker-end="Arrowheads_20_17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5" style:family="graphic" style:parent-style-name="standard">
      <style:graphic-properties draw:stroke="solid" svg:stroke-width="0.079cm" svg:stroke-color="#3333cc" draw:marker-end="Arrowheads_20_17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6" style:family="graphic" style:parent-style-name="standard">
      <style:graphic-properties draw:stroke="solid" svg:stroke-width="0.079cm" svg:stroke-color="#3333cc" draw:marker-end="Arrowheads_20_17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7" style:family="graphic" style:parent-style-name="standard">
      <style:graphic-properties draw:stroke="solid" svg:stroke-width="0.026cm" svg:stroke-color="#2e2ecb" draw:stroke-linejoin="miter" draw:fill="gradient" draw:fill-color="#9595ff" draw:fill-gradient-name="Gradient_20_7" draw:textarea-horizontal-align="justify" draw:textarea-vertical-align="top" draw:auto-grow-height="false" fo:padding-top="0.13cm" fo:padding-bottom="0.13cm" fo:padding-left="0.25cm" fo:padding-right="0.25cm" fo:wrap-option="no-wrap" draw:shadow="visible" draw:shadow-offset-y="0.056cm" draw:shadow-color="#000000" draw:shadow-opacity="38%"/>
    </style:style>
    <style:style style:name="gr198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9" style:family="graphic" style:parent-style-name="standard">
      <style:graphic-properties draw:stroke="solid" svg:stroke-width="0.079cm" svg:stroke-color="#ff0000" draw:marker-end="Arrowheads_20_17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0" style:family="graphic" style:parent-style-name="standard">
      <style:graphic-properties draw:stroke="solid" svg:stroke-width="0.079cm" svg:stroke-color="#f400f4" draw:marker-end="Arrowheads_20_17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cm"/>
    </style:style>
    <style:style style:name="pr2" style:family="presentation" style:parent-style-name="Default-notes">
      <style:graphic-properties draw:stroke="none" draw:fill="none" draw:fill-color="#ffffff" fo:min-height="12.005cm"/>
    </style:style>
    <style:style style:name="P1" style:family="paragraph">
      <style:paragraph-properties fo:margin-left="0cm" fo:margin-right="0cm" fo:line-height="94%" fo:text-align="center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94%" fo:text-align="center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93%" fo:text-indent="0cm"/>
    </style:style>
    <style:style style:name="P9" style:family="paragraph">
      <style:paragraph-properties fo:margin-left="0cm" fo:margin-right="0cm" fo:margin-top="0.211cm" fo:margin-bottom="0cm" fo:line-height="93%" fo:text-indent="0cm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solid" draw:fill-color="#99ccff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11cm" fo:margin-bottom="0cm" fo:line-height="100%" fo:text-indent="0cm"/>
    </style:style>
    <style:style style:name="P14" style:family="paragraph">
      <style:paragraph-properties fo:margin-left="0.639cm" fo:margin-right="0cm" fo:margin-top="0.211cm" fo:margin-bottom="0cm" fo:line-height="100%" fo:text-indent="-0.639cm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7" style:family="paragraph">
      <style:paragraph-properties fo:margin-left="0cm" fo:margin-right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20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/>
    </style:style>
    <style:style style:name="P21" style:family="paragraph">
      <style:paragraph-properties fo:margin-left="0cm" fo:margin-right="0cm" fo:margin-top="0.105cm" fo:margin-bottom="0cm" fo:line-height="100%" fo:text-indent="0cm"/>
    </style:style>
    <style:style style:name="P22" style:family="paragraph">
      <style:paragraph-properties fo:margin-left="0cm" fo:margin-right="0cm" fo:margin-top="0.105cm" fo:margin-bottom="0cm" fo:line-height="100%" fo:text-align="start" fo:text-indent="0cm" style:punctuation-wrap="simple" style:line-break="normal" style:writing-mode="lr-tb"/>
    </style:style>
    <style:style style:name="P23" style:family="paragraph">
      <style:paragraph-properties fo:margin-left="3.175cm" fo:margin-right="0cm" fo:margin-top="0.105cm" fo:margin-bottom="0cm" fo:line-height="100%" fo:text-align="start" fo:text-indent="-0.635cm" style:punctuation-wrap="simple" style:line-break="normal" style:writing-mode="lr-tb"/>
    </style:style>
    <style:style style:name="P24" style:family="paragraph">
      <style:paragraph-properties fo:margin-left="0.639cm" fo:margin-right="0cm" fo:margin-top="0.105cm" fo:margin-bottom="0cm" fo:line-height="100%" fo:text-indent="-0.639cm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cm" fo:margin-right="0cm" fo:text-indent="0cm"/>
    </style:style>
    <style:style style:name="P27" style:family="paragraph">
      <loext:graphic-properties draw:fill="solid" draw:fill-color="#3333cc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75%" fo:text-indent="0cm"/>
    </style:style>
    <style:style style:name="P29" style:family="paragraph">
      <style:paragraph-properties fo:margin-left="0cm" fo:margin-right="0cm" fo:line-height="10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margin-top="0.44cm" fo:margin-bottom="0cm" fo:text-indent="0cm"/>
    </style:style>
    <style:style style:name="P31" style:family="paragraph">
      <loext:graphic-properties draw:fill="none" draw:fill-color="#ffffff"/>
      <style:paragraph-properties fo:margin-left="0cm" fo:margin-right="0cm" fo:margin-top="0.44cm" fo:margin-bottom="0cm" fo:text-indent="0cm" style:writing-mode="lr-tb" style:font-independent-line-spacing="true"/>
    </style:style>
    <style:style style:name="P32" style:family="paragraph">
      <style:paragraph-properties fo:margin-left="0cm" fo:margin-right="0cm" fo:line-height="100%" fo:text-align="end" fo:text-indent="0cm"/>
      <style:text-properties fo:font-size="24pt"/>
    </style:style>
    <style:style style:name="P3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34" style:family="paragraph">
      <style:paragraph-properties fo:margin-left="0cm" fo:margin-right="0cm" fo:line-height="100%" fo:text-indent="0cm"/>
      <style:text-properties fo:font-size="24pt"/>
    </style:style>
    <style:style style:name="P3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36" style:family="paragraph">
      <style:paragraph-properties fo:margin-left="0cm" fo:margin-right="0cm" fo:margin-top="0.211cm" fo:margin-bottom="0cm" fo:line-height="100%" fo:text-indent="0cm"/>
      <style:text-properties fo:font-size="24pt"/>
    </style:style>
    <style:style style:name="P37" style:family="paragraph">
      <style:paragraph-properties fo:margin-left="0.639cm" fo:margin-right="0cm" fo:margin-top="0.211cm" fo:margin-bottom="0cm" fo:line-height="60%" fo:text-indent="-0.639cm"/>
      <style:text-properties fo:font-size="24pt"/>
    </style:style>
    <style:style style:name="P38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/>
      <style:text-properties fo:font-size="24pt"/>
    </style:style>
    <style:style style:name="P39" style:family="paragraph">
      <style:paragraph-properties fo:margin-left="0.639cm" fo:margin-right="0cm" fo:margin-top="0.211cm" fo:margin-bottom="0cm" fo:line-height="50%" fo:text-indent="-0.639cm"/>
      <style:text-properties fo:font-size="24pt"/>
    </style:style>
    <style:style style:name="P40" style:family="paragraph">
      <loext:graphic-properties draw:fill="none" draw:fill-color="#ffffff"/>
      <style:paragraph-properties fo:margin-left="0cm" fo:margin-right="0cm" fo:margin-top="0.211cm" fo:margin-bottom="0cm" fo:line-height="100%" fo:text-indent="0cm" style:writing-mode="lr-tb" style:font-independent-line-spacing="true"/>
      <style:text-properties fo:font-size="24pt"/>
    </style:style>
    <style:style style:name="P41" style:family="paragraph">
      <style:paragraph-properties fo:margin-left="0cm" fo:margin-right="0cm" fo:text-align="end" fo:text-indent="0cm"/>
      <style:text-properties fo:font-size="24pt"/>
    </style:style>
    <style:style style:name="P42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43" style:family="paragraph">
      <loext:graphic-properties draw:fill="none" draw:fill-color="#ffffff"/>
      <style:text-properties fo:font-size="12pt"/>
    </style:style>
    <style:style style:name="P44" style:family="paragraph">
      <style:paragraph-properties fo:margin-left="0.643cm" fo:margin-right="0cm" fo:margin-top="0.176cm" fo:margin-bottom="0cm" fo:line-height="100%" fo:text-indent="-0.639cm"/>
    </style:style>
    <style:style style:name="P45" style:family="paragraph">
      <style:paragraph-properties fo:margin-left="0cm" fo:margin-right="0cm" fo:margin-top="0.396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style:writing-mode="lr-tb" style:font-independent-line-spacing="true"/>
      <style:text-properties style:font-name="Courier New"/>
    </style:style>
    <style:style style:name="P47" style:family="paragraph">
      <style:paragraph-properties fo:margin-left="0.639cm" fo:margin-right="0cm" fo:margin-top="0.088cm" fo:margin-bottom="0cm" fo:line-height="100%" fo:text-indent="-0.639cm"/>
    </style:style>
    <style:style style:name="P48" style:family="paragraph">
      <style:paragraph-properties fo:margin-left="0.639cm" fo:margin-right="0cm" fo:margin-top="0.176cm" fo:margin-bottom="0cm" fo:line-height="100%" fo:text-indent="-0.639cm"/>
    </style:style>
    <style:style style:name="P49" style:family="paragraph">
      <loext:graphic-properties draw:fill="none" draw:fill-color="#ffffff"/>
      <style:paragraph-properties fo:margin-left="0.643cm" fo:margin-right="0cm" fo:margin-top="0.176cm" fo:margin-bottom="0cm" fo:line-height="100%" fo:text-indent="-0.639cm" style:writing-mode="lr-tb" style:font-independent-line-spacing="true"/>
    </style:style>
    <style:style style:name="P50" style:family="paragraph">
      <style:paragraph-properties fo:margin-left="0.643cm" fo:margin-right="0cm" fo:margin-top="0.158cm" fo:margin-bottom="0cm" fo:line-height="100%" fo:text-indent="-0.639cm"/>
    </style:style>
    <style:style style:name="P51" style:family="paragraph">
      <style:paragraph-properties fo:margin-left="0.643cm" fo:margin-right="0cm" fo:margin-top="0.211cm" fo:margin-bottom="0cm" fo:line-height="100%" fo:text-indent="-0.639cm"/>
    </style:style>
    <style:style style:name="P52" style:family="paragraph">
      <loext:graphic-properties draw:fill="none"/>
      <style:paragraph-properties fo:margin-left="0cm" fo:margin-right="0cm" fo:line-height="100%" fo:text-align="center" fo:text-indent="0cm"/>
    </style:style>
    <style:style style:name="P53" style:family="paragraph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/>
    </style:style>
    <style:style style:name="P54" style:family="paragraph">
      <style:paragraph-properties fo:margin-left="3.175cm" fo:margin-right="0cm" fo:margin-top="0.158cm" fo:margin-bottom="0cm" fo:line-height="100%" fo:text-align="start" fo:text-indent="-2.527cm" style:punctuation-wrap="simple" style:line-break="normal" style:writing-mode="lr-tb"/>
    </style:style>
    <style:style style:name="P55" style:family="paragraph">
      <style:paragraph-properties fo:margin-left="3.175cm" fo:margin-right="0cm" fo:margin-top="0.158cm" fo:margin-bottom="0cm" fo:line-height="100%" fo:text-align="start" fo:text-indent="-2.527cm" style:punctuation-wrap="simple" style:line-break="normal" style:writing-mode="lr-tb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4.765cm"/>
          <style:tab-stop style:position="26.035cm"/>
        </style:tab-stops>
      </style:paragraph-properties>
    </style:style>
    <style:style style:name="P56" style:family="paragraph">
      <style:paragraph-properties fo:margin-left="0cm" fo:margin-right="0cm" fo:margin-top="0.211cm" fo:margin-bottom="0cm" fo:line-height="100%" fo:text-align="start" fo:text-indent="0cm"/>
    </style:style>
    <style:style style:name="P57" style:family="paragraph">
      <style:paragraph-properties fo:margin-left="1.891cm" fo:margin-right="0cm" fo:margin-top="0.088cm" fo:margin-bottom="0cm" fo:line-height="100%" fo:text-align="start" fo:text-indent="-0.621cm" style:punctuation-wrap="simple" style:line-break="normal" style:writing-mode="lr-tb"/>
    </style:style>
    <style:style style:name="P58" style:family="paragraph">
      <style:paragraph-properties fo:margin-left="0.643cm" fo:margin-right="0cm" fo:margin-top="0.176cm" fo:margin-bottom="0cm" fo:line-height="90%" fo:text-indent="-0.639cm"/>
    </style:style>
    <style:style style:name="P59" style:family="paragraph">
      <style:paragraph-properties fo:margin-left="0cm" fo:margin-right="0cm" fo:margin-top="0.211cm" fo:margin-bottom="0cm" fo:line-height="90%" fo:text-indent="0cm"/>
    </style:style>
    <style:style style:name="P60" style:family="paragraph">
      <style:paragraph-properties fo:margin-left="0.643cm" fo:margin-right="0cm" fo:margin-top="0.246cm" fo:margin-bottom="0cm" fo:line-height="90%" fo:text-indent="-0.639cm"/>
    </style:style>
    <style:style style:name="P61" style:family="paragraph">
      <style:paragraph-properties fo:margin-left="0.639cm" fo:margin-right="0cm" fo:margin-top="0.123cm" fo:margin-bottom="0cm" fo:line-height="100%" fo:text-indent="-0.639cm"/>
    </style:style>
    <style:style style:name="P62" style:family="paragraph">
      <style:paragraph-properties fo:margin-left="0.639cm" fo:margin-right="0cm" fo:margin-top="0.176cm" fo:margin-bottom="0cm" fo:line-height="100%" fo:text-align="start" fo:text-indent="-0.639cm">
        <style:tab-stops>
          <style:tab-stop style:position="0cm"/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  <style:tab-stop style:position="27.3cm"/>
          <style:tab-stop style:position="28.57cm"/>
        </style:tab-stops>
      </style:paragraph-properties>
    </style:style>
    <style:style style:name="P63" style:family="paragraph">
      <style:paragraph-properties fo:margin-left="0.639cm" fo:margin-right="0cm" fo:margin-top="0.211cm" fo:margin-bottom="0cm" fo:line-height="100%" fo:text-align="start" fo:text-indent="-0.639cm"/>
    </style:style>
    <style:style style:name="P64" style:family="paragraph">
      <style:paragraph-properties fo:margin-left="0.639cm" fo:margin-right="0cm" fo:margin-top="0.176cm" fo:margin-bottom="0cm" fo:line-height="100%" fo:text-align="start" fo:text-indent="-0.639cm"/>
    </style:style>
    <style:style style:name="P65" style:family="paragraph">
      <style:paragraph-properties fo:margin-left="0cm" fo:margin-right="0cm" fo:margin-top="0.211cm" fo:margin-bottom="0cm" fo:line-height="90%" fo:text-align="start" fo:text-indent="0cm" style:punctuation-wrap="simple" style:line-break="normal" style:writing-mode="lr-tb"/>
    </style:style>
    <style:style style:name="P66" style:family="paragraph">
      <style:paragraph-properties fo:margin-left="0.639cm" fo:margin-right="0cm" fo:margin-top="0.176cm" fo:margin-bottom="0cm" fo:line-height="90%" fo:text-indent="-0.639cm"/>
    </style:style>
    <style:style style:name="P67" style:family="paragraph">
      <style:paragraph-properties fo:margin-left="0.643cm" fo:margin-right="0cm" fo:margin-top="0.176cm" fo:margin-bottom="0cm" fo:line-height="90%" fo:text-align="start" fo:text-indent="-0.639cm">
        <style:tab-stops>
          <style:tab-stop style:position="0cm"/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  <style:tab-stop style:position="27.296cm"/>
          <style:tab-stop style:position="28.566cm"/>
        </style:tab-stops>
      </style:paragraph-properties>
    </style:style>
    <style:style style:name="P68" style:family="paragraph">
      <style:paragraph-properties fo:margin-left="0.643cm" fo:margin-right="0cm" fo:margin-top="0.176cm" fo:margin-bottom="0cm" fo:line-height="90%" fo:text-align="start" fo:text-indent="-0.639cm"/>
    </style:style>
    <style:style style:name="P69" style:family="paragraph">
      <style:paragraph-properties fo:margin-left="0.643cm" fo:margin-right="0cm" fo:margin-top="0.07cm" fo:margin-bottom="0cm" fo:line-height="90%" fo:text-indent="-0.639cm"/>
    </style:style>
    <style:style style:name="P70" style:family="paragraph">
      <style:paragraph-properties fo:margin-left="0.643cm" fo:margin-right="0cm" fo:margin-top="0.079cm" fo:margin-bottom="0cm" fo:line-height="90%" fo:text-indent="-0.639cm"/>
    </style:style>
    <style:style style:name="P71" style:family="paragraph">
      <style:paragraph-properties fo:margin-left="0cm" fo:margin-right="0cm" fo:margin-top="0.176cm" fo:margin-bottom="0cm" fo:line-height="90%" fo:text-indent="0cm"/>
    </style:style>
    <style:style style:name="P72" style:family="paragraph">
      <style:paragraph-properties fo:margin-left="0cm" fo:margin-right="0cm" fo:margin-top="0.176cm" fo:margin-bottom="0cm" fo:line-height="9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73" style:family="paragraph">
      <style:paragraph-properties fo:margin-left="0cm" fo:margin-right="0cm" fo:margin-top="0.396cm" fo:margin-bottom="0cm" fo:line-height="100%" fo:text-indent="0cm"/>
    </style:style>
    <style:style style:name="P74" style:family="paragraph">
      <style:paragraph-properties fo:margin-left="0cm" fo:margin-right="0cm" fo:margin-top="0.396cm" fo:margin-bottom="0cm" fo:text-indent="0cm"/>
    </style:style>
    <style:style style:name="P75" style:family="paragraph">
      <loext:graphic-properties draw:fill="none" draw:fill-color="#ffffff"/>
      <style:paragraph-properties fo:margin-left="0cm" fo:margin-right="0cm" fo:margin-top="0.396cm" fo:margin-bottom="0cm" fo:text-indent="0cm" style:writing-mode="lr-tb" style:font-independent-line-spacing="true"/>
    </style:style>
    <style:style style:name="P76" style:family="paragraph">
      <style:paragraph-properties fo:margin-left="1.27cm" fo:margin-right="0cm" fo:margin-top="0.176cm" fo:margin-bottom="0cm" fo:line-height="90%" fo:text-indent="-1.266cm"/>
    </style:style>
    <style:style style:name="P77" style:family="paragraph">
      <style:paragraph-properties fo:margin-left="1.27cm" fo:margin-right="0cm" fo:margin-top="0.158cm" fo:margin-bottom="0cm" fo:line-height="90%" fo:text-indent="-1.266cm"/>
    </style:style>
    <style:style style:name="P78" style:family="paragraph">
      <style:paragraph-properties fo:margin-left="1.27cm" fo:margin-right="0cm" fo:margin-top="0.176cm" fo:margin-bottom="0cm" fo:line-height="90%" fo:text-align="start" fo:text-indent="-1.266cm">
        <style:tab-stops>
          <style:tab-stop style:position="0cm"/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  <style:tab-stop style:position="27.94cm"/>
        </style:tab-stops>
      </style:paragraph-properties>
    </style:style>
    <style:style style:name="P79" style:family="paragraph">
      <style:paragraph-properties fo:margin-left="0.643cm" fo:margin-right="0cm" fo:margin-top="0.194cm" fo:margin-bottom="0cm" fo:line-height="100%" fo:text-indent="-0.639cm"/>
    </style:style>
    <style:style style:name="P80" style:family="paragraph">
      <style:paragraph-properties fo:margin-left="1.891cm" fo:margin-right="0cm" fo:margin-top="0.211cm" fo:margin-bottom="0cm" fo:line-height="100%" fo:text-align="start" fo:text-indent="-0.621cm" style:punctuation-wrap="simple" style:line-break="normal" style:writing-mode="lr-tb"/>
    </style:style>
    <style:style style:name="P81" style:family="paragraph">
      <style:paragraph-properties fo:margin-left="2.522cm" fo:margin-right="0cm" fo:margin-top="0.211cm" fo:margin-bottom="0cm" fo:line-height="100%" fo:text-align="start" fo:text-indent="-1.266cm" style:punctuation-wrap="simple" style:line-break="normal" style:writing-mode="lr-tb">
        <style:tab-stops>
          <style:tab-stop style:position="0cm"/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  <style:tab-stop style:position="26.039cm"/>
          <style:tab-stop style:position="26.687cm"/>
        </style:tab-stops>
      </style:paragraph-properties>
    </style:style>
    <style:style style:name="P82" style:family="paragraph">
      <style:paragraph-properties fo:margin-left="1.27cm" fo:margin-right="0cm" fo:margin-top="0.211cm" fo:margin-bottom="0cm" fo:line-height="100%" fo:text-align="start" fo:text-indent="-1.27cm"/>
    </style:style>
    <style:style style:name="P83" style:family="paragraph">
      <loext:graphic-properties draw:fill="none" draw:fill-color="#ffffff"/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/>
    </style:style>
    <style:style style:name="P84" style:family="paragraph">
      <style:paragraph-properties fo:margin-left="0.639cm" fo:margin-right="0cm" fo:margin-top="0.211cm" fo:margin-bottom="0cm" fo:line-height="90%" fo:text-indent="-0.639cm"/>
    </style:style>
    <style:style style:name="P85" style:family="paragraph">
      <style:paragraph-properties fo:margin-left="0cm" fo:margin-right="0cm" fo:margin-top="0.44cm" fo:margin-bottom="0cm" fo:line-height="100%" fo:text-indent="0cm"/>
    </style:style>
    <style:style style:name="P86" style:family="paragraph">
      <loext:graphic-properties draw:fill="gradient" draw:fill-color="#9595ff" draw:fill-gradient-name="Gradient_20_7"/>
      <style:paragraph-properties style:writing-mode="lr-tb" style:font-independent-line-spacing="true"/>
    </style:style>
    <style:style style:name="P87" style:family="paragraph">
      <style:paragraph-properties fo:margin-left="0.643cm" fo:margin-right="0cm" fo:margin-top="0.176cm" fo:margin-bottom="0cm" fo:line-height="100%" fo:text-align="start" fo:text-indent="-0.639cm">
        <style:tab-stops>
          <style:tab-stop style:position="0cm"/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  <style:tab-stop style:position="27.296cm"/>
          <style:tab-stop style:position="28.566cm"/>
        </style:tab-stops>
      </style:paragraph-properties>
    </style:style>
    <style:style style:name="P88" style:family="paragraph">
      <style:paragraph-properties fo:margin-left="0.643cm" fo:margin-right="0cm" fo:margin-top="0.176cm" fo:margin-bottom="0cm" fo:line-height="100%" fo:text-align="start" fo:text-indent="-0.639cm"/>
    </style:style>
    <style:style style:name="T1" style:family="text">
      <style:text-properties fo:color="#3333cc" style:font-name="Courier New" fo:font-size="28pt" fo:language="en" fo:country="US" fo:font-weight="bold" style:font-size-asian="28pt" style:font-weight-asian="bold" style:font-size-complex="28pt" style:font-weight-complex="bold"/>
    </style:style>
    <style:style style:name="T2" style:family="text">
      <style:text-properties style:font-name="Courier New" fo:language="en" fo:country="US" fo:font-weight="bold" style:font-weight-asian="bold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000000" style:font-name="Arial" fo:font-size="10pt" fo:language="en" fo:country="US" style:font-size-asian="10pt" style:font-size-complex="10pt"/>
    </style:style>
    <style:style style:name="T5" style:family="text">
      <style:text-properties fo:color="#000000" style:font-name="Arial" fo:font-size="28pt" fo:language="en" fo:country="US" fo:font-weight="bold" style:font-size-asian="28pt" style:font-weight-asian="bold" style:font-size-complex="28pt" style:font-weight-complex="bold"/>
    </style:style>
    <style:style style:name="T6" style:family="text">
      <style:text-properties fo:color="#000000" style:font-name="Arial" fo:language="en" fo:country="US"/>
    </style:style>
    <style:style style:name="T7" style:family="text">
      <style:text-properties fo:color="#000000" fo:font-size="13pt" fo:language="en" fo:country="US" style:font-size-asian="13pt" style:font-size-complex="13pt"/>
    </style:style>
    <style:style style:name="T8" style:family="text">
      <style:text-properties style:font-name="Arial" fo:font-size="10pt" fo:language="en" fo:country="US" style:font-size-asian="10pt" style:font-size-complex="10pt"/>
    </style:style>
    <style:style style:name="T9" style:family="text">
      <style:text-properties style:font-name="Arial" fo:font-size="28pt" fo:language="en" fo:country="US" fo:font-weight="bold" style:font-size-asian="28pt" style:font-weight-asian="bold" style:font-size-complex="28pt" style:font-weight-complex="bold"/>
    </style:style>
    <style:style style:name="T10" style:family="text">
      <style:text-properties style:font-name="Arial" fo:language="en" fo:country="US"/>
    </style:style>
    <style:style style:name="T11" style:family="text">
      <style:text-properties fo:color="#3333cc" style:font-name="Arial" fo:language="en" fo:country="US"/>
    </style:style>
    <style:style style:name="T12" style:family="text">
      <style:text-properties fo:color="#ff3300" style:font-name="Courier New" fo:language="en" fo:country="US" fo:font-weight="bold" style:font-weight-asian="bold" style:font-weight-complex="bold"/>
    </style:style>
    <style:style style:name="T13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14" style:family="text">
      <style:text-properties fo:color="#3333cc" style:font-name="Courier New" fo:language="en" fo:country="US" fo:font-weight="bold" style:font-weight-asian="bold" style:font-weight-complex="bold"/>
    </style:style>
    <style:style style:name="T15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 style:font-relief="none"/>
    </style:style>
    <style:style style:name="T16" style:family="text">
      <style:text-properties fo:color="#000000" style:text-line-through-style="none" style:text-line-through-type="none" style:text-position="0% 100%" style:font-name="Courier New" fo:font-size="24pt" fo:language="en" fo:country="US" fo:font-style="normal" fo:text-shadow="none" style:text-underline-style="none" fo:font-weight="bold" style:font-name-asian="Droid Sans Fallback" style:font-size-asian="24pt" style:font-style-asian="normal" style:font-weight-asian="bold" style:font-name-complex="Droid Sans Fallback" style:font-size-complex="24pt" style:font-style-complex="normal" style:font-weight-complex="bold" style:font-relief="none"/>
    </style:style>
    <style:style style:name="T17" style:family="text">
      <style:text-properties fo:color="#3333cc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 style:font-relief="none"/>
    </style:style>
    <style:style style:name="T18" style:family="text">
      <style:text-properties fo:color="#000000" style:text-line-through-style="none" style:text-line-through-type="none" style:text-position="0% 100%" style:font-name="Arial" fo:font-size="20pt" fo:language="en" fo:country="US" fo:font-style="normal" fo:text-shadow="none" style:text-underline-style="none" fo:font-weight="normal" style:font-name-asian="Droid Sans Fallback" style:font-size-asian="20pt" style:font-style-asian="normal" style:font-weight-asian="normal" style:font-name-complex="Droid Sans Fallback" style:font-size-complex="20pt" style:font-style-complex="normal" style:font-weight-complex="normal" style:font-relief="none"/>
    </style:style>
    <style:style style:name="T19" style:family="text">
      <style:text-properties fo:language="en" fo:country="US"/>
    </style:style>
    <style:style style:name="T20" style:family="text">
      <style:text-properties style:font-name="Ubuntu Mono" fo:language="en" fo:country="US" fo:font-weight="bold" style:font-weight-asian="bold" style:font-weight-complex="bold"/>
    </style:style>
    <style:style style:name="T21" style:family="text">
      <style:text-properties style:font-name="Ubuntu Mono" fo:font-size="20pt" fo:language="en" fo:country="US" style:font-size-asian="20pt" style:font-size-complex="20pt"/>
    </style:style>
    <style:style style:name="T22" style:family="text">
      <style:text-properties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23" style:family="text">
      <style:text-properties fo:color="#3333cc" fo:font-size="20pt" fo:language="en" fo:country="US" fo:font-weight="bold" style:font-size-asian="20pt" style:font-weight-asian="bold" style:font-size-complex="20pt" style:font-weight-complex="bold"/>
    </style:style>
    <style:style style:name="T24" style:family="text">
      <style:text-properties fo:color="#ff3300"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fo:color="#f400f4" fo:font-size="20pt" fo:language="en" fo:country="US" fo:font-weight="bold" style:font-size-asian="20pt" style:font-weight-asian="bold" style:font-size-complex="20pt" style:font-weight-complex="bold"/>
    </style:style>
    <style:style style:name="T26" style:family="text">
      <style:text-properties style:font-name="Arial" fo:language="en" fo:country="US" fo:font-style="italic" style:font-style-asian="italic" style:font-style-complex="italic"/>
    </style:style>
    <style:style style:name="T27" style:family="text">
      <style:text-properties style:font-name="Courier New" fo:font-size="28pt" fo:language="en" fo:country="US" fo:font-weight="bold" style:font-size-asian="28pt" style:font-weight-asian="bold" style:font-size-complex="28pt" style:font-weight-complex="bold"/>
    </style:style>
    <style:style style:name="T28" style:family="text">
      <style:text-properties style:font-name="Arial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color="#ff3300"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color="#3333cc"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31" style:family="text">
      <style:text-properties style:font-name="Arial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color="#f400f4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 style:font-relief="none"/>
    </style:style>
    <style:style style:name="T33" style:family="text">
      <style:text-properties fo:color="#ff33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 style:font-relief="none"/>
    </style:style>
    <style:style style:name="T34" style:family="text">
      <style:text-properties fo:color="#f400f4"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35" style:family="text">
      <style:text-properties fo:color="#000000" style:text-line-through-style="none" style:text-line-through-type="none" style:text-position="0% 100%" style:font-name="Courier New" fo:font-size="18pt" fo:language="en" fo:country="US" fo:font-style="normal" fo:text-shadow="none" style:text-underline-style="none" fo:font-weight="bold" style:font-name-asian="Droid Sans Fallback" style:font-size-asian="18pt" style:font-style-asian="normal" style:font-weight-asian="bold" style:font-name-complex="Droid Sans Fallback" style:font-size-complex="18pt" style:font-style-complex="normal" style:font-weight-complex="bold" style:font-relief="none"/>
    </style:style>
    <style:style style:name="T36" style:family="text">
      <style:text-properties fo:color="#000000" style:text-line-through-style="none" style:text-line-through-type="none" style:text-position="0% 100%" style:font-name="Arial" fo:font-size="24pt" fo:language="en" fo:country="US" fo:font-style="italic" fo:text-shadow="none" style:text-underline-style="none" fo:font-weight="bold" style:font-name-asian="Droid Sans Fallback" style:font-size-asian="24pt" style:font-style-asian="italic" style:font-weight-asian="bold" style:font-name-complex="Droid Sans Fallback" style:font-size-complex="24pt" style:font-style-complex="italic" style:font-weight-complex="bold" style:font-relief="none"/>
    </style:style>
    <style:style style:name="T37" style:family="text">
      <style:text-properties fo:color="#000000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font-name-asian="Droid Sans Fallback" style:font-size-asian="10pt" style:font-style-asian="normal" style:font-weight-asian="normal" style:font-name-complex="Droid Sans Fallback" style:font-size-complex="10pt" style:font-style-complex="normal" style:font-weight-complex="normal" style:font-relief="none"/>
    </style:style>
    <style:style style:name="T38" style:family="text"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T39" style:family="text">
      <style:text-properties style:font-name="Arial" fo:font-size="28pt" fo:language="en" fo:country="US" style:font-size-asian="28pt" style:font-size-complex="28pt"/>
    </style:style>
    <style:style style:name="T40" style:family="text">
      <style:text-properties style:font-name="Arial" fo:font-size="14pt" fo:language="en" fo:country="US" style:font-size-asian="14pt" style:font-size-complex="14pt"/>
    </style:style>
    <style:style style:name="T41" style:family="text">
      <style:text-properties fo:color="#ff3300" style:font-name="Arial" fo:language="en" fo:country="US"/>
    </style:style>
    <style:style style:name="T42" style:family="text">
      <style:text-properties fo:color="#ff3300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43" style:family="text">
      <style:text-properties fo:color="#3333cc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44" style:family="text">
      <style:text-properties style:font-name="Arial" fo:font-size="20pt" fo:language="en" fo:country="US" style:font-size-asian="20pt" style:font-size-complex="20pt"/>
    </style:style>
    <style:style style:name="T45" style:family="text">
      <style:text-properties style:font-name="Courier New" fo:font-size="8pt" fo:language="en" fo:country="US" fo:font-weight="bold" style:font-size-asian="8pt" style:font-weight-asian="bold" style:font-size-complex="8pt" style:font-weight-complex="bold"/>
    </style:style>
    <style:style style:name="T46" style:family="text">
      <style:text-properties style:font-name="Courier New" fo:font-size="9pt" fo:language="en" fo:country="US" fo:font-weight="bold" style:font-size-asian="9pt" style:font-weight-asian="bold" style:font-size-complex="9pt" style:font-weight-complex="bold"/>
    </style:style>
    <style:style style:name="T47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48" style:family="text">
      <style:text-properties fo:font-size="20pt" fo:language="en" fo:country="US" style:font-size-asian="20pt" style:font-size-complex="20pt"/>
    </style:style>
    <style:style style:name="T49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50" style:family="text">
      <style:text-properties fo:color="#3333cc" style:font-name="Arial" fo:font-size="28pt" fo:language="en" fo:country="US" fo:font-weight="bold" style:font-size-asian="28pt" style:font-weight-asian="bold" style:font-size-complex="28pt" style:font-weight-complex="bold"/>
    </style:style>
    <style:style style:name="T51" style:family="text">
      <style:text-properties fo:color="#ff3300" style:font-name="Arial" fo:font-size="28pt" fo:language="en" fo:country="US" fo:font-weight="bold" style:font-size-asian="28pt" style:font-weight-asian="bold" style:font-size-complex="28pt" style:font-weight-complex="bold"/>
    </style:style>
    <style:style style:name="T52" style:family="text">
      <style:text-properties fo:color="#9c009c" style:font-name="Arial" fo:font-size="28pt" fo:language="en" fo:country="US" fo:font-weight="bold" style:font-size-asian="28pt" style:font-weight-asian="bold" style:font-size-complex="28pt" style:font-weight-complex="bold"/>
    </style:style>
    <style:style style:name="T53" style:family="text">
      <style:text-properties style:font-name="Courier New" fo:font-size="22pt" fo:language="en" fo:country="US" fo:font-weight="bold" style:font-size-asian="22pt" style:font-weight-asian="bold" style:font-size-complex="22pt" style:font-weight-complex="bold"/>
    </style:style>
    <style:style style:name="T54" style:family="text">
      <style:text-properties fo:color="#3333cc" style:font-name="Courier New" fo:font-size="22pt" fo:language="en" fo:country="US" fo:font-weight="bold" style:font-size-asian="22pt" style:font-weight-asian="bold" style:font-size-complex="22pt" style:font-weight-complex="bold"/>
    </style:style>
    <style:style style:name="T55" style:family="text">
      <style:text-properties fo:color="#ff3300" style:font-name="Courier New" fo:font-size="22pt" fo:language="en" fo:country="US" fo:font-weight="bold" style:font-size-asian="22pt" style:font-weight-asian="bold" style:font-size-complex="22pt" style:font-weight-complex="bold"/>
    </style:style>
    <style:style style:name="T56" style:family="text">
      <style:text-properties fo:color="#9c009c" style:font-name="Courier New" fo:font-size="22pt" fo:language="en" fo:country="US" fo:font-weight="bold" style:font-size-asian="22pt" style:font-weight-asian="bold" style:font-size-complex="22pt" style:font-weight-complex="bold"/>
    </style:style>
    <style:style style:name="T57" style:family="text">
      <style:text-properties style:font-name="Courier New" fo:language="en" fo:country="US"/>
    </style:style>
    <style:style style:name="T58" style:family="text">
      <style:text-properties fo:color="#000000" style:text-line-through-style="none" style:text-line-through-type="none" style:text-position="0% 100%" style:font-name="Arial" fo:font-size="24pt" fo:language="en" fo:country="US" fo:font-style="italic" fo:text-shadow="none" style:text-underline-style="none" fo:font-weight="normal" style:font-name-asian="Droid Sans Fallback" style:font-size-asian="24pt" style:font-style-asian="italic" style:font-weight-asian="normal" style:font-name-complex="Droid Sans Fallback" style:font-size-complex="24pt" style:font-style-complex="italic" style:font-weight-complex="normal" style:font-relief="none"/>
    </style:style>
    <style:style style:name="T59" style:family="text">
      <style:text-properties style:font-name="Arial" fo:language="en" fo:country="US" fo:font-weight="bold" style:font-weight-asian="bold" style:font-weight-complex="bold"/>
    </style:style>
    <style:style style:name="T60" style:family="text">
      <style:text-properties fo:color="#000000" style:text-line-through-style="none" style:text-line-through-type="none" style:text-position="0% 100%" style:font-name="Courier New" fo:font-size="24pt" fo:language="en" fo:country="US" fo:font-style="normal" fo:text-shadow="none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 style:font-relief="none"/>
    </style:style>
    <style:style style:name="T61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bold" style:font-name-asian="Droid Sans Fallback" style:font-size-asian="24pt" style:font-style-asian="normal" style:font-weight-asian="bold" style:font-name-complex="Droid Sans Fallback" style:font-size-complex="24pt" style:font-style-complex="normal" style:font-weight-complex="bold" style:font-relief="none"/>
    </style:style>
    <style:style style:name="T62" style:family="text">
      <style:text-properties style:font-name="Courier New" fo:language="en" fo:country="US" fo:font-weight="bold" style:font-name-asian="Courier New" style:font-weight-asian="bold" style:font-name-complex="Courier New" style:font-weight-complex="bold"/>
    </style:style>
    <style:style style:name="T63" style:family="text">
      <style:text-properties style:font-name="Symbol" fo:font-size="18pt" fo:language="en" fo:country="US" fo:font-weight="bold" style:font-size-asian="18pt" style:font-weight-asian="bold" style:font-size-complex="18pt" style:font-weight-complex="bold"/>
    </style:style>
    <style:style style:name="T64" style:family="text">
      <style:text-properties fo:color="#ff3300" fo:language="en" fo:country="US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63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639cm"/>
        <style:text-properties fo:font-family="Arial" style:font-family-generic="swiss" style:font-pitch="variable" fo:color="#3333cc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62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400f4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639cm"/>
        <style:text-properties style:font-name="Courier New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space-before="0.004cm" text:min-label-width="0.63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space-before="0.004cm" text:min-label-width="1.26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1.2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13cm" svg:height="2.593cm" svg:x="0.635cm" svg:y="0.291cm">
          <text:list text:style-name="L1">
            <text:list-header>
              <text:p text:style-name="P1"><text:span text:style-name="T1">6.037 </text:span><text:span text:style-name="T1">Lecture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495cm" svg:height="13.873cm" svg:x="1.058cm" svg:y="2.906cm">
          <text:list text:style-name="L2">
            <text:list-header>
              <text:p text:style-name="P3"><text:span text:style-name="T2">I</text:span><text:span text:style-name="T2">n</text:span><text:span text:style-name="T2">t</text:span><text:span text:style-name="T2">e</text:span><text:span text:style-name="T2">r</text:span><text:span text:style-name="T2">p</text:span><text:span text:style-name="T2">r</text:span><text:span text:style-name="T2">e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</text:list-header>
          </text:list>
          <text:list text:style-name="L3">
            <text:list-header>
              <text:p text:style-name="P3"><text:span text:style-name="T2"/></text:p>
            </text:list-header>
          </text:list>
          <text:list text:style-name="L2">
            <text:list-header>
              <text:p text:style-name="P3"><text:span text:style-name="T2"/></text:p>
            </text:list-header>
          </text:list>
          <text:list text:style-name="L3">
            <text:list-header>
              <text:p text:style-name="P3"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a</text:span><text:span text:style-name="T2">l </text:span><text:span text:style-name="T2">m</text:span><text:span text:style-name="T2">a</text:span><text:span text:style-name="T2">t</text:span><text:span text:style-name="T2">e</text:span><text:span text:style-name="T2">r</text:span><text:span text:style-name="T2">i</text:span><text:span text:style-name="T2">a</text:span><text:span text:style-name="T2">l </text:span><text:span text:style-name="T2">b</text:span><text:span text:style-name="T2">y </text:span><text:span text:style-name="T2">E</text:span><text:span text:style-name="T2">r</text:span><text:span text:style-name="T2">i</text:span><text:span text:style-name="T2">c </text:span><text:span text:style-name="T2">G</text:span><text:span text:style-name="T2">r</text:span><text:span text:style-name="T2">i</text:span><text:span text:style-name="T2">m</text:span><text:span text:style-name="T2">s</text:span><text:span text:style-name="T2">o</text:span><text:span text:style-name="T2">n</text:span></text:p>
              <text:p text:style-name="P3"><text:span text:style-name="T2"/></text:p>
              <text:p text:style-name="P3"><text:span text:style-name="T2">T</text:span><text:span text:style-name="T2">w</text:span><text:span text:style-name="T2">e</text:span><text:span text:style-name="T2">a</text:span><text:span text:style-name="T2">k</text:span><text:span text:style-name="T2">e</text:span><text:span text:style-name="T2">d </text:span><text:span text:style-name="T2">b</text:span><text:span text:style-name="T2">y </text:span><text:span text:style-name="T2">Z</text:span><text:span text:style-name="T2">e</text:span><text:span text:style-name="T2">v </text:span><text:span text:style-name="T2">B</text:span><text:span text:style-name="T2">e</text:span><text:span text:style-name="T2">n</text:span><text:span text:style-name="T2">j</text:span><text:span text:style-name="T2">a</text:span><text:span text:style-name="T2">m</text:span><text:span text:style-name="T2">i</text:span><text:span text:style-name="T2">n</text:span><text:span text:style-name="T2">, </text:span><text:span text:style-name="T2">N</text:span><text:span text:style-name="T2">e</text:span><text:span text:style-name="T2">l</text:span><text:span text:style-name="T2">s</text:span><text:span text:style-name="T2">o</text:span><text:span text:style-name="T2">n </text:span><text:span text:style-name="T2">E</text:span><text:span text:style-name="T2">l</text:span><text:span text:style-name="T2">h</text:span><text:span text:style-name="T2">a</text:span><text:span text:style-name="T2">g</text:span><text:span text:style-name="T2">e</text:span><text:span text:style-name="T2">, </text:span><text:span text:style-name="T2">K</text:span><text:span text:style-name="T2">e</text:span><text:span text:style-name="T2">e</text:span><text:span text:style-name="T2">g</text:span><text:span text:style-name="T2">a</text:span><text:span text:style-name="T2">n </text:span><text:span text:style-name="T2">M</text:span><text:span text:style-name="T2">c</text:span><text:span text:style-name="T2">A</text:span><text:span text:style-name="T2">l</text:span><text:span text:style-name="T2">l</text:span><text:span text:style-name="T2">i</text:span><text:span text:style-name="T2">s</text:span><text:span text:style-name="T2">t</text:span><text:span text:style-name="T2">e</text:span><text:span text:style-name="T2">r</text:span><text:span text:style-name="T2">, </text:span><text:span text:style-name="T2">M</text:span><text:span text:style-name="T2">i</text:span><text:span text:style-name="T2">k</text:span><text:span text:style-name="T2">e </text:span><text:span text:style-name="T2">P</text:span><text:span text:style-name="T2">h</text:span><text:span text:style-name="T2">i</text:span><text:span text:style-name="T2">l</text:span><text:span text:style-name="T2">l</text:span><text:span text:style-name="T2">i</text:span><text:span text:style-name="T2">p</text:span><text:span text:style-name="T2">s</text:span><text:span text:style-name="T2">,</text:span><text:span text:style-name="T2"><text:line-break/></text:span><text:span text:style-name="T2">A</text:span><text:span text:style-name="T2">l</text:span><text:span text:style-name="T2">e</text:span><text:span text:style-name="T2">x </text:span><text:span text:style-name="T2">V</text:span><text:span text:style-name="T2">a</text:span><text:span text:style-name="T2">n</text:span><text:span text:style-name="T2">d</text:span><text:span text:style-name="T2">i</text:span><text:span text:style-name="T2">v</text:span><text:span text:style-name="T2">e</text:span><text:span text:style-name="T2">r</text:span><text:span text:style-name="T2">, </text:span><text:span text:style-name="T2">B</text:span><text:span text:style-name="T2">e</text:span><text:span text:style-name="T2">n </text:span><text:span text:style-name="T2">V</text:span><text:span text:style-name="T2">a</text:span><text:span text:style-name="T2">n</text:span><text:span text:style-name="T2">d</text:span><text:span text:style-name="T2">i</text:span><text:span text:style-name="T2">v</text:span><text:span text:style-name="T2">e</text:span><text:span text:style-name="T2">r</text:span><text:span text:style-name="T2">, </text:span><text:span text:style-name="T2">L</text:span><text:span text:style-name="T2">e</text:span><text:span text:style-name="T2">o</text:span><text:span text:style-name="T2">n </text:span><text:span text:style-name="T2">S</text:span><text:span text:style-name="T2">h</text:span><text:span text:style-name="T2">e</text:span><text:span text:style-name="T2">n </text:span><text:span text:style-name="T2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13.327cm" svg:height="9.997cm" svg:x="3.501cm" svg:y="2.002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4.909cm" svg:height="12cm" svg:x="2.702cm" svg:y="12.664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1.59cm" svg:height="4.234cm" svg:x="1.058cm" svg:y="1.058cm">
          <text:list text:style-name="L2">
            <text:list-header>
              <text:p text:style-name="P8"><text:span text:style-name="T5">In</text:span><text:span text:style-name="T5">te</text:span><text:span text:style-name="T5">rp</text:span><text:span text:style-name="T5">re</text:span><text:span text:style-name="T5">ta</text:span><text:span text:style-name="T5">ti</text:span><text:span text:style-name="T5">o</text:span><text:span text:style-name="T5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0.381cm" svg:height="12.276cm" svg:x="1.482cm" svg:y="5.927cm">
          <text:list text:style-name="L4">
            <text:list-item>
              <text:p text:style-name="P9"><text:span text:style-name="T6">Parts </text:span><text:span text:style-name="T6">of an </text:span><text:span text:style-name="T6">interpre</text:span><text:span text:style-name="T6">ter</text:span></text:p>
            </text:list-item>
            <text:list-item>
              <text:p text:style-name="P9"><text:span text:style-name="T6">Meta-</text:span><text:span text:style-name="T6">circular </text:span><text:span text:style-name="T6">Evaluat</text:span><text:span text:style-name="T6">or </text:span><text:span text:style-name="T6">(Sche</text:span><text:span text:style-name="T6">me-in-</text:span><text:span text:style-name="T6">schem</text:span><text:span text:style-name="T6">e!)</text:span></text:p>
            </text:list-item>
            <text:list-item>
              <text:p text:style-name="P9"><text:span text:style-name="T6">A slight </text:span><text:span text:style-name="T6">variatio</text:span><text:span text:style-name="T6">n: </text:span><text:span text:style-name="T6">dynami</text:span><text:span text:style-name="T6">c </text:span><text:span text:style-name="T6">scopin</text:span><text:span text:style-name="T6">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13.339cm" svg:height="10.006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1.59cm" svg:height="2.329cm" svg:x="1.058cm" svg:y="0.423cm">
          <text:list text:style-name="L2">
            <text:list-header>
              <text:p text:style-name="P8"><text:span text:style-name="T5">What is an interprete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6.985cm" svg:height="5.715cm" svg:x="8.89cm" svg:y="6.985cm">
          <text:list text:style-name="L2">
            <text:list-header>
              <text:p text:style-name="P10"><text:span text:style-name="T6">Interpre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2" draw:id="id12">
          <draw:line draw:style-name="gr9" draw:text-style-name="P12" draw:layer="layout" svg:x1="5.077cm" svg:y1="9.521cm" svg:x2="8.88cm" svg:y2="9.521cm">
            <text:p/>
          </draw:line>
          <draw:custom-shape draw:style-name="gr10" draw:text-style-name="P2" draw:layer="layout" svg:width="5.662cm" svg:height="2.275cm" svg:x="1.27cm" svg:y="8.255cm">
            <text:list text:style-name="L2">
              <text:list-header>
                <text:p text:style-name="P10"><text:span text:style-name="T6">Description of</text:span></text:p>
                <text:p text:style-name="P10"><text:span text:style-name="T6">Compu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3" draw:id="id13">
          <draw:line draw:style-name="gr9" draw:text-style-name="P12" draw:layer="layout" svg:x1="15.875cm" svg:y1="9.525cm" svg:x2="19.681cm" svg:y2="9.525cm">
            <text:p/>
          </draw:line>
          <draw:custom-shape draw:style-name="gr10" draw:text-style-name="P2" draw:layer="layout" svg:width="3.316cm" svg:height="1.257cm" svg:x="20.17cm" svg:y="8.894cm">
            <text:list text:style-name="L2">
              <text:list-header>
                <text:p text:style-name="P10"><text:span text:style-name="T6">Resul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xml:id="id14" draw:id="id14" draw:layer="layout" svg:width="7.62cm" svg:height="2.284cm" svg:x="8.89cm" svg:y="13.335cm">
          <text:list text:style-name="L2">
            <text:list-header>
              <text:p text:style-name="P10"><text:span text:style-name="T6">Update of internal stat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13.339cm" svg:height="10.006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Why do we need an interprete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xml:id="id15" text:id="id15" text:style-name="P13"><text:span text:style-name="T10">Abstractions let us bury details and focus on use of modules to solve large systems</text:span></text:p>
            </text:list-item>
            <text:list-item>
              <text:p xml:id="id16" text:id="id16" text:style-name="P13"><text:span text:style-name="T10">We need a process to unwind abstractions at execution time to deduce meaning</text:span></text:p>
            </text:list-item>
            <text:list-item>
              <text:p xml:id="id17" text:id="id17" text:style-name="P13"><text:span text:style-name="T10">We have already seen such a process – </text:span><text:span text:style-name="T11">the Environment Model</text:span></text:p>
            </text:list-item>
            <text:list-item>
              <text:p xml:id="id18" text:id="id18" text:style-name="P13"><text:span text:style-name="T10">Now want to describe that process as a procedure</text:span></text:p>
            </text:list-item>
          </text:list>
          <text:list text:style-name="L2">
            <text:list-header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1.694cm" svg:x="1.058cm" svg:y="0.423cm">
          <text:list text:style-name="L2">
            <text:list-header>
              <text:p text:style-name="P10"><text:span text:style-name="T9">Stages of an interpr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xml:id="id20" draw:id="id20" draw:layer="layout" svg:width="11.678cm" svg:height="1.277cm" svg:x="11.483cm" svg:y="2.328cm">
          <text:list text:style-name="L2">
            <text:list-header>
              <text:p text:style-name="P10"><text:span text:style-name="T2">"(average 40 (+ 5 5))"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" draw:id="id21">
          <draw:custom-shape draw:style-name="gr16" draw:text-style-name="P2" draw:layer="layout" svg:width="1.01cm" svg:height="1.277cm" svg:x="9.99cm" svg:y="4.577cm">
            <text:list text:style-name="L2">
              <text:list-header>
                <text:p text:style-name="P10"><text:span text:style-name="T2">(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4.058cm" svg:height="1.277cm" svg:x="11.996cm" svg:y="4.577cm">
            <text:list text:style-name="L2">
              <text:list-header>
                <text:p text:style-name="P10"><text:span text:style-name="T2">averag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518cm" svg:height="1.277cm" svg:x="16.975cm" svg:y="4.577cm">
            <text:list text:style-name="L2">
              <text:list-header>
                <text:p text:style-name="P10"><text:span text:style-name="T2">4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9.092cm" svg:y="4.577cm">
            <text:list text:style-name="L2">
              <text:list-header>
                <text:p text:style-name="P10"><text:span text:style-name="T2">(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1.794cm" svg:y="6.482cm">
            <text:list text:style-name="L2">
              <text:list-header>
                <text:p text:style-name="P10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3.8cm" svg:y="6.482cm">
            <text:list text:style-name="L2">
              <text:list-header>
                <text:p text:style-name="P10"><text:span text:style-name="T2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5.811cm" svg:y="6.482cm">
            <text:list text:style-name="L2">
              <text:list-header>
                <text:p text:style-name="P10"><text:span text:style-name="T2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7.822cm" svg:y="6.478cm">
            <text:list text:style-name="L2">
              <text:list-header>
                <text:p text:style-name="P10"><text:span text:style-name="T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01cm" svg:height="1.277cm" svg:x="19.833cm" svg:y="6.482cm">
            <text:list text:style-name="L2">
              <text:list-header>
                <text:p text:style-name="P10"><text:span text:style-name="T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2" draw:id="id22">
          <draw:g>
            <draw:custom-shape draw:style-name="gr17" draw:text-style-name="P2" draw:layer="layout" svg:width="1.967cm" svg:height="0.97cm" svg:x="13.71cm" svg:y="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14.693cm" svg:y1="8.687cm" svg:x2="14.693cm" svg:y2="9.657cm">
              <text:p/>
            </draw:line>
          </draw:g>
          <draw:g>
            <draw:custom-shape draw:style-name="gr17" draw:text-style-name="P2" draw:layer="layout" svg:width="1.971cm" svg:height="0.97cm" svg:x="16.867cm" svg:y="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17.855cm" svg:y1="8.687cm" svg:x2="17.855cm" svg:y2="9.657cm">
              <text:p/>
            </draw:line>
          </draw:g>
          <draw:line draw:style-name="gr19" draw:text-style-name="P12" draw:layer="layout" svg:x1="14.168cm" svg:y1="9.177cm" svg:x2="14.168cm" svg:y2="10.879cm">
            <text:p/>
          </draw:line>
          <draw:line draw:style-name="gr20" draw:text-style-name="P12" draw:layer="layout" svg:x1="17.335cm" svg:y1="9.177cm" svg:x2="17.335cm" svg:y2="10.879cm">
            <text:p/>
          </draw:line>
          <draw:line draw:style-name="gr21" draw:text-style-name="P12" draw:layer="layout" svg:x1="15.205cm" svg:y1="9.146cm" svg:x2="16.801cm" svg:y2="9.146cm">
            <text:p/>
          </draw:line>
          <draw:line draw:style-name="gr18" draw:text-style-name="P12" draw:layer="layout" svg:x1="17.793cm" svg:y1="9.661cm" svg:x2="18.838cm" svg:y2="8.682cm">
            <text:p/>
          </draw:line>
          <draw:custom-shape draw:style-name="gr22" draw:text-style-name="P16" draw:layer="layout" svg:width="1.288cm" svg:height="0.975cm" svg:x="13.511cm" svg:y="10.883cm">
            <text:list text:style-name="L6">
              <text:list-header>
                <text:p text:style-name="P15"><text:span text:style-name="T12">40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2" draw:layer="layout" svg:width="1.967cm" svg:height="0.97cm" svg:x="10.535cm" svg:y="8.6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11.518cm" svg:y1="8.678cm" svg:x2="11.518cm" svg:y2="9.648cm">
              <text:p/>
            </draw:line>
          </draw:g>
          <draw:line draw:style-name="gr23" draw:text-style-name="P12" draw:layer="layout" svg:x1="10.998cm" svg:y1="9.163cm" svg:x2="10.998cm" svg:y2="10.87cm">
            <text:p/>
          </draw:line>
          <draw:custom-shape draw:style-name="gr24" draw:text-style-name="P16" draw:layer="layout" svg:width="3.805cm" svg:height="2.077cm" svg:x="9.102cm" svg:y="11.086cm">
            <text:list text:style-name="L2">
              <text:list-header>
                <text:p text:style-name="P15"><text:span text:style-name="T2">symbol</text:span><text:span text:style-name="T2"><text:line-break/></text:span><text:span text:style-name="T2">average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12" draw:layer="layout" svg:x1="12.114cm" svg:y1="9.137cm" svg:x2="13.71cm" svg:y2="9.137cm">
            <text:p/>
          </draw:line>
          <draw:g>
            <draw:custom-shape draw:style-name="gr17" draw:text-style-name="P2" draw:layer="layout" svg:width="1.972cm" svg:height="0.97cm" svg:x="20.055cm" svg:y="10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21.043cm" svg:y1="10.857cm" svg:x2="21.043cm" svg:y2="11.827cm">
              <text:p/>
            </draw:line>
          </draw:g>
          <draw:g>
            <draw:custom-shape draw:style-name="gr17" draw:text-style-name="P2" draw:layer="layout" svg:width="1.967cm" svg:height="0.97cm" svg:x="23.217cm" svg:y="10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24.201cm" svg:y1="10.857cm" svg:x2="24.201cm" svg:y2="11.827cm">
              <text:p/>
            </draw:line>
          </draw:g>
          <draw:line draw:style-name="gr26" draw:text-style-name="P12" draw:layer="layout" svg:x1="20.523cm" svg:y1="11.342cm" svg:x2="20.523cm" svg:y2="13.048cm">
            <text:p/>
          </draw:line>
          <draw:line draw:style-name="gr27" draw:text-style-name="P12" draw:layer="layout" svg:x1="23.68cm" svg:y1="11.342cm" svg:x2="23.68cm" svg:y2="13.048cm">
            <text:p/>
          </draw:line>
          <draw:line draw:style-name="gr28" draw:text-style-name="P12" draw:layer="layout" svg:x1="21.555cm" svg:y1="11.315cm" svg:x2="23.147cm" svg:y2="11.315cm">
            <text:p/>
          </draw:line>
          <draw:line draw:style-name="gr18" draw:text-style-name="P12" draw:layer="layout" svg:x1="24.143cm" svg:y1="11.83cm" svg:x2="25.184cm" svg:y2="10.851cm">
            <text:p/>
          </draw:line>
          <draw:custom-shape draw:style-name="gr29" draw:text-style-name="P16" draw:layer="layout" svg:width="1.292cm" svg:height="0.974cm" svg:x="19.857cm" svg:y="13.053cm">
            <text:list text:style-name="L6">
              <text:list-header>
                <text:p text:style-name="P15"><text:span text:style-name="T12">5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2" draw:layer="layout" svg:width="1.967cm" svg:height="0.97cm" svg:x="16.885cm" svg:y="10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8" draw:text-style-name="P12" draw:layer="layout" svg:x1="17.868cm" svg:y1="10.848cm" svg:x2="17.868cm" svg:y2="11.818cm">
              <text:p/>
            </draw:line>
          </draw:g>
          <draw:line draw:style-name="gr30" draw:text-style-name="P12" draw:layer="layout" svg:x1="17.343cm" svg:y1="11.333cm" svg:x2="17.343cm" svg:y2="13.035cm">
            <text:p/>
          </draw:line>
          <draw:custom-shape draw:style-name="gr31" draw:text-style-name="P16" draw:layer="layout" svg:width="4.652cm" svg:height="1.076cm" svg:x="14.605cm" svg:y="13.04cm">
            <text:list text:style-name="L2">
              <text:list-header>
                <text:p text:style-name="P15"><text:span text:style-name="T2">symbol +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12" draw:layer="layout" svg:x1="18.459cm" svg:y1="11.307cm" svg:x2="20.055cm" svg:y2="11.307cm">
            <text:p/>
          </draw:line>
          <draw:custom-shape draw:style-name="gr33" draw:text-style-name="P16" draw:layer="layout" svg:width="1.288cm" svg:height="0.979cm" svg:x="23.001cm" svg:y="12.96cm">
            <text:list text:style-name="L6">
              <text:list-header>
                <text:p text:style-name="P15"><text:span text:style-name="T12">5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2" draw:layer="layout" svg:x1="9.185cm" svg:y1="9.141cm" svg:x2="10.491cm" svg:y2="9.141cm">
            <text:p/>
          </draw:line>
          <draw:custom-shape draw:style-name="gr35" draw:text-style-name="P18" draw:layer="layout" svg:width="6.096cm" svg:height="3.008cm" svg:x="1.778cm" svg:y="11.176cm">
            <text:list text:style-name="L2">
              <text:list-item>
                <text:p text:style-name="P17"><text:span text:style-name="T13">average: &lt;proc&gt;</text:span></text:p>
              </text:list-item>
              <text:list-item>
                <text:p text:style-name="P17"><text:span text:style-name="T13">+: <text:s text:c="6"/>&lt;proc&gt;</text:span></text:p>
              </text:list-item>
              <text:list-item>
                <text:p text:style-name="P17"><text:span text:style-name="T13">...</text:span></text:p>
                <text:p text:style-name="P17"><text:span text:style-name="T1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2" xml:id="id23" draw:id="id23" draw:layer="layout" svg:width="1.518cm" svg:height="1.277cm" svg:x="13.763cm" svg:y="15.24cm">
          <text:list text:style-name="L6">
            <text:list-header>
              <text:p text:style-name="P10"><text:span text:style-name="T12">2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9.15cm" svg:height="1.797cm" svg:x="0.238cm" svg:y="2.117cm">
          <text:list text:style-name="L1">
            <text:list-header>
              <text:p text:style-name="P10"><text:span text:style-name="T14">Lexical analyz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6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4.078cm" svg:height="1.805cm" svg:x="2.769cm" svg:y="5.08cm">
          <text:list text:style-name="L1">
            <text:list-header>
              <text:p text:style-name="P10"><text:span text:style-name="T14">Pars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4.586cm" svg:height="1.805cm" svg:x="2.518cm" svg:y="14.817cm">
          <text:list text:style-name="L1">
            <text:list-header>
              <text:p text:style-name="P10"><text:span text:style-name="T14">Prin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24" draw:id="id24" draw:layer="layout" svg:width="2.534cm" svg:height="1.277cm" svg:x="13.128cm" svg:y="17.568cm">
          <text:list text:style-name="L2">
            <text:list-header>
              <text:p text:style-name="P10"><text:span text:style-name="T2">"25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7" draw:text-style-name="P12" draw:layer="layout" svg:x1="24.345cm" svg:y1="4.233cm" svg:x2="0.63cm" svg:y2="4.238cm">
          <text:p/>
        </draw:line>
        <draw:line draw:style-name="gr37" draw:text-style-name="P12" draw:layer="layout" svg:x1="24.345cm" svg:y1="8.255cm" svg:x2="0.63cm" svg:y2="8.259cm">
          <text:p/>
        </draw:line>
        <draw:line draw:style-name="gr37" draw:text-style-name="P12" draw:layer="layout" svg:x1="24.345cm" svg:y1="14.393cm" svg:x2="0.63cm" svg:y2="14.398cm">
          <text:p/>
        </draw:line>
        <draw:line draw:style-name="gr37" draw:text-style-name="P12" draw:layer="layout" svg:x1="24.345cm" svg:y1="17.145cm" svg:x2="0.63cm" svg:y2="17.149cm">
          <text:p/>
        </draw:line>
        <draw:custom-shape draw:style-name="gr16" draw:text-style-name="P2" xml:id="id19" draw:id="id19" draw:layer="layout" svg:width="7.656cm" svg:height="1.277cm" svg:x="13.525cm" svg:y="0.56cm">
          <text:list text:style-name="L2">
            <text:list-header>
              <text:p text:style-name="P10"><text:span text:style-name="T10">input to each st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9" draw:layer="layout" svg:width="5.602cm" svg:height="1.805cm" svg:x="2.032cm" svg:y="9.117cm">
          <text:list text:style-name="L1">
            <text:list-header>
              <text:p text:style-name="P10"><text:span text:style-name="T14">Evaluato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5cm" svg:height="10.002cm" svg:x="3.492cm" svg:y="2.001cm" draw:page-number="5" presentation:class="page"/>
          <draw:frame presentation:style-name="pr1" draw:text-style-name="P6" draw:layer="layout" svg:width="14.909cm" svg:height="12cm" svg:x="2.702cm" svg:y="12.664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Role of each part of the interpr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4.342cm" svg:height="14.768cm" svg:x="1.058cm" svg:y="2.752cm">
          <text:list text:style-name="L7">
            <text:list-item>
              <text:p text:style-name="P13"><text:span text:style-name="T11">Lexical analyzer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break up input string into "words" called tokens</text:span></text:p>
                </text:list-item>
              </text:list>
            </text:list-item>
          </text:list>
          <text:list text:style-name="L7">
            <text:list-item>
              <text:p text:style-name="P13"><text:span text:style-name="T11">Parser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convert linear sequence of tokens to a tree</text:span></text:p>
                </text:list-item>
                <text:list-item>
                  <text:p text:style-name="P20"><text:span text:style-name="T15">like diagramming sentences in elementary school</text:span></text:p>
                </text:list-item>
                <text:list-item>
                  <text:p text:style-name="P20"><text:span text:style-name="T15">also convert self-evaluating tokens to their internal value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0"><text:span text:style-name="T15">e.g., </text:span><text:span text:style-name="T16">#f</text:span><text:span text:style-name="T15"> is converted to the internal false value 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3"><text:span text:style-name="T11">Evaluator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follow language rules to convert parse tree to a value</text:span></text:p>
                </text:list-item>
                <text:list-item>
                  <text:p text:style-name="P20"><text:span text:style-name="T15">read and modify the </text:span><text:span text:style-name="T17">environment </text:span><text:span text:style-name="T15">as needed</text:span></text:p>
                </text:list-item>
              </text:list>
            </text:list-item>
          </text:list>
          <text:list text:style-name="L7">
            <text:list-item>
              <text:p text:style-name="P13"><text:span text:style-name="T11">Printer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convert value to human-readable output string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6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Our interpre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Only write evaluator and environment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Use Scheme's </text:span><text:span text:style-name="T17">reader</text:span><text:span text:style-name="T15"> for lexical analysis and parsing</text:span></text:p>
                </text:list-item>
                <text:list-item>
                  <text:p text:style-name="P20"><text:span text:style-name="T15">Use Scheme's </text:span><text:span text:style-name="T17">printer</text:span><text:span text:style-name="T15"> for output</text:span></text:p>
                </text:list-item>
                <text:list-item>
                  <text:p text:style-name="P20"><text:span text:style-name="T15">To do this, our language must resemble Scheme</text:span></text:p>
                </text:list-item>
              </text:list>
            </text:list-item>
          </text:list>
          <text:list text:style-name="L2">
            <text:list-header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7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The Metacircular Evalu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5.129cm" svg:x="1.058cm" svg:y="2.752cm">
          <text:list text:style-name="L5">
            <text:list-item>
              <text:p text:style-name="P21"><text:span text:style-name="T10">And now a complete Scheme interpreter written in Scheme</text:span></text:p>
            </text:list-item>
            <text:list-item>
              <text:p text:style-name="P21"><text:span text:style-name="T10">Why?</text:span></text:p>
            </text:list-item>
          </text:list>
          <text:list text:style-name="L8">
            <text:list-item>
              <text:list>
                <text:list-item>
                  <text:p text:style-name="P22"><text:span text:style-name="T15">An interpreter makes things explicit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2"><text:span text:style-name="T18">e.g., procedures and procedure application in the environment model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2"><text:span text:style-name="T15">Provides a precise definition for what the Scheme language means</text:span></text:p>
                </text:list-item>
                <text:list-item>
                  <text:p text:style-name="P22"><text:span text:style-name="T15">Describing a process in a computer language forces precision and completeness</text:span></text:p>
                </text:list-item>
                <text:list-item>
                  <text:p text:style-name="P22"><text:span text:style-name="T15">Sets the foundation for exploring variants of Scheme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2"><text:span text:style-name="T18">Today: lexical vs. dynamic scoping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header>
                      <text:p text:style-name="P23"><text:span text:style-name="T15"/></text:p>
                    </text:list-header>
                  </text:list>
                </text:list-item>
              </text:list>
            </text:list-item>
          </text:list>
          <text:list text:style-name="L2">
            <text:list-header>
              <text:p text:style-name="P24"><text:span text:style-name="T10"/></text:p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4" draw:layer="layout" svg:width="13.339cm" svg:height="10.006cm" svg:x="3.493cm" svg:y="2.002cm" draw:page-number="8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The Core Evalu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1.59cm" svg:height="4.74cm" svg:x="2.328cm" svg:y="11.642cm">
          <text:list text:style-name="L5">
            <text:list-item>
              <text:p xml:id="id26" text:id="id26" text:style-name="P13"><text:span text:style-name="T10">Core evaluator</text:span></text:p>
            </text:list-item>
          </text:list>
          <text:list text:style-name="L8">
            <text:list-item>
              <text:list>
                <text:list-item>
                  <text:p xml:id="id27" text:id="id27" text:style-name="P20"><text:span text:style-name="T15">eval: evaluate expression by dispatching on type</text:span></text:p>
                </text:list-item>
                <text:list-item>
                  <text:p xml:id="id28" text:id="id28" text:style-name="P20"><text:span text:style-name="T15">apply: apply procedure to argument values by evaluating procedure body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39" draw:text-style-name="P2" draw:layer="layout" svg:width="5.288cm" svg:height="3.171cm" svg:x="18.838cm" svg:y="1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037cm" svg:height="2.293cm" svg:x="19.462cm" svg:y="1.715cm">
            <text:list text:style-name="L2">
              <text:list-header>
                <text:p text:style-name="P25"><text:span text:style-name="T19">eval/apply</text:span><text:span text:style-name="T19"><text:line-break/></text:span><text:span text:style-name="T19">co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1.137cm" svg:height="1.277cm" svg:x="18.312cm" svg:y="1.058cm">
            <text:list text:style-name="L2">
              <text:list-header>
                <text:p text:style-name="P26"><text:span text:style-name="T19">1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5" draw:id="id25">
          <draw:custom-shape draw:style-name="gr40" draw:text-style-name="P27" draw:layer="layout" svg:width="2.112cm" svg:height="6.345cm" draw:transform="rotate (-3.14159265358979) translate (7.827cm 9.731cm)">
            <text:p/>
            <draw:enhanced-geometry svg:viewBox="0 0 21600 21600" draw:glue-points="0 ?f15 ?f2 ?f11 0 ?f8 ?f2 ?f13 ?f21 ?f16" draw:text-areas="?f43 ?f41 ?f44 ?f42" draw:type="mso-spt103" draw:modifiers="12960 19440 7200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  <draw:equation draw:name="f0" draw:formula="$0 "/>
              <draw:equation draw:name="f1" draw:formula="$1 "/>
              <draw:equation draw:name="f2" draw:formula="$2 "/>
              <draw:equation draw:name="f3" draw:formula="$0 +21600-$1 "/>
              <draw:equation draw:name="f4" draw:formula="?f3 /2"/>
              <draw:equation draw:name="f5" draw:formula="$1 +$1 -21600"/>
              <draw:equation draw:name="f6" draw:formula="?f5 +$1 -$0 "/>
              <draw:equation draw:name="f7" draw:formula="?f6 /2"/>
              <draw:equation draw:name="f8" draw:formula="(21600+$0 )/2"/>
              <draw:equation draw:name="f9" draw:formula="?f4 *sqrt(1-($2 /21600)*($2 /21600))"/>
              <draw:equation draw:name="f10" draw:formula="?f4 +?f9 "/>
              <draw:equation draw:name="f11" draw:formula="?f10 +$1 -21600"/>
              <draw:equation draw:name="f12" draw:formula="?f7 +?f9 "/>
              <draw:equation draw:name="f13" draw:formula="?f11 +21600-$0 "/>
              <draw:equation draw:name="f14" draw:formula="?f5 -$0 "/>
              <draw:equation draw:name="f15" draw:formula="?f14 /2"/>
              <draw:equation draw:name="f16" draw:formula="(?f4 +?f7 )/2"/>
              <draw:equation draw:name="f17" draw:formula="$0 +$1 -21600"/>
              <draw:equation draw:name="f18" draw:formula="?f17 /2"/>
              <draw:equation draw:name="f19" draw:formula="?f16 -?f18 "/>
              <draw:equation draw:name="f20" draw:formula="21600"/>
              <draw:equation draw:name="f21" draw:formula="21600"/>
              <draw:equation draw:name="f22" draw:formula="-21600"/>
              <draw:equation draw:name="f23" draw:formula="?f16 -?f4 "/>
              <draw:equation draw:name="f24" draw:formula="21600*sqrt(1-(?f23 /?f4 )*(?f23 /?f4 ))"/>
              <draw:equation draw:name="f25" draw:formula="?f8 +128"/>
              <draw:equation draw:name="f26" draw:formula="?f5 /2"/>
              <draw:equation draw:name="f27" draw:formula="?f5 -128"/>
              <draw:equation draw:name="f28" draw:formula="$0 +?f16 -?f11 "/>
              <draw:equation draw:name="f29" draw:formula="21600-$0 "/>
              <draw:equation draw:name="f30" draw:formula="?f29 /2"/>
              <draw:equation draw:name="f31" draw:formula="21600*21600"/>
              <draw:equation draw:name="f32" draw:formula="$2 *$2 "/>
              <draw:equation draw:name="f33" draw:formula="?f31 -?f32 "/>
              <draw:equation draw:name="f34" draw:formula="sqrt(?f33 )"/>
              <draw:equation draw:name="f35" draw:formula="?f34 +21600"/>
              <draw:equation draw:name="f36" draw:formula="21600*21600/?f35 "/>
              <draw:equation draw:name="f37" draw:formula="?f36 +64"/>
              <draw:equation draw:name="f38" draw:formula="$0 /2"/>
              <draw:equation draw:name="f39" draw:formula="21600*sqrt(1-(?f30 /?f38 )*(?f30 /?f38 ))"/>
              <draw:equation draw:name="f40" draw:formula="?f39 -64"/>
              <draw:equation draw:name="f41" draw:formula="?f4 /2"/>
              <draw:equation draw:name="f42" draw:formula="$1 -?f41 "/>
              <draw:equation draw:name="f43" draw:formula="21600*2195/16384"/>
              <draw:equation draw:name="f44" draw:formula="21600*14189/16384"/>
              <draw:handle draw:handle-position="left $0" draw:handle-range-x-minimum="0" draw:handle-range-x-maximum="10800" draw:handle-range-y-minimum="?f37" draw:handle-range-y-maximum="?f27"/>
              <draw:handle draw:handle-position="left $1" draw:handle-range-x-minimum="0" draw:handle-range-x-maximum="10800" draw:handle-range-y-minimum="?f25" draw:handle-range-y-maximum="?f20"/>
              <draw:handle draw:handle-position="$2 21600" draw:handle-range-x-minimum="0" draw:handle-range-x-maximum="?f40" draw:handle-range-y-minimum="3375" draw:handle-range-y-maximum="21600"/>
            </draw:enhanced-geometry>
          </draw:custom-shape>
          <draw:custom-shape draw:style-name="gr40" draw:text-style-name="P27" draw:layer="layout" svg:width="2.112cm" svg:height="6.345cm" svg:x="11.642cm" svg:y="4.022cm">
            <text:p/>
            <draw:enhanced-geometry svg:viewBox="0 0 21600 21600" draw:glue-points="0 ?f15 ?f2 ?f11 0 ?f8 ?f2 ?f13 ?f21 ?f16" draw:text-areas="?f43 ?f41 ?f44 ?f42" draw:type="mso-spt103" draw:modifiers="12960 19440 7200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  <draw:equation draw:name="f0" draw:formula="$0 "/>
              <draw:equation draw:name="f1" draw:formula="$1 "/>
              <draw:equation draw:name="f2" draw:formula="$2 "/>
              <draw:equation draw:name="f3" draw:formula="$0 +21600-$1 "/>
              <draw:equation draw:name="f4" draw:formula="?f3 /2"/>
              <draw:equation draw:name="f5" draw:formula="$1 +$1 -21600"/>
              <draw:equation draw:name="f6" draw:formula="?f5 +$1 -$0 "/>
              <draw:equation draw:name="f7" draw:formula="?f6 /2"/>
              <draw:equation draw:name="f8" draw:formula="(21600+$0 )/2"/>
              <draw:equation draw:name="f9" draw:formula="?f4 *sqrt(1-($2 /21600)*($2 /21600))"/>
              <draw:equation draw:name="f10" draw:formula="?f4 +?f9 "/>
              <draw:equation draw:name="f11" draw:formula="?f10 +$1 -21600"/>
              <draw:equation draw:name="f12" draw:formula="?f7 +?f9 "/>
              <draw:equation draw:name="f13" draw:formula="?f11 +21600-$0 "/>
              <draw:equation draw:name="f14" draw:formula="?f5 -$0 "/>
              <draw:equation draw:name="f15" draw:formula="?f14 /2"/>
              <draw:equation draw:name="f16" draw:formula="(?f4 +?f7 )/2"/>
              <draw:equation draw:name="f17" draw:formula="$0 +$1 -21600"/>
              <draw:equation draw:name="f18" draw:formula="?f17 /2"/>
              <draw:equation draw:name="f19" draw:formula="?f16 -?f18 "/>
              <draw:equation draw:name="f20" draw:formula="21600"/>
              <draw:equation draw:name="f21" draw:formula="21600"/>
              <draw:equation draw:name="f22" draw:formula="-21600"/>
              <draw:equation draw:name="f23" draw:formula="?f16 -?f4 "/>
              <draw:equation draw:name="f24" draw:formula="21600*sqrt(1-(?f23 /?f4 )*(?f23 /?f4 ))"/>
              <draw:equation draw:name="f25" draw:formula="?f8 +128"/>
              <draw:equation draw:name="f26" draw:formula="?f5 /2"/>
              <draw:equation draw:name="f27" draw:formula="?f5 -128"/>
              <draw:equation draw:name="f28" draw:formula="$0 +?f16 -?f11 "/>
              <draw:equation draw:name="f29" draw:formula="21600-$0 "/>
              <draw:equation draw:name="f30" draw:formula="?f29 /2"/>
              <draw:equation draw:name="f31" draw:formula="21600*21600"/>
              <draw:equation draw:name="f32" draw:formula="$2 *$2 "/>
              <draw:equation draw:name="f33" draw:formula="?f31 -?f32 "/>
              <draw:equation draw:name="f34" draw:formula="sqrt(?f33 )"/>
              <draw:equation draw:name="f35" draw:formula="?f34 +21600"/>
              <draw:equation draw:name="f36" draw:formula="21600*21600/?f35 "/>
              <draw:equation draw:name="f37" draw:formula="?f36 +64"/>
              <draw:equation draw:name="f38" draw:formula="$0 /2"/>
              <draw:equation draw:name="f39" draw:formula="21600*sqrt(1-(?f30 /?f38 )*(?f30 /?f38 ))"/>
              <draw:equation draw:name="f40" draw:formula="?f39 -64"/>
              <draw:equation draw:name="f41" draw:formula="?f4 /2"/>
              <draw:equation draw:name="f42" draw:formula="$1 -?f41 "/>
              <draw:equation draw:name="f43" draw:formula="21600*2195/16384"/>
              <draw:equation draw:name="f44" draw:formula="21600*14189/16384"/>
              <draw:handle draw:handle-position="left $0" draw:handle-range-x-minimum="0" draw:handle-range-x-maximum="10800" draw:handle-range-y-minimum="?f37" draw:handle-range-y-maximum="?f27"/>
              <draw:handle draw:handle-position="left $1" draw:handle-range-x-minimum="0" draw:handle-range-x-maximum="10800" draw:handle-range-y-minimum="?f25" draw:handle-range-y-maximum="?f20"/>
              <draw:handle draw:handle-position="$2 21600" draw:handle-range-x-minimum="0" draw:handle-range-x-maximum="?f40" draw:handle-range-y-minimum="3375" draw:handle-range-y-maximum="21600"/>
            </draw:enhanced-geometry>
          </draw:custom-shape>
          <draw:custom-shape draw:style-name="gr11" draw:text-style-name="P2" draw:layer="layout" svg:width="3.043cm" svg:height="1.261cm" svg:x="8.383cm" svg:y="3.81cm">
            <text:list text:style-name="L2">
              <text:list-header>
                <text:p text:style-name="P10"><text:span text:style-name="T20">app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2.542cm" svg:height="1.261cm" svg:x="8.634cm" svg:y="8.383cm">
            <text:list text:style-name="L2">
              <text:list-header>
                <text:p text:style-name="P10"><text:span text:style-name="T20">ev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2.28cm" svg:height="1.941cm" svg:x="6.606cm" svg:y="5.675cm">
            <text:list text:style-name="L2">
              <text:list-header>
                <text:p text:style-name="P10"><text:span text:style-name="T21">proc</text:span></text:p>
                <text:p text:style-name="P10"><text:span text:style-name="T21">arg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2.28cm" svg:height="1.94cm" svg:x="11.43cm" svg:y="5.843cm">
            <text:list text:style-name="L2">
              <text:list-header>
                <text:p text:style-name="P10"><text:span text:style-name="T21">env</text:span></text:p>
                <text:p text:style-name="P10"><text:span text:style-name="T21">exp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1" draw:text-style-name="P2" draw:layer="layout" svg:width="10.372cm" svg:height="5.976cm" svg:x="14.605cm" svg:y="5.08cm">
          <text:list text:style-name="L2">
            <text:list-header>
              <text:p xml:id="id29" text:id="id29" text:style-name="P28"><text:span text:style-name="T22">(define (square x)</text:span></text:p>
              <text:p xml:id="id30" text:id="id30" text:style-name="P28"><text:span text:style-name="T22"><text:s text:c="3"/></text:span><text:span text:style-name="T22">(* x x))</text:span></text:p>
              <text:p text:style-name="P28"><text:span text:style-name="T22"/></text:p>
              <text:p xml:id="id31" text:id="id31" text:style-name="P28"><text:span text:style-name="T22">(square 4)</text:span></text:p>
              <text:p text:style-name="P28"><text:span text:style-name="T22"/></text:p>
              <text:p text:style-name="P28"><text:span text:style-name="T22"/></text:p>
              <text:p xml:id="id32" text:id="id32" text:style-name="P28"><text:span text:style-name="T22"><text:s text:c="5"/></text:span><text:span text:style-name="T22">x = 4</text:span></text:p>
              <text:p text:style-name="P28"><text:span text:style-name="T22"/></text:p>
              <text:p xml:id="id34" text:id="id34" text:style-name="P28"><text:span text:style-name="T22"><text:s text:c="4"/></text:span><text:span text:style-name="T22">(* x x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" xml:id="id33" draw:id="id33" draw:layer="layout" svg:width="3.598cm" svg:height="1.27cm" svg:x="16.51cm" svg:y="8.6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9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0" draw:style-name="dp6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Building up a language..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5" draw:id="id35">
          <draw:custom-shape draw:style-name="gr39" draw:text-style-name="P2" draw:layer="layout" svg:width="5.287cm" svg:height="3.171cm" svg:x="7.938cm" svg:y="3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037cm" svg:height="2.293cm" svg:x="8.561cm" svg:y="4.044cm">
            <text:list text:style-name="L2">
              <text:list-header>
                <text:p text:style-name="P25"><text:span text:style-name="T19">eval/apply</text:span><text:span text:style-name="T19"><text:line-break/></text:span><text:span text:style-name="T19">co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1.137cm" svg:height="1.277cm" svg:x="7.411cm" svg:y="3.387cm">
            <text:list text:style-name="L2">
              <text:list-header>
                <text:p text:style-name="P26"><text:span text:style-name="T19">1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7" draw:id="id37">
          <draw:g>
            <draw:g>
              <draw:custom-shape draw:style-name="gr15" draw:text-style-name="P2" draw:layer="layout" svg:width="5.383cm" svg:height="2.293cm" svg:x="7.896cm" svg:y="11.734cm">
                <text:list text:style-name="L2">
                  <text:list-header>
                    <text:p text:style-name="P25"><text:span text:style-name="T19">primitives and</text:span></text:p>
                    <text:p text:style-name="P25"><text:span text:style-name="T19">initial env.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9" draw:text-style-name="P2" draw:layer="layout" svg:width="6.769cm" svg:height="2.747cm" svg:x="7.197cm" svg:y="11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5" draw:text-style-name="P2" draw:layer="layout" svg:width="1.137cm" svg:height="1.277cm" svg:x="6.564cm" svg:y="11.007cm">
              <text:list text:style-name="L2">
                <text:list-header>
                  <text:p text:style-name="P26"><text:span text:style-name="T19">4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15" draw:text-style-name="P2" draw:layer="layout" svg:width="4.981cm" svg:height="2.293cm" svg:x="8.091cm" svg:y="7.995cm">
                <text:list text:style-name="L2">
                  <text:list-header>
                    <text:p text:style-name="P25"><text:span text:style-name="T19">environment</text:span></text:p>
                    <text:p text:style-name="P25"><text:span text:style-name="T19">manipulation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9" draw:text-style-name="P2" draw:layer="layout" svg:width="6.769cm" svg:height="2.747cm" svg:x="7.197cm" svg:y="7.7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5" draw:text-style-name="P2" draw:layer="layout" svg:width="1.137cm" svg:height="1.277cm" svg:x="6.564cm" svg:y="7.197cm">
              <text:list text:style-name="L2">
                <text:list-header>
                  <text:p text:style-name="P26"><text:span text:style-name="T19">3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15" draw:text-style-name="P2" draw:layer="layout" svg:width="5.548cm" svg:height="2.293cm" svg:x="7.812cm" svg:y="15.474cm">
                <text:list text:style-name="L2">
                  <text:list-header>
                    <text:p text:style-name="P25"><text:span text:style-name="T19">read-eval-print</text:span></text:p>
                    <text:p text:style-name="P25"><text:span text:style-name="T19">loop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39" draw:text-style-name="P2" draw:layer="layout" svg:width="6.769cm" svg:height="2.747cm" svg:x="7.197cm" svg:y="15.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5" draw:text-style-name="P2" draw:layer="layout" svg:width="1.137cm" svg:height="1.277cm" svg:x="6.353cm" svg:y="14.817cm">
              <text:list text:style-name="L2">
                <text:list-header>
                  <text:p text:style-name="P26"><text:span text:style-name="T19">5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36" draw:id="id36">
          <draw:custom-shape draw:style-name="gr39" draw:text-style-name="P2" draw:layer="layout" svg:width="5.288cm" svg:height="2.959cm" svg:x="14.393cm" svg:y="3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223cm" svg:height="2.293cm" svg:x="14.93cm" svg:y="3.942cm">
            <text:list text:style-name="L2">
              <text:list-header>
                <text:p text:style-name="P25"><text:span text:style-name="T19">syntax</text:span></text:p>
                <text:p text:style-name="P25"><text:span text:style-name="T19">procedu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1.137cm" svg:height="1.277cm" svg:x="13.973cm" svg:y="3.175cm">
            <text:list text:style-name="L2">
              <text:list-header>
                <text:p text:style-name="P26"><text:span text:style-name="T19">2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10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624cm" svg:x="1.058cm" svg:y="0.273cm">
          <text:list text:style-name="L2">
            <text:list-header>
              <text:p text:style-name="P10"><text:span text:style-name="T9">Metacircular evaluator </text:span><text:span text:style-name="T9"><text:line-break/></text:span><text:span text:style-name="T9">(Scheme implemented in Schem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3.743cm" svg:height="13.215cm" svg:x="0.509cm" svg:y="2.963cm">
          <text:list text:style-name="L2">
            <text:list-header>
              <text:p text:style-name="P10"><text:span text:style-name="T13">(define (m-eval exp env)</text:span></text:p>
              <text:p text:style-name="P10"><text:span text:style-name="T13"><text:s/></text:span><text:span text:style-name="T13">(cond ((self-evaluating? exp) exp)</text:span></text:p>
              <text:p text:style-name="P29"><text:span text:style-name="T13"><text:s text:c="7"/></text:span><text:span text:style-name="T13">((variable? exp) (lookup-variable-value exp env))</text:span></text:p>
              <text:p text:style-name="P29"><text:span text:style-name="T13"><text:s text:c="7"/></text:span><text:span text:style-name="T13">((quoted? exp) (text-of-quotation exp))</text:span></text:p>
              <text:p text:style-name="P29"><text:span text:style-name="T13"><text:s text:c="7"/></text:span><text:span text:style-name="T13">((assignment? exp) (eval-assignment exp env))</text:span></text:p>
              <text:p text:style-name="P29"><text:span text:style-name="T13"><text:s text:c="7"/></text:span><text:span text:style-name="T13">((definition? exp) (eval-definition exp env))</text:span></text:p>
              <text:p text:style-name="P29"><text:span text:style-name="T13"><text:s text:c="7"/></text:span><text:span text:style-name="T13">((if? exp) (eval-if exp env))</text:span></text:p>
              <text:p text:style-name="P29"><text:span text:style-name="T13"><text:s text:c="7"/></text:span><text:span text:style-name="T13">((lambda? exp)</text:span></text:p>
              <text:p text:style-name="P29"><text:span text:style-name="T13"><text:s text:c="8"/></text:span><text:span text:style-name="T13">(make-procedure (lambda-parameters exp) </text:span></text:p>
              <text:p text:style-name="P17"><text:span text:style-name="T13"><text:s text:c="24"/></text:span><text:span text:style-name="T13">(lambda-body exp)</text:span></text:p>
              <text:p text:style-name="P17"><text:span text:style-name="T13"><text:s text:c="24"/></text:span><text:span text:style-name="T13">env))</text:span></text:p>
              <text:p text:style-name="P29"><text:span text:style-name="T13"><text:s text:c="7"/></text:span><text:span text:style-name="T13">((begin? exp) (eval-sequence (begin-actions exp) env))</text:span></text:p>
              <text:p text:style-name="P29"><text:span text:style-name="T13"><text:s text:c="7"/></text:span><text:span text:style-name="T13">((cond? exp) (m-eval (cond-&gt;if exp) env))</text:span></text:p>
              <text:p text:style-name="P29"><text:span text:style-name="T13"><text:s text:c="7"/></text:span><text:span text:style-name="T13">((application? exp)</text:span></text:p>
              <text:p text:style-name="P29"><text:span text:style-name="T13"><text:s text:c="8"/></text:span><text:span text:style-name="T13">(m-apply (m-eval (operator exp) env)</text:span></text:p>
              <text:p text:style-name="P29"><text:span text:style-name="T13"><text:s text:c="17"/></text:span><text:span text:style-name="T13">(list-of-values (operands exp) env)))</text:span></text:p>
              <text:p text:style-name="P29"><text:span text:style-name="T13"><text:tab/></text:span><text:span text:style-name="T13">(else (error "Unknown expression type -- 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8" draw:id="id38">
          <draw:custom-shape draw:style-name="gr39" draw:text-style-name="P2" draw:layer="layout" svg:width="18.623cm" svg:height="2.112cm" svg:x="3.498cm" svg:y="4.02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3.594cm" svg:height="1.108cm" svg:x="21.067cm" svg:y="2.963cm">
            <text:list text:style-name="L1">
              <text:list-header>
                <text:p text:style-name="P30"><text:span text:style-name="T23">primitiv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9" draw:id="id39">
          <draw:custom-shape draw:style-name="gr42" draw:text-style-name="P2" draw:layer="layout" svg:width="20.739cm" svg:height="6.985cm" svg:x="3.487cm" svg:y="6.13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31" draw:layer="layout" svg:width="4.652cm" svg:height="1.108cm" svg:x="19.997cm" svg:y="8.323cm">
            <text:list text:style-name="L6">
              <text:list-header>
                <text:p text:style-name="P30"><text:span text:style-name="T24">special form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0" draw:id="id40">
          <draw:custom-shape draw:style-name="gr44" draw:text-style-name="P2" draw:layer="layout" svg:width="19.68cm" svg:height="2.113cm" svg:x="3.487cm" svg:y="13.12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4.017cm" svg:height="1.108cm" svg:x="20.42cm" svg:y="13.335cm">
            <text:list text:style-name="L11">
              <text:list-header>
                <text:p text:style-name="P30"><text:span text:style-name="T25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5cm" svg:height="10.002cm" svg:x="3.492cm" svg:y="2.001cm" draw:page-number="11" presentation:class="page"/>
          <draw:frame presentation:style-name="pr1" draw:text-style-name="P6" draw:layer="layout" svg:width="14.909cm" svg:height="12cm" svg:x="2.702cm" svg:y="12.664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45" draw:text-style-name="P33" draw:layer="layout" svg:width="6.138cm" svg:height="0.847cm" svg:x="17.357cm" svg:y="17.78cm">
          <text:list text:style-name="L2">
            <text:list-header>
              <text:p text:style-name="P32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5" draw:layer="layout" svg:width="21.59cm" svg:height="2.329cm" svg:x="1.058cm" svg:y="0.423cm">
          <text:list text:style-name="L2">
            <text:list-header>
              <text:p text:style-name="P34"><text:span text:style-name="T9">Things to obser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40" draw:layer="layout" svg:width="23.495cm" svg:height="14.181cm" svg:x="1.058cm" svg:y="2.752cm">
          <text:list text:style-name="L12">
            <text:list-item>
              <text:p text:style-name="P36"><text:span text:style-name="T2">cond</text:span><text:span text:style-name="T10"> determines the expression type</text:span></text:p>
            </text:list-item>
          </text:list>
          <text:list text:style-name="L2">
            <text:list-header>
              <text:p text:style-name="P37"><text:span text:style-name="T10"/></text:p>
            </text:list-header>
          </text:list>
          <text:list text:style-name="L5">
            <text:list-item>
              <text:p text:style-name="P36"><text:span text:style-name="T10">No work to do on numbers</text:span></text:p>
            </text:list-item>
          </text:list>
          <text:list text:style-name="L8">
            <text:list-item>
              <text:list>
                <text:list-item>
                  <text:p text:style-name="P38"><text:span text:style-name="T15">Scheme's reader has already done the work</text:span></text:p>
                </text:list-item>
                <text:list-item>
                  <text:p text:style-name="P38"><text:span text:style-name="T15">It converts a sequence of characters like "24" to an </text:span><text:span text:style-name="T15">internal binary representation of the number 24</text:span></text:p>
                </text:list-item>
                <text:list-item>
                  <text:p text:style-name="P38"><text:span text:style-name="T15">…</text:span><text:span text:style-name="T15">self-evaluating!</text:span></text:p>
                </text:list-item>
              </text:list>
              <text:p text:style-name="P38"><text:span text:style-name="T15"/></text:p>
            </text:list-item>
          </text:list>
          <text:list text:style-name="L12">
            <text:list-item>
              <text:p text:style-name="P36"><text:span text:style-name="T10">Procedure application must be at the end of the </text:span><text:span text:style-name="T2">cond</text:span><text:span text:style-name="T10"> </text:span><text:span text:style-name="T10">expression</text:span></text:p>
            </text:list-item>
          </text:list>
          <text:list text:style-name="L2">
            <text:list-header>
              <text:p text:style-name="P3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7" presentation:use-date-time-name="dtd1">
          <office:forms form:automatic-focus="false" form:apply-design-mode="false"/>
          <draw:custom-shape draw:style-name="gr48" draw:text-style-name="P42" draw:layer="layout" svg:width="8.802cm" svg:height="1.327cm" svg:x="11.518cm" svg:y="25.343cm">
            <text:list text:style-name="L2">
              <text:list-header>
                <text:p text:style-name="P4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12" presentation:class="page"/>
          <draw:frame presentation:style-name="pr2" draw:text-style-name="P43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4.124cm" svg:height="13.215cm" svg:x="-0.299cm" svg:y="2.54cm">
          <text:list text:style-name="L2">
            <text:list-header>
              <text:p text:style-name="P10"><text:span text:style-name="T13">(define (m-eval exp env)</text:span></text:p>
              <text:p text:style-name="P10"><text:span text:style-name="T13"><text:s text:c="2"/></text:span><text:span text:style-name="T13">(cond ((self-evaluating? exp) exp)</text:span></text:p>
              <text:p text:style-name="P29"><text:span text:style-name="T13"><text:s text:c="8"/></text:span><text:span text:style-name="T13">((variable? exp) (lookup-variable-value exp env))</text:span></text:p>
              <text:p text:style-name="P29"><text:span text:style-name="T13"><text:s text:c="8"/></text:span><text:span text:style-name="T13">((quoted? exp) (text-of-quotation exp))</text:span></text:p>
              <text:p text:style-name="P29"><text:span text:style-name="T13"><text:s text:c="8"/></text:span><text:span text:style-name="T13">((assignment? exp) (eval-assignment exp env))</text:span></text:p>
              <text:p text:style-name="P29"><text:span text:style-name="T13"><text:s text:c="8"/></text:span><text:span text:style-name="T13">((definition? exp) (eval-definition exp env))</text:span></text:p>
              <text:p text:style-name="P29"><text:span text:style-name="T13"><text:s text:c="8"/></text:span><text:span text:style-name="T13">((if? exp) (eval-if exp env))</text:span></text:p>
              <text:p text:style-name="P29"><text:span text:style-name="T13"><text:s text:c="8"/></text:span><text:span text:style-name="T13">((lambda? exp)</text:span></text:p>
              <text:p text:style-name="P29"><text:span text:style-name="T13"><text:s text:c="9"/></text:span><text:span text:style-name="T13">(make-procedure (lambda-parameters exp) </text:span></text:p>
              <text:p text:style-name="P17"><text:span text:style-name="T13"><text:s text:c="25"/></text:span><text:span text:style-name="T13">(lambda-body exp)</text:span></text:p>
              <text:p text:style-name="P17"><text:span text:style-name="T13"><text:s text:c="25"/></text:span><text:span text:style-name="T13">env))</text:span></text:p>
              <text:p text:style-name="P29"><text:span text:style-name="T13"><text:s text:c="8"/></text:span><text:span text:style-name="T13">((begin? exp) (eval-sequence (begin-actions exp) env))</text:span></text:p>
              <text:p text:style-name="P29"><text:span text:style-name="T13"><text:s text:c="8"/></text:span><text:span text:style-name="T13">((cond? exp) (eval (cond-&gt;if exp) env))</text:span></text:p>
              <text:p text:style-name="P29"><text:span text:style-name="T13"><text:s text:c="8"/></text:span><text:span text:style-name="T13">((application? exp)</text:span></text:p>
              <text:p text:style-name="P29"><text:span text:style-name="T13"><text:s text:c="9"/></text:span><text:span text:style-name="T13">(m-apply (m-eval (operator exp) env)</text:span></text:p>
              <text:p text:style-name="P29"><text:span text:style-name="T13"><text:s text:c="18"/></text:span><text:span text:style-name="T13">(list-of-values (operands exp) env)))</text:span></text:p>
              <text:p text:style-name="P29"><text:span text:style-name="T13"><text:s text:c="8"/></text:span><text:span text:style-name="T13">(else (error "Unknown expression type -- 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41" draw:id="id41" draw:layer="layout" svg:width="10.795cm" svg:height="0.846cm" svg:x="3.087cm" svg:y="3.38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xml:id="id42" draw:id="id42" draw:layer="layout" svg:width="18.838cm" svg:height="0.847cm" svg:x="3.04cm" svg:y="4.23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xml:id="id43" draw:id="id43" draw:layer="layout" svg:width="17.78cm" svg:height="2.286cm" svg:x="2.54cm" svg:y="12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3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13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5.4cm" svg:height="14.181cm" svg:x="0cm" svg:y="2.752cm">
          <text:list text:style-name="L2">
            <text:list-header>
              <text:p text:style-name="P44"><text:span text:style-name="T22">(define (list-of-values exps env)</text:span></text:p>
              <text:p text:style-name="P44"><text:span text:style-name="T22"><text:s/></text:span><text:span text:style-name="T22">(map (lambda (exp) (m-eval exp env)) exp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4" draw:layer="layout" svg:width="13.339cm" svg:height="10.006cm" svg:x="3.493cm" svg:y="2.002cm" draw:page-number="14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m-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6" draw:layer="layout" svg:width="26.029cm" svg:height="9.801cm" svg:x="-0.312cm" svg:y="3.598cm">
          <text:list text:style-name="L2">
            <text:list-header>
              <text:p text:style-name="P10"><text:span text:style-name="T13">(define (m-apply procedure arguments)</text:span></text:p>
              <text:p text:style-name="P10"><text:span text:style-name="T13"><text:s text:c="2"/></text:span><text:span text:style-name="T13">(cond ((primitive-procedure? procedure)</text:span></text:p>
              <text:p text:style-name="P29"><text:span text:style-name="T13"><text:s text:c="9"/></text:span><text:span text:style-name="T13">(apply-primitive-procedure procedure arguments))</text:span></text:p>
              <text:p text:style-name="P29"><text:span text:style-name="T13"><text:s text:c="8"/></text:span><text:span text:style-name="T13">((compound-procedure? procedure)</text:span></text:p>
              <text:p text:style-name="P29"><text:span text:style-name="T13"><text:s text:c="9"/></text:span><text:span text:style-name="T13">(eval-sequence</text:span></text:p>
              <text:p text:style-name="P29"><text:span text:style-name="T13"><text:s text:c="11"/></text:span><text:span text:style-name="T13">(procedure-body procedure)</text:span></text:p>
              <text:p text:style-name="P29"><text:span text:style-name="T13"><text:s text:c="11"/></text:span><text:span text:style-name="T13">(extend-environment (procedure-parameters procedure)</text:span></text:p>
              <text:p text:style-name="P29"><text:span text:style-name="T13"><text:s text:c="31"/></text:span><text:span text:style-name="T13">arguments</text:span></text:p>
              <text:p text:style-name="P29"><text:span text:style-name="T13"><text:s text:c="31"/></text:span><text:span text:style-name="T13">(procedure-environment procedure))))</text:span></text:p>
              <text:p text:style-name="P29"><text:span text:style-name="T13"><text:s text:c="8"/></text:span><text:span text:style-name="T13">(else (error "Unknown procedure type -- APPLY" </text:span></text:p>
            </text:list-header>
            <text:list-item>
              <text:p text:style-name="P29"><text:span text:style-name="T13"><text:s text:c="21"/></text:span><text:span text:style-name="T13">procedure))))</text:span></text:p>
              <text:p text:style-name="P45"><text:span text:style-name="T1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44" draw:id="id44" draw:layer="layout" svg:width="5.715cm" svg:height="0.847cm" svg:x="3.387cm" svg:y="6.7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0;width" smil:keyTimes="0;1"/>
                  <anim:animate smil:dur="0.5s" smil:fill="hold" smil:targetElement="id44" smil:attributeName="height" smil:values="0;height" smil:keyTimes="0;1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15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Side comment – procedure 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The procedure body is a </text:span><text:span text:style-name="T26">sequence</text:span><text:span text:style-name="T10"> of one or more expressions:</text:span></text:p>
            </text:list-item>
          </text:list>
          <text:list text:style-name="L2">
            <text:list-header>
              <text:p text:style-name="P47"><text:span text:style-name="T8"/></text:p>
              <text:p text:style-name="P47"><text:span text:style-name="T8"/></text:p>
              <text:p text:style-name="P48"><text:span text:style-name="T22">(define (foo x) </text:span></text:p>
              <text:p text:style-name="P48"><text:span text:style-name="T22"><text:s text:c="2"/></text:span><text:span text:style-name="T22">(do-something (+ x 1))</text:span></text:p>
              <text:p text:style-name="P48"><text:span text:style-name="T22"><text:s text:c="2"/></text:span><text:span text:style-name="T22">(* x 5))</text:span></text:p>
              <text:p text:style-name="P48"><text:span text:style-name="T22"/></text:p>
            </text:list-header>
          </text:list>
          <text:list text:style-name="L5">
            <text:list-item>
              <text:p text:style-name="P13"><text:span text:style-name="T10">In </text:span><text:span text:style-name="T2">m-apply</text:span><text:span text:style-name="T10">, we </text:span><text:span text:style-name="T2">eval-sequence</text:span><text:span text:style-name="T22"> </text:span><text:span text:style-name="T10">the procedure body.</text:span></text:p>
            </text:list-item>
          </text:list>
          <text:list text:style-name="L2">
            <text:list-header>
              <text:p text:style-name="P14"><text:span text:style-name="T10"/></text:p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49" draw:layer="layout" svg:width="25.4cm" svg:height="4.241cm" svg:x="0.252cm" svg:y="12.106cm">
          <text:list text:style-name="L2">
            <text:list-header>
              <text:p text:style-name="P44"><text:span text:style-name="T22">(define (eval-sequence exps env)</text:span></text:p>
              <text:p text:style-name="P44"><text:span text:style-name="T22"><text:s text:c="3"/></text:span><text:span text:style-name="T22">(cond ((last-exp? exps) (m-eval (first-exp exps) env))</text:span></text:p>
              <text:p text:style-name="P44"><text:span text:style-name="T22"><text:s text:c="9"/></text:span><text:span text:style-name="T22">(else (m-eval (first-exp exps) env)</text:span></text:p>
              <text:p text:style-name="P44"><text:span text:style-name="T22"><text:s text:c="15"/></text:span><text:span text:style-name="T22">(eval-sequence (rest-exps exps) env))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16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4.124cm" svg:height="13.215cm" svg:x="-0.299cm" svg:y="2.54cm">
          <text:list text:style-name="L2">
            <text:list-header>
              <text:p text:style-name="P10"><text:span text:style-name="T13">(define (m-eval exp env)</text:span></text:p>
              <text:p text:style-name="P10"><text:span text:style-name="T13"><text:s text:c="2"/></text:span><text:span text:style-name="T13">(cond ((self-evaluating? exp) exp)</text:span></text:p>
              <text:p text:style-name="P29"><text:span text:style-name="T13"><text:s text:c="8"/></text:span><text:span text:style-name="T13">((variable? exp) (lookup-variable-value exp env))</text:span></text:p>
              <text:p text:style-name="P29"><text:span text:style-name="T13"><text:s text:c="8"/></text:span><text:span text:style-name="T13">((quoted? exp) (text-of-quotation exp))</text:span></text:p>
              <text:p text:style-name="P29"><text:span text:style-name="T13"><text:s text:c="8"/></text:span><text:span text:style-name="T13">((assignment? exp) (eval-assignment exp env))</text:span></text:p>
              <text:p text:style-name="P29"><text:span text:style-name="T13"><text:s text:c="8"/></text:span><text:span text:style-name="T13">((definition? exp) (eval-definition exp env))</text:span></text:p>
              <text:p text:style-name="P29"><text:span text:style-name="T13"><text:s text:c="8"/></text:span><text:span text:style-name="T13">((if? exp) (eval-if exp env))</text:span></text:p>
              <text:p text:style-name="P29"><text:span text:style-name="T13"><text:s text:c="8"/></text:span><text:span text:style-name="T13">((lambda? exp)</text:span></text:p>
              <text:p text:style-name="P29"><text:span text:style-name="T13"><text:s text:c="9"/></text:span><text:span text:style-name="T13">(make-procedure (lambda-parameters exp) </text:span></text:p>
              <text:p text:style-name="P17"><text:span text:style-name="T13"><text:s text:c="25"/></text:span><text:span text:style-name="T13">(lambda-body exp)</text:span></text:p>
              <text:p text:style-name="P17"><text:span text:style-name="T13"><text:s text:c="25"/></text:span><text:span text:style-name="T13">env))</text:span></text:p>
              <text:p text:style-name="P29"><text:span text:style-name="T13"><text:s text:c="8"/></text:span><text:span text:style-name="T13">((begin? exp) (eval-sequence (begin-actions exp) env))</text:span></text:p>
              <text:p text:style-name="P29"><text:span text:style-name="T13"><text:s text:c="8"/></text:span><text:span text:style-name="T13">((cond? exp) (eval (cond-&gt;if exp) env))</text:span></text:p>
              <text:p text:style-name="P29"><text:span text:style-name="T13"><text:s text:c="8"/></text:span><text:span text:style-name="T13">((application? exp)</text:span></text:p>
              <text:p text:style-name="P29"><text:span text:style-name="T13"><text:s text:c="9"/></text:span><text:span text:style-name="T13">(m-apply (m-eval (operator exp) env)</text:span></text:p>
              <text:p text:style-name="P29"><text:span text:style-name="T13"><text:s text:c="18"/></text:span><text:span text:style-name="T13">(list-of-values (operands exp) env)))</text:span></text:p>
              <text:p text:style-name="P29"><text:span text:style-name="T13"><text:s text:c="8"/></text:span><text:span text:style-name="T13">(else (error "Unknown expression type -- 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10.795cm" svg:height="0.846cm" svg:x="2.987cm" svg:y="3.38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8.838cm" svg:height="0.847cm" svg:x="2.94cm" svg:y="4.23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17.78cm" svg:height="2.117cm" svg:x="2.9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xml:id="id45" draw:id="id45" draw:layer="layout" svg:width="18.626cm" svg:height="1.482cm" svg:x="2.917cm" svg:y="5.7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5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17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23.706cm" svg:height="9.801cm" svg:x="0.847cm" svg:y="3.387cm">
          <text:list text:style-name="L2">
            <text:list-header>
              <text:p text:style-name="P10"><text:span text:style-name="T13"/></text:p>
              <text:p text:style-name="P10"><text:span text:style-name="T13"/></text:p>
              <text:p text:style-name="P10"><text:span text:style-name="T13">(define (eval-assignment exp env)</text:span></text:p>
              <text:p text:style-name="P10"><text:span text:style-name="T13"><text:s text:c="2"/></text:span><text:span text:style-name="T13">(set-variable-value! (assignment-variable exp)</text:span></text:p>
              <text:p text:style-name="P29"><text:span text:style-name="T13"><text:tab/></text:span><text:span text:style-name="T13"><text:tab/></text:span><text:span text:style-name="T13"> <text:s text:c="9"/></text:span><text:span text:style-name="T13">(m-eval (assignment-value exp) exp)</text:span></text:p>
              <text:p text:style-name="P29"><text:span text:style-name="T13"><text:tab/></text:span><text:span text:style-name="T13"><text:tab/></text:span><text:span text:style-name="T13"> <text:s text:c="9"/></text:span><text:span text:style-name="T13">env))</text:span></text:p>
              <text:p text:style-name="P17"><text:span text:style-name="T13"/></text:p>
              <text:p text:style-name="P17"><text:span text:style-name="T13">(define (eval-definition exp env)</text:span></text:p>
              <text:p text:style-name="P17"><text:span text:style-name="T13"><text:s text:c="2"/></text:span><text:span text:style-name="T13">(define-variable! (definition-variable exp)</text:span></text:p>
              <text:p text:style-name="P17"><text:span text:style-name="T13"><text:s text:c="20"/></text:span><text:span text:style-name="T13">(m-eval (definition-value exp) env)</text:span></text:p>
              <text:p text:style-name="P17"><text:span text:style-name="T13"><text:s text:c="20"/></text:span><text:span text:style-name="T13">env))</text:span></text:p>
              <text:p text:style-name="P45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g xml:id="id46" draw:id="id46">
          <draw:line draw:style-name="gr51" draw:text-style-name="P12" draw:layer="layout" svg:x1="10.073cm" svg:y1="7.197cm" svg:x2="12.483cm" svg:y2="7.197cm">
            <text:p/>
          </draw:line>
          <draw:line draw:style-name="gr51" draw:text-style-name="P12" draw:layer="layout" svg:x1="9.018cm" svg:y1="11.002cm" svg:x2="11.428cm" svg:y2="11.002cm">
            <text:p/>
          </draw:lin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6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18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4.124cm" svg:height="13.215cm" svg:x="-0.299cm" svg:y="2.54cm">
          <text:list text:style-name="L2">
            <text:list-header>
              <text:p text:style-name="P10"><text:span text:style-name="T13">(define (m-eval exp env)</text:span></text:p>
              <text:p text:style-name="P10"><text:span text:style-name="T13"><text:s text:c="2"/></text:span><text:span text:style-name="T13">(cond ((self-evaluating? exp) exp)</text:span></text:p>
              <text:p text:style-name="P29"><text:span text:style-name="T13"><text:s text:c="8"/></text:span><text:span text:style-name="T13">((variable? exp) (lookup-variable-value exp env))</text:span></text:p>
              <text:p text:style-name="P29"><text:span text:style-name="T13"><text:s text:c="8"/></text:span><text:span text:style-name="T13">((quoted? exp) (text-of-quotation exp))</text:span></text:p>
              <text:p text:style-name="P29"><text:span text:style-name="T13"><text:s text:c="8"/></text:span><text:span text:style-name="T13">((assignment? exp) (eval-assignment exp env))</text:span></text:p>
              <text:p text:style-name="P29"><text:span text:style-name="T13"><text:s text:c="8"/></text:span><text:span text:style-name="T13">((definition? exp) (eval-definition exp env))</text:span></text:p>
              <text:p text:style-name="P29"><text:span text:style-name="T13"><text:s text:c="8"/></text:span><text:span text:style-name="T13">((if? exp) (eval-if exp env))</text:span></text:p>
              <text:p text:style-name="P29"><text:span text:style-name="T13"><text:s text:c="8"/></text:span><text:span text:style-name="T13">((lambda? exp)</text:span></text:p>
              <text:p text:style-name="P29"><text:span text:style-name="T13"><text:s text:c="9"/></text:span><text:span text:style-name="T13">(make-procedure (lambda-parameters exp) </text:span></text:p>
              <text:p text:style-name="P17"><text:span text:style-name="T13"><text:s text:c="25"/></text:span><text:span text:style-name="T13">(lambda-body exp)</text:span></text:p>
              <text:p text:style-name="P17"><text:span text:style-name="T13"><text:s text:c="25"/></text:span><text:span text:style-name="T13">env))</text:span></text:p>
              <text:p text:style-name="P29"><text:span text:style-name="T13"><text:s text:c="8"/></text:span><text:span text:style-name="T13">((begin? exp) (eval-sequence (begin-actions exp) env))</text:span></text:p>
              <text:p text:style-name="P29"><text:span text:style-name="T13"><text:s text:c="8"/></text:span><text:span text:style-name="T13">((cond? exp) (eval (cond-&gt;if exp) env))</text:span></text:p>
              <text:p text:style-name="P29"><text:span text:style-name="T13"><text:s text:c="8"/></text:span><text:span text:style-name="T13">((application? exp)</text:span></text:p>
              <text:p text:style-name="P29"><text:span text:style-name="T13"><text:s text:c="9"/></text:span><text:span text:style-name="T13">(m-apply (m-eval (operator exp) env)</text:span></text:p>
              <text:p text:style-name="P29"><text:span text:style-name="T13"><text:s text:c="18"/></text:span><text:span text:style-name="T13">(list-of-values (operands exp) env)))</text:span></text:p>
              <text:p text:style-name="P29"><text:span text:style-name="T13"><text:s text:c="8"/></text:span><text:span text:style-name="T13">(else (error "Unknown expression type -- 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10.795cm" svg:height="0.846cm" svg:x="2.963cm" svg:y="3.38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8.838cm" svg:height="0.847cm" svg:x="2.94cm" svg:y="4.23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17.888cm" svg:height="2.286cm" svg:x="2.9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18.626cm" svg:height="1.482cm" svg:x="2.917cm" svg:y="5.7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xml:id="id47" draw:id="id47" draw:layer="layout" svg:width="11.43cm" svg:height="0.846cm" svg:x="2.928cm" svg:y="7.1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0;width" smil:keyTimes="0;1"/>
                  <anim:animate smil:dur="0.5s" smil:fill="hold" smil:targetElement="id47" smil:attributeName="height" smil:values="0;height" smil:keyTimes="0;1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19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2">
            <text:list-header>
              <text:p text:style-name="P50"><text:span text:style-name="T13">(define (eval-if exp env)</text:span></text:p>
              <text:p text:style-name="P50"><text:span text:style-name="T13"><text:s text:c="3"/></text:span><text:span text:style-name="T13">(if (m-eval (if-predicate exp) env)</text:span></text:p>
              <text:p text:style-name="P50"><text:span text:style-name="T13"><text:s text:c="7"/></text:span><text:span text:style-name="T13">(m-eval (if-consequent exp) env)</text:span></text:p>
              <text:p text:style-name="P50"><text:span text:style-name="T13"><text:s text:c="7"/></text:span><text:span text:style-name="T13">(m-eval (if-alternative exp) env)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4" draw:layer="layout" svg:width="13.339cm" svg:height="10.006cm" svg:x="3.493cm" svg:y="2.002cm" draw:page-number="20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Pieces of Eval&amp;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3.743cm" svg:height="13.215cm" svg:x="-0.108cm" svg:y="2.54cm">
          <text:list text:style-name="L2">
            <text:list-header>
              <text:p text:style-name="P10"><text:span text:style-name="T13">(define (m-eval exp env)</text:span></text:p>
              <text:p text:style-name="P10"><text:span text:style-name="T13"><text:s/></text:span><text:span text:style-name="T13">(cond ((self-evaluating? exp) exp)</text:span></text:p>
              <text:p text:style-name="P29"><text:span text:style-name="T13"><text:s text:c="7"/></text:span><text:span text:style-name="T13">((variable? exp) (lookup-variable-value exp env))</text:span></text:p>
              <text:p text:style-name="P29"><text:span text:style-name="T13"><text:s text:c="7"/></text:span><text:span text:style-name="T13">((quoted? exp) (text-of-quotation exp))</text:span></text:p>
              <text:p text:style-name="P29"><text:span text:style-name="T13"><text:s text:c="7"/></text:span><text:span text:style-name="T13">((assignment? exp) (eval-assignment exp env))</text:span></text:p>
              <text:p text:style-name="P29"><text:span text:style-name="T13"><text:s text:c="7"/></text:span><text:span text:style-name="T13">((definition? exp) (eval-definition exp env))</text:span></text:p>
              <text:p text:style-name="P29"><text:span text:style-name="T13"><text:s text:c="7"/></text:span><text:span text:style-name="T13">((if? exp) (eval-if exp env))</text:span></text:p>
              <text:p text:style-name="P29"><text:span text:style-name="T13"><text:s text:c="7"/></text:span><text:span text:style-name="T13">((lambda? exp)</text:span></text:p>
              <text:p text:style-name="P29"><text:span text:style-name="T13"><text:s text:c="8"/></text:span><text:span text:style-name="T13">(make-procedure (lambda-parameters exp) </text:span></text:p>
              <text:p text:style-name="P17"><text:span text:style-name="T13"><text:s text:c="24"/></text:span><text:span text:style-name="T13">(lambda-body exp)</text:span></text:p>
              <text:p text:style-name="P17"><text:span text:style-name="T13"><text:s text:c="24"/></text:span><text:span text:style-name="T13">env))</text:span></text:p>
              <text:p text:style-name="P29"><text:span text:style-name="T13"><text:s text:c="7"/></text:span><text:span text:style-name="T13">((begin? exp) (eval-sequence (begin-actions exp) env))</text:span></text:p>
              <text:p text:style-name="P29"><text:span text:style-name="T13"><text:s text:c="7"/></text:span><text:span text:style-name="T13">((cond? exp) (eval (cond-&gt;if exp) env))</text:span></text:p>
              <text:p text:style-name="P29"><text:span text:style-name="T13"><text:s text:c="7"/></text:span><text:span text:style-name="T13">((application? exp)</text:span></text:p>
              <text:p text:style-name="P29"><text:span text:style-name="T13"><text:s text:c="8"/></text:span><text:span text:style-name="T13">(m-apply (m-eval (operator exp) env)</text:span></text:p>
              <text:p text:style-name="P29"><text:span text:style-name="T13"><text:s text:c="17"/></text:span><text:span text:style-name="T13">(list-of-values (operands exp) env)))</text:span></text:p>
              <text:p text:style-name="P29"><text:span text:style-name="T13"><text:s text:c="7"/></text:span><text:span text:style-name="T13">(else (error "Unknown expression type -- 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10.795cm" svg:height="0.746cm" svg:x="2.863cm" svg:y="3.48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8.838cm" svg:height="0.847cm" svg:x="2.84cm" svg:y="4.23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17.78cm" svg:height="2.117cm" svg:x="2.8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18.626cm" svg:height="1.482cm" svg:x="2.817cm" svg:y="5.8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1.43cm" svg:height="0.846cm" svg:x="2.828cm" svg:y="7.29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xml:id="id48" draw:id="id48" draw:layer="layout" svg:width="15.875cm" svg:height="2.964cm" svg:x="2.84cm" svg:y="8.1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21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Implementation of </text:span><text:span text:style-name="T27">lamb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4.342cm" svg:height="5.08cm" svg:x="1.058cm" svg:y="2.752cm">
          <text:list text:style-name="L2">
            <text:list-header>
              <text:p text:style-name="P51"><text:span text:style-name="T2">(eval '(lambda (x) (+ x x)) GE)</text:span></text:p>
              <text:p xml:id="id49" text:id="id49" text:style-name="P51"><text:span text:style-name="T2">(make-procedure '(x) '((+ x x)) GE)</text:span></text:p>
              <text:p xml:id="id50" text:id="id50" text:style-name="P51"><text:span text:style-name="T2">(list 'compound '(x) '((+ x x)) GE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1" draw:id="id51">
          <draw:g>
            <draw:custom-shape draw:style-name="gr17" draw:text-style-name="P2" draw:layer="layout" svg:width="1.967cm" svg:height="0.97cm" svg:x="7.995cm" svg:y="9.172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8.978cm" svg:y1="9.172cm" svg:x2="8.978cm" svg:y2="10.142cm">
              <text:p/>
            </draw:line>
          </draw:g>
          <draw:g>
            <draw:custom-shape draw:style-name="gr17" draw:text-style-name="P2" draw:layer="layout" svg:width="1.971cm" svg:height="0.97cm" svg:x="11.152cm" svg:y="9.172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2.14cm" svg:y1="9.172cm" svg:x2="12.14cm" svg:y2="10.142cm">
              <text:p/>
            </draw:line>
          </draw:g>
          <draw:line draw:style-name="gr53" draw:text-style-name="P12" draw:layer="layout" svg:x1="8.453cm" svg:y1="9.662cm" svg:x2="8.453cm" svg:y2="11.637cm">
            <text:p/>
          </draw:line>
          <draw:line draw:style-name="gr54" draw:text-style-name="P12" draw:layer="layout" svg:x1="11.62cm" svg:y1="9.662cm" svg:x2="11.62cm" svg:y2="11.662cm">
            <text:p/>
          </draw:line>
          <draw:line draw:style-name="gr55" draw:text-style-name="P12" draw:layer="layout" svg:x1="9.49cm" svg:y1="9.631cm" svg:x2="11.086cm" svg:y2="9.631cm">
            <text:p/>
          </draw:line>
          <draw:g>
            <draw:custom-shape draw:style-name="gr17" draw:text-style-name="P2" draw:layer="layout" svg:width="1.967cm" svg:height="0.971cm" svg:x="4.82cm" svg:y="9.163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5.803cm" svg:y1="9.163cm" svg:x2="5.803cm" svg:y2="10.134cm">
              <text:p/>
            </draw:line>
          </draw:g>
          <draw:line draw:style-name="gr56" draw:text-style-name="P12" draw:layer="layout" svg:x1="5.283cm" svg:y1="9.648cm" svg:x2="5.283cm" svg:y2="11.426cm">
            <text:p/>
          </draw:line>
          <draw:line draw:style-name="gr57" draw:text-style-name="P12" draw:layer="layout" svg:x1="6.399cm" svg:y1="9.622cm" svg:x2="7.995cm" svg:y2="9.622cm">
            <text:p/>
          </draw:line>
          <draw:line draw:style-name="gr58" draw:text-style-name="P12" draw:layer="layout" svg:x1="1.058cm" svg:y1="9.626cm" svg:x2="4.776cm" svg:y2="9.626cm">
            <text:p/>
          </draw:line>
          <draw:g>
            <draw:g>
              <draw:custom-shape draw:style-name="gr17" draw:text-style-name="P2" draw:layer="layout" svg:width="1.972cm" svg:height="0.97cm" svg:x="14.44cm" svg:y="13.743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5.428cm" svg:y1="13.743cm" svg:x2="15.428cm" svg:y2="14.713cm">
                <text:p/>
              </draw:line>
            </draw:g>
            <draw:g>
              <draw:custom-shape draw:style-name="gr17" draw:text-style-name="P2" draw:layer="layout" svg:width="1.967cm" svg:height="0.97cm" svg:x="17.602cm" svg:y="13.743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8.586cm" svg:y1="13.743cm" svg:x2="18.586cm" svg:y2="14.713cm">
                <text:p/>
              </draw:line>
            </draw:g>
            <draw:line draw:style-name="gr59" draw:text-style-name="P12" draw:layer="layout" svg:x1="15.94cm" svg:y1="14.201cm" svg:x2="17.532cm" svg:y2="14.201cm">
              <text:p/>
            </draw:line>
            <draw:line draw:style-name="gr18" draw:text-style-name="P12" draw:layer="layout" svg:x1="18.528cm" svg:y1="14.716cm" svg:x2="19.569cm" svg:y2="13.737cm">
              <text:p/>
            </draw:line>
            <draw:g>
              <draw:custom-shape draw:style-name="gr17" draw:text-style-name="P2" draw:layer="layout" svg:width="1.967cm" svg:height="0.97cm" svg:x="11.27cm" svg:y="13.734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2.253cm" svg:y1="13.734cm" svg:x2="12.253cm" svg:y2="14.704cm">
                <text:p/>
              </draw:line>
            </draw:g>
            <draw:line draw:style-name="gr60" draw:text-style-name="P12" draw:layer="layout" svg:x1="11.728cm" svg:y1="14.219cm" svg:x2="11.728cm" svg:y2="15.921cm">
              <text:p/>
            </draw:line>
            <draw:line draw:style-name="gr61" draw:text-style-name="P12" draw:layer="layout" svg:x1="12.844cm" svg:y1="14.193cm" svg:x2="14.44cm" svg:y2="14.193cm">
              <text:p/>
            </draw:line>
            <draw:line draw:style-name="gr62" draw:text-style-name="P12" draw:layer="layout" svg:x1="14.917cm" svg:y1="14.254cm" svg:x2="15.359cm" svg:y2="15.427cm">
              <text:p/>
            </draw:line>
            <draw:line draw:style-name="gr63" draw:text-style-name="P12" draw:layer="layout" svg:x1="18.092cm" svg:y1="14.254cm" svg:x2="16.236cm" svg:y2="15.516cm">
              <text:p/>
            </draw:line>
            <draw:frame draw:style-name="gr64" draw:text-style-name="P6" draw:layer="layout" svg:width="2.032cm" svg:height="1.267cm" svg:x="10.768cm" svg:y="15.769cm">
              <draw:text-box>
                <text:list text:style-name="L2">
                  <text:list-header>
                    <text:p text:style-name="P15"><text:span text:style-name="T2">+</text:span></text:p>
                  </text:list-header>
                </text:list>
              </draw:text-box>
            </draw:frame>
            <draw:frame draw:style-name="gr65" draw:text-style-name="P52" draw:layer="layout" svg:width="1.01cm" svg:height="1.267cm" svg:x="15.226cm" svg:y="14.864cm">
              <draw:text-box>
                <text:list text:style-name="L2">
                  <text:list-header>
                    <text:p text:style-name="P15"><text:span text:style-name="T2">x</text:span></text:p>
                  </text:list-header>
                </text:list>
              </draw:text-box>
            </draw:frame>
          </draw:g>
          <draw:g>
            <draw:custom-shape draw:style-name="gr66" draw:text-style-name="P2" draw:layer="layout" svg:width="1.971cm" svg:height="0.97cm" svg:x="8.043cm" svg:y="11.642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9.031cm" svg:y1="11.642cm" svg:x2="9.031cm" svg:y2="12.612cm">
              <text:p/>
            </draw:line>
          </draw:g>
          <draw:line draw:style-name="gr18" draw:text-style-name="P12" draw:layer="layout" svg:x1="8.969cm" svg:y1="12.615cm" svg:x2="10.014cm" svg:y2="11.636cm">
            <text:p/>
          </draw:line>
          <draw:g>
            <draw:custom-shape draw:style-name="gr17" draw:text-style-name="P2" draw:layer="layout" svg:width="1.971cm" svg:height="0.971cm" svg:x="14.323cm" svg:y="9.185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5.311cm" svg:y1="9.185cm" svg:x2="15.311cm" svg:y2="10.156cm">
              <text:p/>
            </draw:line>
          </draw:g>
          <draw:line draw:style-name="gr67" draw:text-style-name="P12" draw:layer="layout" svg:x1="12.66cm" svg:y1="9.644cm" svg:x2="14.257cm" svg:y2="9.644cm">
            <text:p/>
          </draw:line>
          <draw:line draw:style-name="gr18" draw:text-style-name="P12" draw:layer="layout" svg:x1="15.249cm" svg:y1="10.159cm" svg:x2="16.294cm" svg:y2="9.18cm">
            <text:p/>
          </draw:line>
          <draw:custom-shape draw:style-name="gr68" draw:text-style-name="P2" draw:layer="layout" svg:width="5.852cm" svg:height="1.23cm" svg:x="14.464cm" svg:y="9.737cm">
            <text:p/>
            <draw:enhanced-geometry svg:viewBox="0 0 1328 280" draw:extrusion-allowed="true" draw:text-areas="0 0 1328 280" draw:glue-points="80 0 80 240 560 240 1328 96" draw:type="non-primitive" draw:enhanced-path="M 80 0 C 40 100 0 200 80 240 160 280 352 264 560 240 768 216 1048 156 1328 96 N"/>
          </draw:custom-shape>
          <draw:custom-shape draw:style-name="gr69" draw:text-style-name="P2" draw:layer="layout" svg:width="7.183cm" svg:height="4.635cm" svg:x="8.043cm" svg:y="12.409cm">
            <text:p/>
            <draw:enhanced-geometry svg:viewBox="0 0 1536 1084" draw:mirror-horizontal="false" draw:mirror-vertical="false" draw:extrusion-allowed="true" draw:text-areas="0 0 1536 1084" draw:glue-points="100 0 109 855 755 1073 1536 791" draw:type="non-primitive" draw:enhanced-path="M 100 0 C 100 142 0 676 109 855 218 1034 517 1084 755 1073 993 1062 1373 850 1536 791 N"/>
          </draw:custom-shape>
          <draw:custom-shape draw:style-name="gr70" draw:text-style-name="P2" draw:layer="layout" svg:width="3.171cm" svg:height="2.747cm" svg:x="20.32cm" svg:y="8.89cm">
            <text:list text:style-name="L2">
              <text:list-header>
                <text:p text:style-name="P15"><text:span text:style-name="T2">GE</text:span></text:p>
              </text:list-header>
            </text:list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64" draw:text-style-name="P6" draw:layer="layout" svg:width="5.334cm" svg:height="1.267cm" svg:x="2.54cm" svg:y="11.433cm">
            <draw:text-box>
              <text:list text:style-name="L2">
                <text:list-header>
                  <text:p text:style-name="P15"><text:span text:style-name="T2">compound</text:span></text:p>
                </text:list-header>
              </text:list>
            </draw:text-box>
          </draw:frame>
          <draw:g>
            <draw:custom-shape draw:style-name="gr71" draw:text-style-name="P2" draw:layer="layout" svg:width="1.971cm" svg:height="0.97cm" svg:x="11.237cm" svg:y="11.662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2.225cm" svg:y1="11.662cm" svg:x2="12.225cm" svg:y2="12.632cm">
              <text:p/>
            </draw:line>
          </draw:g>
          <draw:line draw:style-name="gr54" draw:text-style-name="P12" draw:layer="layout" svg:x1="11.728cm" svg:y1="12.219cm" svg:x2="11.728cm" svg:y2="13.734cm">
            <text:p/>
          </draw:line>
          <draw:line draw:style-name="gr18" draw:text-style-name="P12" draw:layer="layout" svg:x1="12.225cm" svg:y1="12.641cm" svg:x2="13.27cm" svg:y2="11.662cm">
            <text:p/>
          </draw:line>
        </draw:g>
        <draw:g xml:id="id52" draw:id="id52">
          <draw:custom-shape draw:style-name="gr39" draw:text-style-name="P2" draw:layer="layout" svg:width="18.199cm" svg:height="9.097cm" svg:x="1.693cm" svg:y="8.4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5.256cm" svg:height="3.309cm" svg:x="20.111cm" svg:y="13.657cm">
            <text:list text:style-name="L1">
              <text:list-header>
                <text:p text:style-name="P10"><text:span text:style-name="T11">This data</text:span><text:span text:style-name="T11"><text:line-break/></text:span><text:span text:style-name="T11">structure is</text:span><text:span text:style-name="T11"><text:line-break/></text:span><text:span text:style-name="T11">a procedure!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22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How the Environment 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1.218cm" svg:height="3.175cm" svg:x="0.635cm" svg:y="2.752cm">
          <text:list text:style-name="L5">
            <text:list-item>
              <text:p text:style-name="P13"><text:span text:style-name="T26">Abstractly</text:span><text:span text:style-name="T10"> – in our </text:span><text:span text:style-name="T10"><text:line-break/></text:span><text:span text:style-name="T10">environment diagrams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54" draw:id="id54" draw:layer="layout" svg:width="8.255cm" svg:height="3.81cm" svg:x="0.635cm" svg:y="6.985cm">
          <text:list text:style-name="L5">
            <text:list-item>
              <text:p text:style-name="P13"><text:span text:style-name="T26">Concretely</text:span><text:span text:style-name="T10"> – our implementation (as in textbook)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53" draw:id="id53">
          <draw:custom-shape draw:style-name="gr15" draw:text-style-name="P2" draw:layer="layout" svg:width="1.518cm" svg:height="1.277cm" svg:x="9.315cm" svg:y="4.983cm">
            <text:list text:style-name="L2">
              <text:list-header>
                <text:p text:style-name="P10"><text:span text:style-name="T2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0" draw:text-style-name="P2" draw:layer="layout" svg:width="9.406cm" svg:height="1.914cm" svg:x="11.756cm" svg:y="4.983cm">
            <text:list text:style-name="L2">
              <text:list-header>
                <text:p text:style-name="P10"><text:span text:style-name="T22">x: <text:s text:c="4"/>10</text:span></text:p>
                <text:p text:style-name="P10"><text:span text:style-name="T22">plus: (procedure ...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2" draw:text-style-name="P12" draw:layer="layout" svg:x1="16.47cm" svg:y1="4.983cm" svg:x2="16.47cm" svg:y2="3.409cm">
            <text:p/>
          </draw:line>
          <draw:custom-shape draw:style-name="gr15" draw:text-style-name="P2" draw:layer="layout" svg:width="1.518cm" svg:height="1.277cm" svg:x="15.771cm" svg:y="2.54cm">
            <text:list text:style-name="L2">
              <text:list-header>
                <text:p text:style-name="P10"><text:span text:style-name="T2">E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3" draw:text-style-name="P12" draw:layer="layout" svg:x1="10.711cm" svg:y1="5.508cm" svg:x2="11.752cm" svg:y2="5.508cm">
            <text:p/>
          </draw:line>
        </draw:g>
        <draw:g xml:id="id55" draw:id="id55">
          <draw:line draw:style-name="gr74" draw:text-style-name="P12" draw:layer="layout" svg:x1="12.744cm" svg:y1="9.027cm" svg:x2="12.744cm" svg:y2="10.663cm">
            <text:p/>
          </draw:line>
          <draw:line draw:style-name="gr75" draw:text-style-name="P12" draw:layer="layout" svg:x1="10.601cm" svg:y1="9.027cm" svg:x2="12.352cm" svg:y2="9.027cm">
            <text:p/>
          </draw:line>
          <draw:line draw:style-name="gr76" draw:text-style-name="P12" draw:layer="layout" svg:x1="13.719cm" svg:y1="9.027cm" svg:x2="15.968cm" svg:y2="9.027cm">
            <text:p/>
          </draw:line>
          <draw:custom-shape draw:style-name="gr15" draw:text-style-name="P2" draw:layer="layout" svg:width="2.475cm" svg:height="1.785cm" svg:x="15.035cm" svg:y="10.892cm">
            <text:list text:style-name="L2">
              <text:list-header>
                <text:p text:style-name="P15"><text:span text:style-name="T28">list of</text:span></text:p>
                <text:p text:style-name="P15"><text:span text:style-name="T28">valu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4.312cm" svg:height="1.785cm" svg:x="15.494cm" svg:y="8.246cm">
            <text:list text:style-name="L2">
              <text:list-header>
                <text:p text:style-name="P15"><text:span text:style-name="T28">enclosing-</text:span></text:p>
                <text:p text:style-name="P15"><text:span text:style-name="T28">environ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7" draw:text-style-name="P2" draw:layer="layout" svg:width="1.808cm" svg:height="0.895cm" svg:x="12.356cm" svg:y="8.634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3.26cm" svg:y1="8.634cm" svg:x2="13.26cm" svg:y2="9.529cm">
              <text:p/>
            </draw:line>
          </draw:g>
          <draw:g>
            <draw:custom-shape draw:style-name="gr17" draw:text-style-name="P2" draw:layer="layout" svg:width="1.808cm" svg:height="0.896cm" svg:x="12.356cm" svg:y="10.583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3.26cm" svg:y1="10.583cm" svg:x2="13.26cm" svg:y2="11.479cm">
              <text:p/>
            </draw:line>
          </draw:g>
          <draw:line draw:style-name="gr77" draw:text-style-name="P12" draw:layer="layout" svg:x1="12.743cm" svg:y1="10.976cm" svg:x2="6.896cm" svg:y2="13.503cm">
            <text:p/>
          </draw:line>
          <draw:line draw:style-name="gr78" draw:text-style-name="P12" draw:layer="layout" svg:x1="13.719cm" svg:y1="10.976cm" svg:x2="16.828cm" svg:y2="13.503cm">
            <text:p/>
          </draw:line>
          <draw:custom-shape draw:style-name="gr15" draw:text-style-name="P2" draw:layer="layout" svg:width="3.249cm" svg:height="1.785cm" svg:x="7.552cm" svg:y="10.588cm">
            <text:list text:style-name="L2">
              <text:list-header>
                <text:p text:style-name="P15"><text:span text:style-name="T28">list of</text:span><text:span text:style-name="T28"><text:line-break/></text:span><text:span text:style-name="T28">variab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2.225cm" svg:height="1.023cm" svg:x="12.743cm" svg:y="9.609cm">
            <text:list text:style-name="L2">
              <text:list-header>
                <text:p text:style-name="P15"><text:span text:style-name="T28">fra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17" draw:text-style-name="P2" draw:layer="layout" svg:width="1.808cm" svg:height="0.891cm" svg:x="9.763cm" svg:y="13.507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0.667cm" svg:y1="13.507cm" svg:x2="10.667cm" svg:y2="14.398cm">
                <text:p/>
              </draw:line>
            </draw:g>
            <draw:line draw:style-name="gr79" draw:text-style-name="P12" draw:layer="layout" svg:x1="10.182cm" svg:y1="13.957cm" svg:x2="10.182cm" svg:y2="15.774cm">
              <text:p/>
            </draw:line>
            <draw:g>
              <draw:custom-shape draw:style-name="gr17" draw:text-style-name="P2" draw:layer="layout" svg:width="1.808cm" svg:height="0.895cm" svg:x="6.121cm" svg:y="13.547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7.029cm" svg:y1="13.547cm" svg:x2="7.029cm" svg:y2="14.442cm">
                <text:p/>
              </draw:line>
            </draw:g>
            <draw:line draw:style-name="gr18" draw:text-style-name="P12" draw:layer="layout" svg:x1="10.583cm" svg:y1="14.326cm" svg:x2="11.553cm" svg:y2="13.541cm">
              <text:p/>
            </draw:line>
            <draw:custom-shape draw:style-name="gr70" draw:text-style-name="P2" draw:layer="layout" svg:width="1.301cm" svg:height="1.362cm" svg:x="5.927cm" svg:y="15.69cm">
              <text:list text:style-name="L2">
                <text:list-header>
                  <text:p text:style-name="P15"><text:span text:style-name="T2">x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80" draw:text-style-name="P12" draw:layer="layout" svg:x1="7.483cm" svg:y1="13.939cm" svg:x2="9.622cm" svg:y2="13.939cm">
              <text:p/>
            </draw:line>
            <draw:line draw:style-name="gr81" draw:text-style-name="P12" draw:layer="layout" svg:x1="6.513cm" svg:y1="13.939cm" svg:x2="6.513cm" svg:y2="15.756cm">
              <text:p/>
            </draw:line>
            <draw:custom-shape draw:style-name="gr70" draw:text-style-name="P2" draw:layer="layout" svg:width="2.333cm" svg:height="1.362cm" svg:x="9.432cm" svg:y="15.69cm">
              <text:list text:style-name="L2">
                <text:list-header>
                  <text:p text:style-name="P15"><text:span text:style-name="T2">plu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2" draw:layer="layout" svg:width="1.812cm" svg:height="0.895cm" svg:x="20.082cm" svg:y="13.507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20.99cm" svg:y1="13.507cm" svg:x2="20.99cm" svg:y2="14.402cm">
              <text:p/>
            </draw:line>
          </draw:g>
          <draw:line draw:style-name="gr82" draw:text-style-name="P12" draw:layer="layout" svg:x1="20.505cm" svg:y1="13.957cm" svg:x2="20.505cm" svg:y2="15.778cm">
            <text:p/>
          </draw:line>
          <draw:g>
            <draw:custom-shape draw:style-name="gr17" draw:text-style-name="P2" draw:layer="layout" svg:width="1.808cm" svg:height="0.895cm" svg:x="16.444cm" svg:y="13.547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12" draw:layer="layout" svg:x1="17.348cm" svg:y1="13.547cm" svg:x2="17.348cm" svg:y2="14.442cm">
              <text:p/>
            </draw:line>
          </draw:g>
          <draw:line draw:style-name="gr18" draw:text-style-name="P12" draw:layer="layout" svg:x1="20.906cm" svg:y1="14.326cm" svg:x2="21.877cm" svg:y2="13.541cm">
            <text:p/>
          </draw:line>
          <draw:custom-shape draw:style-name="gr70" draw:text-style-name="P2" draw:layer="layout" svg:width="1.301cm" svg:height="1.358cm" svg:x="16.25cm" svg:y="15.694cm">
            <text:list text:style-name="L2">
              <text:list-header>
                <text:p text:style-name="P15"><text:span text:style-name="T2">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3" draw:text-style-name="P12" draw:layer="layout" svg:x1="17.806cm" svg:y1="13.939cm" svg:x2="19.945cm" svg:y2="13.939cm">
            <text:p/>
          </draw:line>
          <draw:line draw:style-name="gr84" draw:text-style-name="P12" draw:layer="layout" svg:x1="16.832cm" svg:y1="13.939cm" svg:x2="16.832cm" svg:y2="15.756cm">
            <text:p/>
          </draw:line>
          <draw:custom-shape draw:style-name="gr15" draw:text-style-name="P2" draw:layer="layout" svg:width="1.518cm" svg:height="1.277cm" svg:x="9.046cm" svg:y="8.48cm">
            <text:list text:style-name="L2">
              <text:list-header>
                <text:p text:style-name="P10"><text:span text:style-name="T2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7" draw:text-style-name="P2" draw:layer="layout" svg:width="5.098cm" svg:height="1.164cm" svg:x="18.587cm" svg:y="15.8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2" draw:layer="layout" svg:width="5.539cm" svg:height="1.277cm" svg:x="18.587cm" svg:y="15.888cm">
              <text:list text:style-name="L2">
                <text:list-header>
                  <text:p text:style-name="P10"><text:span text:style-name="T2">procedur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g>
            <draw:custom-shape draw:style-name="gr15" draw:text-style-name="P2" draw:layer="layout" svg:width="4.981cm" svg:height="2.293cm" svg:x="18.886cm" svg:y="1.01cm">
              <text:list text:style-name="L2">
                <text:list-header>
                  <text:p text:style-name="P25"><text:span text:style-name="T19">environment</text:span></text:p>
                  <text:p text:style-name="P25"><text:span text:style-name="T19">manipul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9" draw:text-style-name="P2" draw:layer="layout" svg:width="6.769cm" svg:height="2.747cm" svg:x="17.992cm" svg:y="0.7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" draw:text-style-name="P2" draw:layer="layout" svg:width="1.137cm" svg:height="1.277cm" svg:x="17.359cm" svg:y="0.212cm">
            <text:list text:style-name="L2">
              <text:list-header>
                <text:p text:style-name="P26"><text:span text:style-name="T19">3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23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Extending the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2.488cm" svg:height="3.175cm" svg:x="0.635cm" svg:y="2.963cm">
          <text:list text:style-name="L12">
            <text:list-item>
              <text:p text:style-name="P13"><text:span text:style-name="T2">(extend-environment</text:span><text:span text:style-name="T2"><text:line-break/></text:span><text:span text:style-name="T2"> '</text:span><text:span text:style-name="T12">(x y)</text:span><text:span text:style-name="T2"> '</text:span><text:span text:style-name="T14">(4 5)</text:span><text:span text:style-name="T2"> E2)</text:span></text:p>
            </text:list-item>
          </text:list>
          <draw:enhanced-geometry svg:viewBox="0 0 21600 21600" draw:type="mso-spt202" draw:enhanced-path="M 0 0 L 21600 0 21600 21600 0 21600 0 0 Z N"/>
        </draw:custom-shape>
        <draw:g xml:id="id57" draw:id="id57">
          <draw:line draw:style-name="gr85" draw:text-style-name="P12" draw:layer="layout" svg:x1="21.616cm" svg:y1="4.909cm" svg:x2="21.616cm" svg:y2="3.285cm">
            <text:p/>
          </draw:line>
          <draw:custom-shape draw:style-name="gr15" draw:text-style-name="P2" draw:layer="layout" svg:width="1.349cm" svg:height="1.108cm" svg:x="20.834cm" svg:y="2.54cm">
            <text:list text:style-name="L2">
              <text:list-header>
                <text:p text:style-name="P10"><text:span text:style-name="T22">E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1.349cm" svg:height="1.108cm" svg:x="13.549cm" svg:y="5.059cm">
            <text:list text:style-name="L2">
              <text:list-header>
                <text:p text:style-name="P10"><text:span text:style-name="T22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0" draw:text-style-name="P2" draw:layer="layout" svg:width="8.458cm" svg:height="1.973cm" svg:x="16.303cm" svg:y="4.913cm">
            <text:list text:style-name="L2">
              <text:list-header>
                <text:p text:style-name="P10"><text:span text:style-name="T13">x: <text:s text:c="4"/>10</text:span></text:p>
                <text:p text:style-name="P10"><text:span text:style-name="T13">plus: (procedure ...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6" draw:text-style-name="P12" draw:layer="layout" svg:x1="15.121cm" svg:y1="5.456cm" svg:x2="16.298cm" svg:y2="5.456cm">
            <text:p/>
          </draw:line>
          <draw:custom-shape draw:style-name="gr15" draw:text-style-name="P2" draw:layer="layout" svg:width="1.349cm" svg:height="1.108cm" svg:x="13.549cm" svg:y="8.302cm">
            <text:list text:style-name="L2">
              <text:list-header>
                <text:p text:style-name="P10"><text:span text:style-name="T22">E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2" draw:layer="layout" svg:width="8.458cm" svg:height="1.972cm" svg:x="16.303cm" svg:y="8.152cm">
            <text:list text:style-name="L6">
              <text:list-header>
                <text:p text:style-name="P10"><text:span text:style-name="T29">x: </text:span><text:span text:style-name="T13"><text:s text:c="4"/></text:span><text:span text:style-name="T30">4</text:span></text:p>
                <text:p text:style-name="P10"><text:span text:style-name="T29">y: </text:span><text:span text:style-name="T13"><text:s text:c="4"/></text:span><text:span text:style-name="T30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8" draw:text-style-name="P12" draw:layer="layout" svg:x1="15.121cm" svg:y1="8.696cm" svg:x2="16.298cm" svg:y2="8.696cm">
            <text:p/>
          </draw:line>
          <draw:line draw:style-name="gr89" draw:text-style-name="P12" draw:layer="layout" svg:x1="21.422cm" svg:y1="8.15cm" svg:x2="21.422cm" svg:y2="6.885cm">
            <text:p/>
          </draw:line>
        </draw:g>
        <draw:custom-shape draw:style-name="gr15" draw:text-style-name="P2" xml:id="id56" draw:id="id56" draw:layer="layout" svg:width="4.219cm" svg:height="1.277cm" svg:x="14.61cm" svg:y="2.932cm">
          <text:list text:style-name="L2">
            <text:list-header>
              <text:p text:style-name="P10"><text:span text:style-name="T26">Abstra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xml:id="id58" draw:id="id58" draw:layer="layout" svg:width="4.545cm" svg:height="1.277cm" svg:x="0.856cm" svg:y="8.043cm">
          <text:list text:style-name="L2">
            <text:list-header>
              <text:p text:style-name="P10"><text:span text:style-name="T26">Concretely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9" draw:id="id59">
          <draw:custom-shape draw:style-name="gr15" draw:text-style-name="P2" draw:layer="layout" svg:width="1.264cm" svg:height="1.023cm" svg:x="8.417cm" svg:y="9.741cm">
            <text:list text:style-name="L2">
              <text:list-header>
                <text:p text:style-name="P10"><text:span text:style-name="T13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90" draw:text-style-name="P12" draw:layer="layout" svg:x1="4.714cm" svg:y1="11.236cm" svg:x2="6.103cm" svg:y2="11.236cm">
              <text:p/>
            </draw:line>
            <draw:custom-shape draw:style-name="gr15" draw:text-style-name="P2" draw:layer="layout" svg:width="2.043cm" svg:height="1.445cm" svg:x="6.718cm" svg:y="13.511cm">
              <text:list text:style-name="L2">
                <text:list-header>
                  <text:p text:style-name="P15"><text:span text:style-name="T31">list of</text:span></text:p>
                  <text:p text:style-name="P15"><text:span text:style-name="T31">valu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91" draw:text-style-name="P12" draw:layer="layout" svg:x1="6.416cm" svg:y1="11.236cm" svg:x2="6.416cm" svg:y2="12.532cm">
              <text:p/>
            </draw:line>
            <draw:line draw:style-name="gr92" draw:text-style-name="P12" draw:layer="layout" svg:x1="7.188cm" svg:y1="11.236cm" svg:x2="8.974cm" svg:y2="11.236cm">
              <text:p/>
            </draw:line>
            <draw:g>
              <draw:custom-shape draw:style-name="gr17" draw:text-style-name="P2" draw:layer="layout" svg:width="1.434cm" svg:height="0.706cm" svg:x="6.107cm" svg:y="10.927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6.826cm" svg:y1="10.927cm" svg:x2="6.826cm" svg:y2="11.633cm">
                <text:p/>
              </draw:line>
            </draw:g>
            <draw:g>
              <draw:custom-shape draw:style-name="gr44" draw:text-style-name="P2" draw:layer="layout" svg:width="1.434cm" svg:height="0.706cm" svg:x="6.107cm" svg:y="12.475cm">
                <text:p/>
                <draw:enhanced-geometry svg:viewBox="0 0 21600 21600" draw:type="rectangle" draw:enhanced-path="M 0 0 L 21600 0 21600 21600 0 21600 0 0 Z N"/>
              </draw:custom-shape>
              <draw:line draw:style-name="gr93" draw:text-style-name="P12" draw:layer="layout" svg:x1="6.826cm" svg:y1="12.475cm" svg:x2="6.826cm" svg:y2="13.181cm">
                <text:p/>
              </draw:line>
            </draw:g>
            <draw:line draw:style-name="gr94" draw:text-style-name="P12" draw:layer="layout" svg:x1="6.415cm" svg:y1="12.784cm" svg:x2="1.772cm" svg:y2="14.79cm">
              <text:p/>
            </draw:line>
            <draw:line draw:style-name="gr95" draw:text-style-name="P12" draw:layer="layout" svg:x1="7.188cm" svg:y1="12.784cm" svg:x2="9.657cm" svg:y2="14.79cm">
              <text:p/>
            </draw:line>
            <draw:custom-shape draw:style-name="gr15" draw:text-style-name="P2" draw:layer="layout" svg:width="2.653cm" svg:height="1.445cm" svg:x="2.257cm" svg:y="12.616cm">
              <text:list text:style-name="L2">
                <text:list-header>
                  <text:p text:style-name="P15"><text:span text:style-name="T31">list of</text:span><text:span text:style-name="T31"><text:line-break/></text:span><text:span text:style-name="T31">variabl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5" draw:text-style-name="P2" draw:layer="layout" svg:width="1.852cm" svg:height="0.853cm" svg:x="6.37cm" svg:y="11.84cm">
              <text:list text:style-name="L2">
                <text:list-header>
                  <text:p text:style-name="P15"><text:span text:style-name="T31">fram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>
              <draw:custom-shape draw:style-name="gr17" draw:text-style-name="P2" draw:layer="layout" svg:width="1.438cm" svg:height="0.705cm" svg:x="4.048cm" svg:y="14.795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4.767cm" svg:y1="14.795cm" svg:x2="4.767cm" svg:y2="15.5cm">
                <text:p/>
              </draw:line>
            </draw:g>
            <draw:line draw:style-name="gr96" draw:text-style-name="P12" draw:layer="layout" svg:x1="4.383cm" svg:y1="15.152cm" svg:x2="4.383cm" svg:y2="16.594cm">
              <text:p/>
            </draw:line>
            <draw:g>
              <draw:custom-shape draw:style-name="gr17" draw:text-style-name="P2" draw:layer="layout" svg:width="1.437cm" svg:height="0.71cm" svg:x="1.16cm" svg:y="14.825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.879cm" svg:y1="14.825cm" svg:x2="1.879cm" svg:y2="15.535cm">
                <text:p/>
              </draw:line>
            </draw:g>
            <draw:line draw:style-name="gr18" draw:text-style-name="P12" draw:layer="layout" svg:x1="4.705cm" svg:y1="15.443cm" svg:x2="5.472cm" svg:y2="14.821cm">
              <text:p/>
            </draw:line>
            <draw:custom-shape draw:style-name="gr70" draw:text-style-name="P2" draw:layer="layout" svg:width="1.032cm" svg:height="1.076cm" svg:x="1.005cm" svg:y="16.528cm">
              <text:list text:style-name="L6">
                <text:list-header>
                  <text:p text:style-name="P15"><text:span text:style-name="T29">x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97" draw:text-style-name="P12" draw:layer="layout" svg:x1="2.245cm" svg:y1="15.134cm" svg:x2="3.938cm" svg:y2="15.134cm">
              <text:p/>
            </draw:line>
            <draw:line draw:style-name="gr98" draw:text-style-name="P12" draw:layer="layout" svg:x1="1.468cm" svg:y1="15.134cm" svg:x2="1.468cm" svg:y2="16.576cm">
              <text:p/>
            </draw:line>
            <draw:custom-shape draw:style-name="gr70" draw:text-style-name="P2" draw:layer="layout" svg:width="1.235cm" svg:height="1.076cm" svg:x="3.788cm" svg:y="16.528cm">
              <text:list text:style-name="L6">
                <text:list-header>
                  <text:p text:style-name="P15"><text:span text:style-name="T29">y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g>
              <draw:custom-shape draw:style-name="gr17" draw:text-style-name="P2" draw:layer="layout" svg:width="1.438cm" svg:height="0.705cm" svg:x="12.241cm" svg:y="14.795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2.96cm" svg:y1="14.795cm" svg:x2="12.96cm" svg:y2="15.5cm">
                <text:p/>
              </draw:line>
            </draw:g>
            <draw:line draw:style-name="gr99" draw:text-style-name="P12" draw:layer="layout" svg:x1="12.577cm" svg:y1="15.152cm" svg:x2="12.577cm" svg:y2="16.594cm">
              <text:p/>
            </draw:line>
            <draw:g>
              <draw:custom-shape draw:style-name="gr17" draw:text-style-name="P2" draw:layer="layout" svg:width="1.438cm" svg:height="0.706cm" svg:x="9.353cm" svg:y="14.825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2" draw:layer="layout" svg:x1="10.072cm" svg:y1="14.825cm" svg:x2="10.072cm" svg:y2="15.531cm">
                <text:p/>
              </draw:line>
            </draw:g>
            <draw:line draw:style-name="gr18" draw:text-style-name="P12" draw:layer="layout" svg:x1="12.894cm" svg:y1="15.443cm" svg:x2="13.666cm" svg:y2="14.821cm">
              <text:p/>
            </draw:line>
            <draw:custom-shape draw:style-name="gr70" draw:text-style-name="P2" draw:layer="layout" svg:width="1.032cm" svg:height="1.076cm" svg:x="9.199cm" svg:y="16.528cm">
              <text:list text:style-name="L1">
                <text:list-header>
                  <text:p text:style-name="P15"><text:span text:style-name="T30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00" draw:text-style-name="P12" draw:layer="layout" svg:x1="10.433cm" svg:y1="15.134cm" svg:x2="12.131cm" svg:y2="15.134cm">
              <text:p/>
            </draw:line>
            <draw:line draw:style-name="gr101" draw:text-style-name="P12" draw:layer="layout" svg:x1="9.662cm" svg:y1="15.134cm" svg:x2="9.662cm" svg:y2="16.576cm">
              <text:p/>
            </draw:line>
            <draw:custom-shape draw:style-name="gr15" draw:text-style-name="P2" draw:layer="layout" svg:width="1.264cm" svg:height="1.023cm" svg:x="3.337cm" svg:y="10.548cm">
              <text:list text:style-name="L2">
                <text:list-header>
                  <text:p text:style-name="P10"><text:span text:style-name="T13">E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0" draw:text-style-name="P2" draw:layer="layout" svg:width="1.032cm" svg:height="1.076cm" svg:x="12.012cm" svg:y="16.475cm">
              <text:list text:style-name="L1">
                <text:list-header>
                  <text:p text:style-name="P15"><text:span text:style-name="T30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g>
              <draw:line draw:style-name="gr102" draw:text-style-name="P12" draw:layer="layout" svg:x1="9.146cm" svg:y1="11.28cm" svg:x2="9.146cm" svg:y2="12.577cm">
                <text:p/>
              </draw:line>
              <draw:line draw:style-name="gr103" draw:text-style-name="P12" draw:layer="layout" svg:x1="9.917cm" svg:y1="11.28cm" svg:x2="11.703cm" svg:y2="11.28cm">
                <text:p/>
              </draw:line>
              <draw:g>
                <draw:custom-shape draw:style-name="gr17" draw:text-style-name="P2" draw:layer="layout" svg:width="1.433cm" svg:height="0.706cm" svg:x="8.837cm" svg:y="10.971cm">
                  <text:p/>
                  <draw:enhanced-geometry svg:viewBox="0 0 21600 21600" draw:type="rectangle" draw:enhanced-path="M 0 0 L 21600 0 21600 21600 0 21600 0 0 Z N"/>
                </draw:custom-shape>
                <draw:line draw:style-name="gr18" draw:text-style-name="P12" draw:layer="layout" svg:x1="9.556cm" svg:y1="10.971cm" svg:x2="9.556cm" svg:y2="11.677cm">
                  <text:p/>
                </draw:line>
              </draw:g>
            </draw:g>
            <draw:custom-shape draw:style-name="gr104" draw:text-style-name="P2" draw:layer="layout" svg:width="1.261cm" svg:height="1.019cm" svg:x="12.568cm" svg:y="12.021cm">
              <text:p/>
              <draw:enhanced-geometry svg:viewBox="0 0 21600 21600" draw:type="mso-spt202" draw:enhanced-path="M 0 0 L 21600 0 21600 21600 0 21600 0 0 Z N"/>
            </draw:custom-shape>
          </draw:g>
          <draw:custom-shape draw:style-name="gr15" draw:text-style-name="P2" draw:layer="layout" svg:width="1.264cm" svg:height="1.023cm" svg:x="11.804cm" svg:y="10.76cm">
            <text:list text:style-name="L2">
              <text:list-header>
                <text:p text:style-name="P10"><text:span text:style-name="T13">E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0" draw:id="id60">
          <draw:custom-shape draw:style-name="gr11" draw:text-style-name="P2" draw:layer="layout" svg:width="1.342cm" svg:height="1.01cm" svg:x="12.954cm" svg:y="10.164cm">
            <text:list text:style-name="L2">
              <text:list-header>
                <text:p text:style-name="P10"><text:span text:style-name="T13">E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1" draw:text-style-name="P2" draw:layer="layout" svg:width="11.309cm" svg:height="2.536cm" svg:x="14.337cm" svg:y="11.677cm">
              <text:list text:style-name="L2">
                <text:list-header>
                  <text:p text:style-name="P10"><text:span text:style-name="T13">(((x y) . (4 5)) </text:span></text:p>
                  <text:p text:style-name="P10"><text:span text:style-name="T13"><text:s/></text:span><text:span text:style-name="T13">((x plus) . (10 (proc ..)))</text:span></text:p>
                  <text:p text:style-name="P10"><text:span text:style-name="T13"><text:s/></text:span><text:span text:style-name="T13">E1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5" draw:text-style-name="P2" draw:layer="layout" svg:width="10.48cm" svg:height="3.043cm" svg:x="14.609cm" svg:y="11.67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1.368cm" svg:height="1.01cm" svg:x="12.954cm" svg:y="11.174cm">
              <text:list text:style-name="L2">
                <text:list-header>
                  <text:p text:style-name="P10"><text:span text:style-name="T13">E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5" draw:text-style-name="P2" draw:layer="layout" svg:width="10.203cm" svg:height="1.508cm" svg:x="14.886cm" svg:y="12.7cm">
              <text:p/>
              <draw:enhanced-geometry svg:viewBox="0 0 21600 21600" draw:type="rectangle" draw:enhanced-path="M 0 0 L 21600 0 21600 21600 0 21600 0 0 Z N"/>
            </draw:custom-shape>
            <draw:line draw:style-name="gr106" draw:text-style-name="P12" draw:layer="layout" svg:x1="14.06cm" svg:y1="10.667cm" svg:x2="14.608cm" svg:y2="11.673cm">
              <text:p/>
            </draw:line>
            <draw:line draw:style-name="gr106" draw:text-style-name="P12" draw:layer="layout" svg:x1="14.06cm" svg:y1="11.677cm" svg:x2="14.884cm" svg:y2="12.696cm">
              <text:p/>
            </draw:line>
          </draw:g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24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"Scanning" the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Look for a variable in the environment...</text:span></text:p>
            </text:list-item>
          </text:list>
          <text:list text:style-name="L2">
            <text:list-header>
              <text:p text:style-name="P14"><text:span text:style-name="T10"/></text:p>
            </text:list-header>
          </text:list>
          <text:list text:style-name="L8">
            <text:list-item>
              <text:list>
                <text:list-item>
                  <text:p text:style-name="P20"><text:span text:style-name="T15">Look for a variable in a </text:span><text:span text:style-name="T32">frame</text:span><text:span text:style-name="T15">...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0"><text:span text:style-name="T15">loop through the </text:span><text:span text:style-name="T33">list of vars</text:span><text:span text:style-name="T15"> and </text:span><text:span text:style-name="T17">list of vals</text:span><text:span text:style-name="T15"> in parallel</text:span></text:p>
                    </text:list-item>
                    <text:list-item>
                      <text:p text:style-name="P20"><text:span text:style-name="T15">detect if the variable is found in the frame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header>
                      <text:p text:style-name="P53"><text:span text:style-name="T15"/></text:p>
                    </text:list-header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0"><text:span text:style-name="T15">If not found in </text:span><text:span text:style-name="T32">frame</text:span><text:span text:style-name="T15"> (i.e. we reached end of list of vars), look in enclosing environment</text:span></text:p>
                </text:list-item>
              </text:list>
            </text:list-item>
          </text:list>
          <text:list text:style-name="L2">
            <text:list-header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25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Scanning the environment (detai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5.267cm" svg:height="9.801cm" svg:x="-0.053cm" svg:y="4.445cm">
          <text:list text:style-name="L2">
            <text:list-header>
              <text:p text:style-name="P10"><text:span text:style-name="T13">(define (lookup-variable-value var env)</text:span></text:p>
              <text:p text:style-name="P10"><text:span text:style-name="T13"><text:s text:c="2"/></text:span><text:span text:style-name="T13">(define (env-loop env)</text:span></text:p>
              <text:p text:style-name="P10"><text:span text:style-name="T13"><text:s text:c="4"/></text:span><text:span text:style-name="T13">(define (scan </text:span><text:span text:style-name="T29">vars</text:span><text:span text:style-name="T13"> </text:span><text:span text:style-name="T30">vals</text:span><text:span text:style-name="T13">)</text:span></text:p>
              <text:p text:style-name="P10"><text:span text:style-name="T13"><text:s text:c="6"/></text:span><text:span text:style-name="T13">(cond ((null? </text:span><text:span text:style-name="T29">vars</text:span><text:span text:style-name="T13">) (env-loop (enclosing-environment env)))</text:span></text:p>
              <text:p text:style-name="P29"><text:span text:style-name="T13"><text:s text:c="12"/></text:span><text:span text:style-name="T29">((eq? var (car vars))</text:span><text:span text:style-name="T13"> </text:span><text:span text:style-name="T30">(car vals))</text:span></text:p>
              <text:p text:style-name="P29"><text:span text:style-name="T13"><text:s text:c="12"/></text:span><text:span text:style-name="T13">(else (scan </text:span><text:span text:style-name="T29">(cdr vars)</text:span><text:span text:style-name="T13"> </text:span><text:span text:style-name="T30">(cdr vals)))))</text:span></text:p>
              <text:p text:style-name="P17"><text:span text:style-name="T13"><text:s text:c="4"/></text:span><text:span text:style-name="T13">(if (eq? env the-empty-environment)</text:span></text:p>
              <text:p text:style-name="P29"><text:span text:style-name="T13"><text:s text:c="8"/></text:span><text:span text:style-name="T13">(error "Unbound variable -- LOOKUP" var)</text:span></text:p>
              <text:p text:style-name="P29"><text:span text:style-name="T13"><text:s text:c="8"/></text:span><text:span text:style-name="T13">(let </text:span><text:span text:style-name="T34">((frame (first-frame env)))</text:span></text:p>
              <text:p text:style-name="P29"><text:span text:style-name="T13"><text:s text:c="10"/></text:span><text:span text:style-name="T13">(scan </text:span><text:span text:style-name="T29">(frame-variables frame)</text:span><text:span text:style-name="T13"> </text:span><text:span text:style-name="T30">(frame-values frame</text:span><text:span text:style-name="T13">)))))</text:span></text:p>
              <text:p text:style-name="P17"><text:span text:style-name="T13"><text:s text:c="2"/></text:span><text:span text:style-name="T13">(env-loop env))</text:span></text:p>
              <text:p text:style-name="P45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4" draw:layer="layout" svg:width="13.339cm" svg:height="10.006cm" svg:x="3.493cm" svg:y="2.002cm" draw:page-number="26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The Initial (Global)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setup-environment</text:span></text:p>
            </text:list-item>
          </text:list>
          <text:list text:style-name="L10">
            <text:list-item>
              <text:list>
                <text:list-item>
                  <text:list>
                    <text:list-header>
                      <text:p text:style-name="P54"><text:span text:style-name="T35">(define (setup-environment)</text:span></text:p>
                      <text:p text:style-name="P55"><text:span text:style-name="T35"><text:s text:c="2"/></text:span><text:span text:style-name="T35">(let ((initial-env (extend-environment</text:span></text:p>
                    </text:list-header>
                    <text:list-item>
                      <text:p text:style-name="P55"><text:span text:style-name="T35"><text:s text:c="23"/></text:span><text:span text:style-name="T35">(primitive-procedure-names)</text:span></text:p>
                      <text:p text:style-name="P55"><text:span text:style-name="T35"><text:s text:c="23"/></text:span><text:span text:style-name="T35">(primitive-procedure-objects)</text:span></text:p>
                      <text:p text:style-name="P55"><text:span text:style-name="T35"><text:s text:c="23"/></text:span><text:span text:style-name="T35">the-empty-environment)))</text:span></text:p>
                      <text:p text:style-name="P54"><text:span text:style-name="T35"><text:s text:c="4"/></text:span><text:span text:style-name="T35">(define-variable! 'true #T initial-env)</text:span></text:p>
                      <text:p text:style-name="P54"><text:span text:style-name="T35"><text:s text:c="4"/></text:span><text:span text:style-name="T35">(define-variable! 'false #F initial-env)</text:span></text:p>
                      <text:p text:style-name="P54"><text:span text:style-name="T35"><text:s text:c="4"/></text:span><text:span text:style-name="T35">initial-env))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56"><text:span text:style-name="T10">define initial variables we always want</text:span></text:p>
            </text:list-item>
            <text:list-item>
              <text:p text:style-name="P56"><text:span text:style-name="T10">bind explicit set of "primitive procedures"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here: use underlying Scheme procedures</text:span></text:p>
                </text:list-item>
                <text:list-item>
                  <text:p text:style-name="P20"><text:span text:style-name="T15">in other interpreters: assembly code, hardware, .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5" draw:text-style-name="P2" draw:layer="layout" svg:width="5.383cm" svg:height="2.293cm" svg:x="18.898cm" svg:y="1.363cm">
              <text:list text:style-name="L2">
                <text:list-header>
                  <text:p text:style-name="P25"><text:span text:style-name="T19">primitives and</text:span></text:p>
                  <text:p text:style-name="P25"><text:span text:style-name="T19">initial env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9" draw:text-style-name="P2" draw:layer="layout" svg:width="6.769cm" svg:height="2.747cm" svg:x="18.203cm" svg:y="1.1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" draw:text-style-name="P2" draw:layer="layout" svg:width="1.137cm" svg:height="1.277cm" svg:x="17.571cm" svg:y="0.635cm">
            <text:list text:style-name="L2">
              <text:list-header>
                <text:p text:style-name="P26"><text:span text:style-name="T19">4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27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Syntactic Abstr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xml:id="id61" text:id="id61" text:style-name="P13"><text:span text:style-name="T10">Semantics</text:span></text:p>
            </text:list-item>
          </text:list>
          <text:list text:style-name="L8">
            <text:list-item>
              <text:list>
                <text:list-item>
                  <text:p xml:id="id62" text:id="id62" text:style-name="P20"><text:span text:style-name="T15">What the language </text:span><text:span text:style-name="T36">means</text:span></text:p>
                </text:list-item>
                <text:list-item>
                  <text:p xml:id="id63" text:id="id63" text:style-name="P20"><text:span text:style-name="T15">Model of computation</text:span></text:p>
                </text:list-item>
              </text:list>
            </text:list-item>
          </text:list>
          <text:list text:style-name="L13">
            <text:list-item>
              <text:list>
                <text:list-header>
                  <text:p text:style-name="P57"><text:span text:style-name="T37"/></text:p>
                </text:list-header>
              </text:list>
            </text:list-item>
          </text:list>
          <text:list text:style-name="L5">
            <text:list-item>
              <text:p xml:id="id64" text:id="id64" text:style-name="P13"><text:span text:style-name="T10">Syntax</text:span></text:p>
            </text:list-item>
          </text:list>
          <text:list text:style-name="L8">
            <text:list-item>
              <text:list>
                <text:list-item>
                  <text:p xml:id="id65" text:id="id65" text:style-name="P20"><text:span text:style-name="T15">Particulars of writing expressions</text:span></text:p>
                </text:list-item>
                <text:list-item>
                  <text:p xml:id="id66" text:id="id66" text:style-name="P20"><text:span text:style-name="T15">E.g. how to signal different expressions</text:span></text:p>
                </text:list-item>
              </text:list>
            </text:list-item>
          </text:list>
          <text:list text:style-name="L13">
            <text:list-item>
              <text:list>
                <text:list-header>
                  <text:p text:style-name="P57"><text:span text:style-name="T37"/></text:p>
                </text:list-header>
              </text:list>
            </text:list-item>
          </text:list>
          <text:list text:style-name="L5">
            <text:list-item>
              <text:p xml:id="id67" text:id="id67" text:style-name="P13"><text:span text:style-name="T10">Separation of syntax and semantics:</text:span><text:span text:style-name="T10"><text:line-break/></text:span><text:span text:style-name="T10"> <text:s/>allows one to easily alter syntax </text:span></text:p>
            </text:list-item>
          </text:list>
          <draw:enhanced-geometry svg:viewBox="0 0 21600 21600" draw:type="mso-spt202" draw:enhanced-path="M 0 0 L 21600 0 21600 21600 0 21600 0 0 Z N"/>
        </draw:custom-shape>
        <draw:g xml:id="id68" draw:id="id68">
          <draw:custom-shape draw:style-name="gr39" draw:text-style-name="P2" draw:layer="layout" svg:width="5.288cm" svg:height="2.323cm" svg:x="4.233cm" svg:y="14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037cm" svg:height="1.277cm" svg:x="4.857cm" svg:y="14.817cm">
            <text:list text:style-name="L2">
              <text:list-header>
                <text:p text:style-name="P26"><text:span text:style-name="T19">eval/appl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9" draw:id="id69">
          <draw:custom-shape draw:style-name="gr39" draw:text-style-name="P2" draw:layer="layout" svg:width="5.287cm" svg:height="2.959cm" svg:x="13.547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223cm" svg:height="2.293cm" svg:x="14.079cm" svg:y="14.31cm">
            <text:list text:style-name="L2">
              <text:list-header>
                <text:p text:style-name="P25"><text:span text:style-name="T19">syntax</text:span></text:p>
                <text:p text:style-name="P25"><text:span text:style-name="T19">procedur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2" draw:text-style-name="P2" xml:id="id70" draw:id="id70" draw:layer="layout" svg:width="2.963cm" svg:height="1.482cm" svg:x="10.16cm" svg:y="14.7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39" draw:text-style-name="P2" draw:layer="layout" svg:width="5.287cm" svg:height="2.959cm" svg:x="19.262cm" svg:y="1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223cm" svg:height="2.293cm" svg:x="19.799cm" svg:y="1.402cm">
            <text:list text:style-name="L2">
              <text:list-header>
                <text:p text:style-name="P25"><text:span text:style-name="T19">syntax</text:span></text:p>
                <text:p text:style-name="P25"><text:span text:style-name="T19">procedu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1.137cm" svg:height="1.277cm" svg:x="18.841cm" svg:y="0.635cm">
            <text:list text:style-name="L2">
              <text:list-header>
                <text:p text:style-name="P26"><text:span text:style-name="T19">2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fill="hold" smil:targetElement="id68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fill="hold" smil:targetElement="id69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0;width" smil:keyTimes="0;1"/>
                  <anim:animate smil:dur="0.5s" smil:fill="hold" smil:targetElement="id70" smil:attributeName="height" smil:values="0;height" smil:keyTimes="0;1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28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Basic Synta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6.51cm" svg:x="1.058cm" svg:y="2.54cm">
          <text:list text:style-name="L2">
            <text:list-header>
              <text:p text:style-name="P58"><text:span text:style-name="T22">(define (tagged-list? exp tag)</text:span></text:p>
              <text:p text:style-name="P58"><text:span text:style-name="T22"><text:s text:c="2"/></text:span><text:span text:style-name="T22">(and (pair? exp) (eq? (car exp) tag)))</text:span></text:p>
              <text:p text:style-name="P58"><text:span text:style-name="T38"/></text:p>
            </text:list-header>
          </text:list>
          <text:list text:style-name="L14">
            <text:list-item>
              <text:p text:style-name="P59"><text:span text:style-name="T10">Routines to detect expressions</text:span></text:p>
            </text:list-item>
          </text:list>
          <text:list text:style-name="L2">
            <text:list-header>
              <text:p text:style-name="P58"><text:span text:style-name="T22">(define (if? exp) (tagged-list? exp 'if))</text:span></text:p>
              <text:p text:style-name="P58"><text:span text:style-name="T22">(define (lambda? exp) (tagged-list? exp 'lambda))</text:span></text:p>
              <text:p text:style-name="P58"><text:span text:style-name="T22">(define (application? exp) <text:s/>(pair? exp))</text:span></text:p>
              <text:p text:style-name="P58"><text:span text:style-name="T22"/></text:p>
            </text:list-header>
          </text:list>
          <text:list text:style-name="L14">
            <text:list-item>
              <text:p text:style-name="P59"><text:span text:style-name="T10">Routines to get information out of expressions</text:span></text:p>
            </text:list-item>
          </text:list>
          <text:list text:style-name="L2">
            <text:list-header>
              <text:p text:style-name="P58"><text:span text:style-name="T22">(define (operator app) (car app))</text:span></text:p>
              <text:p text:style-name="P58"><text:span text:style-name="T22">(define (operands app) (cdr app))</text:span></text:p>
              <text:p text:style-name="P60"><text:span text:style-name="T39"/></text:p>
            </text:list-header>
          </text:list>
          <text:list text:style-name="L14">
            <text:list-item>
              <text:p text:style-name="P59"><text:span text:style-name="T10">Routines to manipulate expressions</text:span></text:p>
            </text:list-item>
          </text:list>
          <text:list text:style-name="L2">
            <text:list-header>
              <text:p text:style-name="P58"><text:span text:style-name="T22">(define (no-operands? args) (null? args))</text:span></text:p>
              <text:p text:style-name="P58"><text:span text:style-name="T22">(define (first-operand args) (car args))</text:span></text:p>
              <text:p text:style-name="P58"><text:span text:style-name="T22">(define (rest-operands args) (cdr args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71" draw:id="id71" draw:layer="layout" svg:width="17.992cm" svg:height="1.058cm" svg:x="1.058cm" svg:y="8.2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71" smil:attributeName="visibility" smil:to="visible"/>
                  <anim:animate smil:dur="0.5s" smil:fill="hold" smil:targetElement="id71" smil:attributeName="width" smil:values="0;width" smil:keyTimes="0;1"/>
                  <anim:animate smil:dur="0.5s" smil:fill="hold" smil:targetElement="id71" smil:attributeName="height" smil:values="0;height" smil:keyTimes="0;1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29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Example – Changing Synta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Suppose you wanted a "verbose" application syntax, i.e., instead of </text:span></text:p>
            </text:list-item>
          </text:list>
          <text:list text:style-name="L2">
            <text:list-header>
              <text:p text:style-name="P61"><text:span text:style-name="T40"/></text:p>
              <text:p xml:id="id72" text:id="id72" text:style-name="P62"><text:span text:style-name="T22"><text:tab/></text:span><text:span text:style-name="T22"><text:tab/></text:span><text:span text:style-name="T22">(&lt;proc&gt; &lt;arg1&gt; &lt;arg2&gt; . . .)</text:span></text:p>
              <text:p xml:id="id73" text:id="id73" text:style-name="P63"><text:span text:style-name="T10">use</text:span></text:p>
              <text:p text:style-name="P63"><text:span text:style-name="T10"/></text:p>
              <text:p xml:id="id74" text:id="id74" text:style-name="P62"><text:span text:style-name="T22"><text:tab/></text:span><text:span text:style-name="T22"><text:tab/></text:span><text:span text:style-name="T22">(CALL &lt;proc&gt; ARGS &lt;arg1&gt; &lt;arg2&gt; ...)</text:span></text:p>
              <text:p text:style-name="P64"><text:span text:style-name="T22"/></text:p>
            </text:list-header>
          </text:list>
          <text:list text:style-name="L5">
            <text:list-item>
              <text:p xml:id="id75" text:id="id75" text:style-name="P56"><text:span text:style-name="T10">Changes – </text:span><text:span text:style-name="T41">only in the syntax routines!</text:span></text:p>
            </text:list-item>
          </text:list>
          <text:list text:style-name="L6">
            <text:list-header>
              <text:p text:style-name="P64"><text:span text:style-name="T42"/></text:p>
            </text:list-header>
          </text:list>
          <text:list text:style-name="L2">
            <text:list-header>
              <text:p xml:id="id76" text:id="id76" text:style-name="P64"><text:span text:style-name="T22">(define (application? exp) (tagged-list? exp 'CALL))</text:span></text:p>
              <text:p xml:id="id77" text:id="id77" text:style-name="P64"><text:span text:style-name="T22">(define (operator app) (cadr app))</text:span></text:p>
              <text:p xml:id="id78" text:id="id78" text:style-name="P64"><text:span text:style-name="T22">(define (operands app) (cdddr app)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0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Implementing "Syntactic Sugar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812cm" svg:x="1.058cm" svg:y="2.752cm">
          <text:list text:style-name="L5">
            <text:list-item>
              <text:p text:style-name="P59"><text:span text:style-name="T10">Idea:</text:span></text:p>
            </text:list-item>
          </text:list>
          <text:list text:style-name="L8">
            <text:list-item>
              <text:list>
                <text:list-item>
                  <text:p text:style-name="P65"><text:span text:style-name="T15">Easy way to add alternative/convenient syntax </text:span></text:p>
                </text:list-item>
                <text:list-item>
                  <text:p text:style-name="P65"><text:span text:style-name="T15">Allows us to implement a simpler "core" in the evaluator, and support the alternative syntax by translating it into core syntax</text:span></text:p>
                </text:list-item>
              </text:list>
            </text:list-item>
          </text:list>
          <text:list text:style-name="L5">
            <text:list-item>
              <text:p text:style-name="P59"><text:span text:style-name="T10">"let" as sugared procedure application:</text:span></text:p>
            </text:list-item>
          </text:list>
          <text:list text:style-name="L2">
            <text:list-header>
              <text:p text:style-name="P66"><text:span text:style-name="T22"/></text:p>
              <text:p xml:id="id79" text:id="id79" text:style-name="P66"><text:span text:style-name="T22">(let ((&lt;name1&gt; &lt;val1&gt;)</text:span></text:p>
              <text:p xml:id="id80" text:id="id80" text:style-name="P66"><text:span text:style-name="T22"><text:s text:c="6"/></text:span><text:span text:style-name="T22">(&lt;name2&gt; &lt;val2&gt;))</text:span></text:p>
              <text:p xml:id="id81" text:id="id81" text:style-name="P66"><text:span text:style-name="T22"><text:s text:c="3"/></text:span><text:span text:style-name="T22">&lt;body&gt;)</text:span></text:p>
              <text:p text:style-name="P66"><text:span text:style-name="T22"/></text:p>
              <text:p text:style-name="P66"><text:span text:style-name="T22"/></text:p>
              <text:p text:style-name="P66"><text:span text:style-name="T22"/></text:p>
              <text:p xml:id="id83" text:id="id83" text:style-name="P66"><text:span text:style-name="T22">((lambda (&lt;name1&gt; &lt;name2&gt;) <text:s text:c="2"/>&lt;body&gt;)</text:span></text:p>
              <text:p xml:id="id84" text:id="id84" text:style-name="P66"><text:span text:style-name="T22"><text:s text:c="2"/></text:span><text:span text:style-name="T22">&lt;val1&gt; &lt;val2&gt;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82" draw:id="id82" draw:layer="layout" svg:width="1.905cm" svg:height="1.27cm" svg:x="2.963cm" svg:y="13.3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1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etect and Transform the Alternative Synta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4.045cm" svg:height="14.181cm" svg:x="0.908cm" svg:y="2.752cm">
          <text:list text:style-name="L2">
            <text:list-header>
              <text:p text:style-name="P58"><text:span text:style-name="T22">(define (m-eval exp env)</text:span></text:p>
              <text:p text:style-name="P58"><text:span text:style-name="T22"><text:s text:c="2"/></text:span><text:span text:style-name="T22">(cond ((self-evaluating? exp) exp)</text:span></text:p>
              <text:p text:style-name="P58"><text:span text:style-name="T22"><text:s text:c="8"/></text:span><text:span text:style-name="T22">((variable? exp)</text:span></text:p>
              <text:p text:style-name="P58"><text:span text:style-name="T22"><text:s text:c="9"/></text:span><text:span text:style-name="T22">(lookup-variable-value exp env))</text:span></text:p>
              <text:p text:style-name="P58"><text:span text:style-name="T22"><text:s text:c="8"/></text:span><text:span text:style-name="T22">((quoted? exp)</text:span></text:p>
              <text:p text:style-name="P58"><text:span text:style-name="T22"><text:s text:c="9"/></text:span><text:span text:style-name="T22">(text-of-quotation exp))</text:span></text:p>
              <text:p text:style-name="P58"><text:span text:style-name="T22"><text:s text:c="8"/></text:span><text:span text:style-name="T22">...</text:span></text:p>
              <text:p text:style-name="P58"><text:span text:style-name="T22"><text:s text:c="4"/></text:span><text:span text:style-name="T42"><text:s text:c="4"/></text:span><text:span text:style-name="T42">((let? exp) </text:span></text:p>
            </text:list-header>
          </text:list>
          <text:list text:style-name="L6">
            <text:list-header>
              <text:p text:style-name="P58"><text:span text:style-name="T42"><text:s text:c="9"/></text:span><text:span text:style-name="T42">(m-eval </text:span><text:span text:style-name="T43">(let-&gt;combination exp)</text:span><text:span text:style-name="T42"> env))</text:span></text:p>
            </text:list-header>
          </text:list>
          <text:list text:style-name="L2">
            <text:list-header>
              <text:p text:style-name="P58"><text:span text:style-name="T22"><text:s text:c="8"/></text:span><text:span text:style-name="T22">((application? exp) </text:span></text:p>
              <text:p text:style-name="P58"><text:span text:style-name="T22"><text:s text:c="9"/></text:span><text:span text:style-name="T22">(m-apply (m-eval (operator exp) env)</text:span></text:p>
              <text:p text:style-name="P67"><text:span text:style-name="T22"><text:tab/></text:span><text:span text:style-name="T22"><text:tab/></text:span><text:span text:style-name="T22"><text:tab/></text:span><text:span text:style-name="T22"> <text:s text:c="5"/></text:span><text:span text:style-name="T22">(list-of-values (operands exp) env)))</text:span></text:p>
              <text:p text:style-name="P68"><text:span text:style-name="T22"><text:s text:c="8"/></text:span><text:span text:style-name="T22">(else (error "Unknown expression" exp))))</text:span></text:p>
              <text:p text:style-name="P68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2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Let Syntax Trans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20.955cm" svg:height="9.578cm" svg:x="1.482cm" svg:y="2.752cm">
          <text:list text:style-name="L2">
            <text:list-header>
              <text:p text:style-name="P10"><text:span text:style-name="T44"/></text:p>
              <text:p text:style-name="P10"><text:span text:style-name="T44">FROM</text:span></text:p>
              <text:p text:style-name="P10"><text:span text:style-name="T44"/></text:p>
              <text:p text:style-name="P10"><text:span text:style-name="T22">(let ((x 23)</text:span></text:p>
              <text:p text:style-name="P10"><text:span text:style-name="T22"><text:s text:c="6"/></text:span><text:span text:style-name="T22">(y 15))</text:span></text:p>
              <text:p text:style-name="P10"><text:span text:style-name="T22"><text:s text:c="3"/></text:span><text:span text:style-name="T22">(dosomething x y))</text:span></text:p>
              <text:p text:style-name="P10"><text:span text:style-name="T22"/></text:p>
              <text:p text:style-name="P10"><text:span text:style-name="T44">TO</text:span></text:p>
              <text:p text:style-name="P10"><text:span text:style-name="T44"/></text:p>
              <text:p text:style-name="P10"><text:span text:style-name="T22">( (lambda (x y) (dosomething x y)) </text:span></text:p>
              <text:p text:style-name="P10"><text:span text:style-name="T22"><text:s text:c="2"/></text:span><text:span text:style-name="T22">23 15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3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Let Syntax Trans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8.621cm" svg:x="1.058cm" svg:y="2.752cm">
          <text:list text:style-name="L2">
            <text:list-header>
              <text:p text:style-name="P58"><text:span text:style-name="T22">(define (let? exp) (tagged-list? exp 'let))</text:span></text:p>
              <text:p text:style-name="P69"><text:span text:style-name="T45"/></text:p>
              <text:p text:style-name="P58"><text:span text:style-name="T22">(define (let-bound-variables let-exp)</text:span></text:p>
              <text:p text:style-name="P58"><text:span text:style-name="T22"><text:s text:c="2"/></text:span><text:span text:style-name="T22">(map car (cadr let-exp)))</text:span></text:p>
              <text:p text:style-name="P70"><text:span text:style-name="T46"/></text:p>
              <text:p text:style-name="P58"><text:span text:style-name="T22">(define (let-values let-exp)</text:span></text:p>
              <text:p text:style-name="P58"><text:span text:style-name="T22"><text:s text:c="2"/></text:span><text:span text:style-name="T22">(map cadr (cadr let-exp)))</text:span></text:p>
              <text:p text:style-name="P70"><text:span text:style-name="T46"/></text:p>
              <text:p text:style-name="P58"><text:span text:style-name="T22">(define (let-body let-exp)</text:span></text:p>
              <text:p text:style-name="P58"><text:span text:style-name="T22"><text:s text:c="2"/></text:span><text:span text:style-name="T22">(cddr let-exp))</text:span><text:span text:style-name="T22"><text:line-break/></text:span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xml:id="id85" draw:id="id85" draw:layer="layout" svg:width="23.706cm" svg:height="5.713cm" svg:x="0.847cm" svg:y="11.43cm">
          <text:list text:style-name="L6">
            <text:list-header>
              <text:p text:style-name="P71"><text:span text:style-name="T42">(define </text:span><text:span text:style-name="T43">(let-&gt;combination let-exp)</text:span></text:p>
              <text:p text:style-name="P71"><text:span text:style-name="T42"><text:s text:c="2"/></text:span><text:span text:style-name="T42">(let ((names (let-bound-variables let-exp))</text:span></text:p>
              <text:p text:style-name="P71"><text:span text:style-name="T42"><text:s text:c="8"/></text:span><text:span text:style-name="T42">(values (let-values let-exp))</text:span></text:p>
              <text:p text:style-name="P71"><text:span text:style-name="T42"><text:s text:c="8"/></text:span><text:span text:style-name="T42">(body (let-body let-exp)))</text:span></text:p>
              <text:p text:style-name="P71"><text:span text:style-name="T42"><text:s text:c="4"/></text:span><text:span text:style-name="T42">(cons (make-lambda names body)</text:span></text:p>
              <text:p text:style-name="P72"><text:span text:style-name="T42"><text:tab/></text:span><text:span text:style-name="T42"> <text:s text:c="3"/></text:span><text:span text:style-name="T42">values)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31" xml:id="id86" draw:id="id86" draw:layer="layout" svg:width="8.89cm" svg:height="3.649cm" svg:x="16.298cm" svg:y="14.182cm">
          <text:list text:style-name="L2">
            <text:list-header>
              <text:p text:style-name="P30"><text:span text:style-name="T47">NOTE: </text:span><text:span text:style-name="T48">only manipulates list structure, returning new list structure that acts as an express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4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etails of let syntax trans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20.955cm" svg:height="3.339cm" svg:x="1.482cm" svg:y="2.752cm">
          <text:list text:style-name="L2">
            <text:list-header>
              <text:p text:style-name="P73"><text:span text:style-name="T13">(let ((x 23)</text:span></text:p>
              <text:p text:style-name="P73"><text:span text:style-name="T13"><text:s text:c="6"/></text:span><text:span text:style-name="T13">(y 15))</text:span></text:p>
              <text:p text:style-name="P73"><text:span text:style-name="T13"><text:s text:c="3"/></text:span><text:span text:style-name="T13">(dosomething x y)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87" draw:id="id87">
          <draw:g>
            <draw:g>
              <draw:g>
                <draw:custom-shape draw:style-name="gr108" draw:text-style-name="P2" draw:layer="layout" svg:width="1.052cm" svg:height="1.054cm" svg:x="14.816cm" svg:y="7.36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8" draw:text-style-name="P2" draw:layer="layout" svg:width="1.052cm" svg:height="1.054cm" svg:x="15.872cm" svg:y="7.366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51" draw:text-style-name="P12" draw:layer="layout" svg:x1="16.928cm" svg:y1="7.366cm" svg:x2="15.868cm" svg:y2="8.42cm">
                <text:p/>
              </draw:line>
            </draw:g>
            <draw:line draw:style-name="gr109" draw:text-style-name="P12" draw:layer="layout" svg:x1="15.24cm" svg:y1="8.001cm" svg:x2="15.24cm" svg:y2="9.69cm">
              <text:p/>
            </draw:line>
          </draw:g>
          <draw:g>
            <draw:custom-shape draw:style-name="gr110" draw:text-style-name="P2" draw:layer="layout" svg:width="1.054cm" svg:height="1.054cm" svg:x="7.408cm" svg:y="7.578cm">
              <text:p/>
              <draw:enhanced-geometry svg:viewBox="0 0 21600 21600" draw:type="rectangle" draw:enhanced-path="M 0 0 L 21600 0 21600 21600 0 21600 0 0 Z N"/>
            </draw:custom-shape>
            <draw:custom-shape draw:style-name="gr110" draw:text-style-name="P2" draw:layer="layout" svg:width="1.054cm" svg:height="1.054cm" svg:x="8.466cm" svg:y="7.57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1" draw:text-style-name="P12" draw:layer="layout" svg:x1="7.831cm" svg:y1="8.213cm" svg:x2="7.831cm" svg:y2="9.902cm">
            <text:p/>
          </draw:line>
          <draw:line draw:style-name="gr112" draw:text-style-name="P12" draw:layer="layout" svg:x1="9.101cm" svg:y1="8.213cm" svg:x2="14.812cm" svg:y2="8.213cm">
            <text:p/>
          </draw:line>
          <draw:g>
            <draw:custom-shape draw:style-name="gr110" draw:text-style-name="P2" draw:layer="layout" svg:width="1.054cm" svg:height="1.054cm" svg:x="3.598cm" svg:y="7.578cm">
              <text:p/>
              <draw:enhanced-geometry svg:viewBox="0 0 21600 21600" draw:type="rectangle" draw:enhanced-path="M 0 0 L 21600 0 21600 21600 0 21600 0 0 Z N"/>
            </draw:custom-shape>
            <draw:custom-shape draw:style-name="gr110" draw:text-style-name="P2" draw:layer="layout" svg:width="1.054cm" svg:height="1.054cm" svg:x="4.656cm" svg:y="7.57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3" draw:text-style-name="P12" draw:layer="layout" svg:x1="4.021cm" svg:y1="8.213cm" svg:x2="4.021cm" svg:y2="9.902cm">
            <text:p/>
          </draw:line>
          <draw:custom-shape draw:style-name="gr41" draw:text-style-name="P75" draw:layer="layout" svg:width="3.382cm" svg:height="1.023cm" svg:x="3.175cm" svg:y="9.694cm">
            <text:list text:style-name="L2">
              <text:list-header>
                <text:p text:style-name="P74"><text:span text:style-name="T49">le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4" draw:text-style-name="P12" draw:layer="layout" svg:x1="5.291cm" svg:y1="8.213cm" svg:x2="7.404cm" svg:y2="8.213cm">
            <text:p/>
          </draw:line>
          <draw:g>
            <draw:g>
              <draw:g>
                <draw:g>
                  <draw:custom-shape draw:style-name="gr110" draw:text-style-name="P2" draw:layer="layout" svg:width="1.054cm" svg:height="1.054cm" svg:x="22.225cm" svg:y="9.69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10" draw:text-style-name="P2" draw:layer="layout" svg:width="1.054cm" svg:height="1.054cm" svg:x="23.283cm" svg:y="9.69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51" draw:text-style-name="P12" draw:layer="layout" svg:x1="24.336cm" svg:y1="9.694cm" svg:x2="23.273cm" svg:y2="10.748cm">
                  <text:p/>
                </draw:line>
              </draw:g>
              <draw:line draw:style-name="gr115" draw:text-style-name="P12" draw:layer="layout" svg:x1="22.648cm" svg:y1="10.329cm" svg:x2="22.648cm" svg:y2="12.018cm">
                <text:p/>
              </draw:line>
              <draw:custom-shape draw:style-name="gr41" draw:text-style-name="P75" draw:layer="layout" svg:width="1.265cm" svg:height="1.023cm" svg:x="22.225cm" svg:y="11.811cm">
                <text:list text:style-name="L2">
                  <text:list-header>
                    <text:p text:style-name="P74"><text:span text:style-name="T49">y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110" draw:text-style-name="P2" draw:layer="layout" svg:width="1.054cm" svg:height="1.054cm" svg:x="18.415cm" svg:y="9.69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10" draw:text-style-name="P2" draw:layer="layout" svg:width="1.054cm" svg:height="1.054cm" svg:x="19.473cm" svg:y="9.69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16" draw:text-style-name="P12" draw:layer="layout" svg:x1="18.838cm" svg:y1="10.329cm" svg:x2="18.838cm" svg:y2="12.018cm">
                  <text:p/>
                </draw:line>
                <draw:custom-shape draw:style-name="gr41" draw:text-style-name="P75" draw:layer="layout" svg:width="1.054cm" svg:height="1.023cm" svg:x="18.415cm" svg:y="11.811cm">
                  <text:list text:style-name="L2">
                    <text:list-header>
                      <text:p text:style-name="P74"><text:span text:style-name="T49">x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17" draw:text-style-name="P12" draw:layer="layout" svg:x1="20.108cm" svg:y1="10.329cm" svg:x2="22.22cm" svg:y2="10.329cm">
                <text:p/>
              </draw:line>
            </draw:g>
            <draw:g>
              <draw:custom-shape draw:style-name="gr110" draw:text-style-name="P2" draw:layer="layout" svg:width="1.054cm" svg:height="1.054cm" svg:x="14.605cm" svg:y="9.69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0" draw:text-style-name="P2" draw:layer="layout" svg:width="1.054cm" svg:height="1.054cm" svg:x="15.663cm" svg:y="9.694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18" draw:text-style-name="P12" draw:layer="layout" svg:x1="15.028cm" svg:y1="10.329cm" svg:x2="15.028cm" svg:y2="12.018cm">
              <text:p/>
            </draw:line>
            <draw:custom-shape draw:style-name="gr41" draw:text-style-name="P75" draw:layer="layout" svg:width="4.018cm" svg:height="1.023cm" svg:x="13.546cm" svg:y="11.811cm">
              <text:list text:style-name="L2">
                <text:list-header>
                  <text:p text:style-name="P74"><text:span text:style-name="T49">dosometh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19" draw:text-style-name="P12" draw:layer="layout" svg:x1="16.298cm" svg:y1="10.329cm" svg:x2="18.41cm" svg:y2="10.329cm">
              <text:p/>
            </draw:line>
          </draw:g>
          <draw:line draw:style-name="gr120" draw:text-style-name="P12" draw:layer="layout" svg:x1="1.27cm" svg:y1="8.213cm" svg:x2="3.382cm" svg:y2="8.213cm">
            <text:p/>
          </draw:line>
          <draw:g>
            <draw:g>
              <draw:g>
                <draw:g>
                  <draw:custom-shape draw:style-name="gr121" draw:text-style-name="P2" draw:layer="layout" svg:width="1.053cm" svg:height="1.054cm" svg:x="5.077cm" svg:y="13.0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21" draw:text-style-name="P2" draw:layer="layout" svg:width="1.053cm" svg:height="1.054cm" svg:x="6.133cm" svg:y="13.08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51" draw:text-style-name="P12" draw:layer="layout" svg:x1="7.185cm" svg:y1="13.081cm" svg:x2="6.124cm" svg:y2="14.135cm">
                  <text:p/>
                </draw:line>
              </draw:g>
              <draw:line draw:style-name="gr122" draw:text-style-name="P12" draw:layer="layout" svg:x1="5.499cm" svg:y1="13.716cm" svg:x2="5.499cm" svg:y2="15.405cm">
                <text:p/>
              </draw:line>
              <draw:custom-shape draw:style-name="gr41" draw:text-style-name="P75" draw:layer="layout" svg:width="1.263cm" svg:height="1.023cm" svg:x="5.077cm" svg:y="15.198cm">
                <text:list text:style-name="L2">
                  <text:list-header>
                    <text:p text:style-name="P74"><text:span text:style-name="T49">2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121" draw:text-style-name="P2" draw:layer="layout" svg:width="1.053cm" svg:height="1.054cm" svg:x="1.27cm" svg:y="13.0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21" draw:text-style-name="P2" draw:layer="layout" svg:width="1.053cm" svg:height="1.054cm" svg:x="2.326cm" svg:y="13.08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23" draw:text-style-name="P12" draw:layer="layout" svg:x1="1.692cm" svg:y1="13.716cm" svg:x2="1.692cm" svg:y2="15.405cm">
                  <text:p/>
                </draw:line>
                <draw:custom-shape draw:style-name="gr41" draw:text-style-name="P75" draw:layer="layout" svg:width="1.053cm" svg:height="1.023cm" svg:x="1.27cm" svg:y="15.198cm">
                  <text:list text:style-name="L2">
                    <text:list-header>
                      <text:p text:style-name="P74"><text:span text:style-name="T49">x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24" draw:text-style-name="P12" draw:layer="layout" svg:x1="2.961cm" svg:y1="13.716cm" svg:x2="5.071cm" svg:y2="13.716cm">
                <text:p/>
              </draw:line>
            </draw:g>
          </draw:g>
          <draw:g>
            <draw:g>
              <draw:g>
                <draw:g>
                  <draw:custom-shape draw:style-name="gr108" draw:text-style-name="P2" draw:layer="layout" svg:width="1.052cm" svg:height="1.054cm" svg:x="12.276cm" svg:y="13.0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08" draw:text-style-name="P2" draw:layer="layout" svg:width="1.052cm" svg:height="1.054cm" svg:x="13.332cm" svg:y="13.08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51" draw:text-style-name="P12" draw:layer="layout" svg:x1="14.388cm" svg:y1="13.081cm" svg:x2="13.328cm" svg:y2="14.135cm">
                  <text:p/>
                </draw:line>
              </draw:g>
              <draw:line draw:style-name="gr125" draw:text-style-name="P12" draw:layer="layout" svg:x1="12.7cm" svg:y1="13.716cm" svg:x2="12.7cm" svg:y2="15.405cm">
                <text:p/>
              </draw:line>
              <draw:custom-shape draw:style-name="gr41" draw:text-style-name="P75" draw:layer="layout" svg:width="1.266cm" svg:height="1.023cm" svg:x="12.276cm" svg:y="15.198cm">
                <text:list text:style-name="L2">
                  <text:list-header>
                    <text:p text:style-name="P74"><text:span text:style-name="T49">15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110" draw:text-style-name="P2" draw:layer="layout" svg:width="1.054cm" svg:height="1.054cm" svg:x="8.466cm" svg:y="13.08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10" draw:text-style-name="P2" draw:layer="layout" svg:width="1.054cm" svg:height="1.054cm" svg:x="9.525cm" svg:y="13.08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26" draw:text-style-name="P12" draw:layer="layout" svg:x1="8.89cm" svg:y1="13.716cm" svg:x2="8.89cm" svg:y2="15.405cm">
                  <text:p/>
                </draw:line>
                <draw:custom-shape draw:style-name="gr41" draw:text-style-name="P75" draw:layer="layout" svg:width="1.054cm" svg:height="1.023cm" svg:x="8.466cm" svg:y="15.198cm">
                  <text:list text:style-name="L2">
                    <text:list-header>
                      <text:p text:style-name="P74"><text:span text:style-name="T49">y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27" draw:text-style-name="P12" draw:layer="layout" svg:x1="10.16cm" svg:y1="13.716cm" svg:x2="12.272cm" svg:y2="13.716cm">
                <text:p/>
              </draw:line>
            </draw:g>
          </draw:g>
          <draw:g>
            <draw:custom-shape draw:style-name="gr110" draw:text-style-name="P2" draw:layer="layout" svg:width="1.054cm" svg:height="1.054cm" svg:x="10.371cm" svg:y="9.906cm">
              <text:p/>
              <draw:enhanced-geometry svg:viewBox="0 0 21600 21600" draw:type="rectangle" draw:enhanced-path="M 0 0 L 21600 0 21600 21600 0 21600 0 0 Z N"/>
            </draw:custom-shape>
            <draw:custom-shape draw:style-name="gr110" draw:text-style-name="P2" draw:layer="layout" svg:width="1.054cm" svg:height="1.054cm" svg:x="11.43cm" svg:y="9.90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0" draw:text-style-name="P2" draw:layer="layout" svg:width="1.054cm" svg:height="1.054cm" svg:x="7.196cm" svg:y="9.906cm">
              <text:p/>
              <draw:enhanced-geometry svg:viewBox="0 0 21600 21600" draw:type="rectangle" draw:enhanced-path="M 0 0 L 21600 0 21600 21600 0 21600 0 0 Z N"/>
            </draw:custom-shape>
            <draw:custom-shape draw:style-name="gr110" draw:text-style-name="P2" draw:layer="layout" svg:width="1.054cm" svg:height="1.054cm" svg:x="8.255cm" svg:y="9.90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28" draw:text-style-name="P12" draw:layer="layout" svg:x1="8.678cm" svg:y1="10.541cm" svg:x2="10.367cm" svg:y2="10.541cm">
            <text:p/>
          </draw:line>
          <draw:line draw:style-name="gr51" draw:text-style-name="P12" draw:layer="layout" svg:x1="12.487cm" svg:y1="9.906cm" svg:x2="11.636cm" svg:y2="10.96cm">
            <text:p/>
          </draw:line>
          <draw:line draw:style-name="gr129" draw:text-style-name="P12" draw:layer="layout" svg:x1="11.005cm" svg:y1="10.329cm" svg:x2="9.096cm" svg:y2="13.077cm">
            <text:p/>
          </draw:line>
          <draw:line draw:style-name="gr130" draw:text-style-name="P12" draw:layer="layout" svg:x1="7.619cm" svg:y1="10.329cm" svg:x2="1.688cm" svg:y2="13.077cm">
            <text:p/>
          </draw:lin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5cm" svg:x="3.493cm" svg:y="1.998cm" draw:page-number="35" presentation:class="page"/>
          <draw:frame presentation:style-name="pr2" draw:text-style-name="P6" draw:layer="layout" svg:width="14.904cm" svg:height="12.005cm" svg:x="2.708cm" svg:y="12.668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etails of let syntax trans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g>
              <draw:g>
                <draw:custom-shape draw:style-name="gr39" draw:text-style-name="P2" draw:layer="layout" svg:width="1.052cm" svg:height="0.948cm" svg:x="14.393cm" svg:y="2.5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9" draw:text-style-name="P2" draw:layer="layout" svg:width="1.052cm" svg:height="0.948cm" svg:x="15.449cm" svg:y="2.54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51" draw:text-style-name="P12" draw:layer="layout" svg:x1="16.505cm" svg:y1="2.54cm" svg:x2="15.445cm" svg:y2="3.488cm">
                <text:p/>
              </draw:line>
            </draw:g>
            <draw:line draw:style-name="gr131" draw:text-style-name="P12" draw:layer="layout" svg:x1="14.817cm" svg:y1="3.113cm" svg:x2="14.817cm" svg:y2="4.635cm">
              <text:p/>
            </draw:line>
          </draw:g>
          <draw:g>
            <draw:custom-shape draw:style-name="gr39" draw:text-style-name="P2" draw:layer="layout" svg:width="1.054cm" svg:height="0.948cm" svg:x="6.985cm" svg:y="2.73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" draw:layer="layout" svg:width="1.054cm" svg:height="0.948cm" svg:x="8.043cm" svg:y="2.7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32" draw:text-style-name="P12" draw:layer="layout" svg:x1="7.408cm" svg:y1="3.303cm" svg:x2="7.408cm" svg:y2="4.824cm">
            <text:p/>
          </draw:line>
          <draw:line draw:style-name="gr133" draw:text-style-name="P12" draw:layer="layout" svg:x1="8.678cm" svg:y1="3.303cm" svg:x2="14.389cm" svg:y2="3.303cm">
            <text:p/>
          </draw:line>
          <draw:g>
            <draw:custom-shape draw:style-name="gr39" draw:text-style-name="P2" draw:layer="layout" svg:width="1.054cm" svg:height="0.948cm" svg:x="3.175cm" svg:y="2.73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" draw:layer="layout" svg:width="1.054cm" svg:height="0.948cm" svg:x="4.233cm" svg:y="2.7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34" draw:text-style-name="P12" draw:layer="layout" svg:x1="3.598cm" svg:y1="3.303cm" svg:x2="3.598cm" svg:y2="4.824cm">
            <text:p/>
          </draw:line>
          <draw:custom-shape draw:style-name="gr41" draw:text-style-name="P2" draw:layer="layout" svg:width="3.382cm" svg:height="1.023cm" svg:x="2.752cm" svg:y="4.643cm">
            <text:list text:style-name="L2">
              <text:list-header>
                <text:p text:style-name="P74"><text:span text:style-name="T49">le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35" draw:text-style-name="P12" draw:layer="layout" svg:x1="4.868cm" svg:y1="3.303cm" svg:x2="6.981cm" svg:y2="3.303cm">
            <text:p/>
          </draw:line>
          <draw:g>
            <draw:g>
              <draw:g>
                <draw:g>
                  <draw:custom-shape draw:style-name="gr39" draw:text-style-name="P2" draw:layer="layout" svg:width="1.054cm" svg:height="0.948cm" svg:x="21.802cm" svg:y="4.63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9" draw:text-style-name="P2" draw:layer="layout" svg:width="1.054cm" svg:height="0.948cm" svg:x="22.86cm" svg:y="4.63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51" draw:text-style-name="P12" draw:layer="layout" svg:x1="23.913cm" svg:y1="4.639cm" svg:x2="22.85cm" svg:y2="5.587cm">
                  <text:p/>
                </draw:line>
              </draw:g>
              <draw:line draw:style-name="gr136" draw:text-style-name="P12" draw:layer="layout" svg:x1="22.225cm" svg:y1="5.208cm" svg:x2="22.225cm" svg:y2="6.729cm">
                <text:p/>
              </draw:line>
              <draw:custom-shape draw:style-name="gr41" draw:text-style-name="P2" draw:layer="layout" svg:width="1.265cm" svg:height="1.023cm" svg:x="21.802cm" svg:y="6.548cm">
                <text:list text:style-name="L2">
                  <text:list-header>
                    <text:p text:style-name="P74"><text:span text:style-name="T49">y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39" draw:text-style-name="P2" draw:layer="layout" svg:width="1.054cm" svg:height="0.948cm" svg:x="17.992cm" svg:y="4.63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9" draw:text-style-name="P2" draw:layer="layout" svg:width="1.054cm" svg:height="0.948cm" svg:x="19.05cm" svg:y="4.63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37" draw:text-style-name="P12" draw:layer="layout" svg:x1="18.415cm" svg:y1="5.208cm" svg:x2="18.415cm" svg:y2="6.729cm">
                  <text:p/>
                </draw:line>
                <draw:custom-shape draw:style-name="gr41" draw:text-style-name="P2" draw:layer="layout" svg:width="1.054cm" svg:height="1.023cm" svg:x="17.992cm" svg:y="6.548cm">
                  <text:list text:style-name="L2">
                    <text:list-header>
                      <text:p text:style-name="P74"><text:span text:style-name="T49">x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38" draw:text-style-name="P12" draw:layer="layout" svg:x1="19.685cm" svg:y1="5.208cm" svg:x2="21.797cm" svg:y2="5.208cm">
                <text:p/>
              </draw:line>
            </draw:g>
            <draw:g>
              <draw:custom-shape draw:style-name="gr39" draw:text-style-name="P2" draw:layer="layout" svg:width="1.054cm" svg:height="0.948cm" svg:x="14.182cm" svg:y="4.639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2" draw:layer="layout" svg:width="1.054cm" svg:height="0.948cm" svg:x="15.24cm" svg:y="4.639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39" draw:text-style-name="P12" draw:layer="layout" svg:x1="14.605cm" svg:y1="5.208cm" svg:x2="14.605cm" svg:y2="6.729cm">
              <text:p/>
            </draw:line>
            <draw:custom-shape draw:style-name="gr41" draw:text-style-name="P2" draw:layer="layout" svg:width="4.018cm" svg:height="1.023cm" svg:x="13.123cm" svg:y="6.548cm">
              <text:list text:style-name="L2">
                <text:list-header>
                  <text:p text:style-name="P74"><text:span text:style-name="T49">dosometh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40" draw:text-style-name="P12" draw:layer="layout" svg:x1="15.875cm" svg:y1="5.208cm" svg:x2="17.987cm" svg:y2="5.208cm">
              <text:p/>
            </draw:line>
          </draw:g>
          <draw:line draw:style-name="gr141" draw:text-style-name="P12" draw:layer="layout" svg:x1="0.847cm" svg:y1="3.303cm" svg:x2="2.959cm" svg:y2="3.303cm">
            <text:p/>
          </draw:line>
          <draw:g>
            <draw:g>
              <draw:g>
                <draw:g>
                  <draw:custom-shape draw:style-name="gr39" draw:text-style-name="P2" draw:layer="layout" svg:width="1.053cm" svg:height="0.948cm" svg:x="4.654cm" svg:y="7.69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9" draw:text-style-name="P2" draw:layer="layout" svg:width="1.053cm" svg:height="0.948cm" svg:x="5.71cm" svg:y="7.69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51" draw:text-style-name="P12" draw:layer="layout" svg:x1="6.762cm" svg:y1="7.691cm" svg:x2="5.701cm" svg:y2="8.639cm">
                  <text:p/>
                </draw:line>
              </draw:g>
              <draw:line draw:style-name="gr142" draw:text-style-name="P12" draw:layer="layout" svg:x1="5.076cm" svg:y1="8.264cm" svg:x2="5.076cm" svg:y2="9.785cm">
                <text:p/>
              </draw:line>
              <draw:custom-shape draw:style-name="gr41" draw:text-style-name="P2" draw:layer="layout" svg:width="1.263cm" svg:height="1.023cm" svg:x="4.654cm" svg:y="9.6cm">
                <text:list text:style-name="L2">
                  <text:list-header>
                    <text:p text:style-name="P74"><text:span text:style-name="T49">2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39" draw:text-style-name="P2" draw:layer="layout" svg:width="1.053cm" svg:height="0.948cm" svg:x="0.847cm" svg:y="7.69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9" draw:text-style-name="P2" draw:layer="layout" svg:width="1.053cm" svg:height="0.948cm" svg:x="1.903cm" svg:y="7.69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43" draw:text-style-name="P12" draw:layer="layout" svg:x1="1.269cm" svg:y1="8.264cm" svg:x2="1.269cm" svg:y2="9.785cm">
                  <text:p/>
                </draw:line>
                <draw:custom-shape draw:style-name="gr41" draw:text-style-name="P2" draw:layer="layout" svg:width="1.053cm" svg:height="1.023cm" svg:x="0.847cm" svg:y="9.6cm">
                  <text:list text:style-name="L2">
                    <text:list-header>
                      <text:p text:style-name="P74"><text:span text:style-name="T49">x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44" draw:text-style-name="P12" draw:layer="layout" svg:x1="2.538cm" svg:y1="8.264cm" svg:x2="4.648cm" svg:y2="8.264cm">
                <text:p/>
              </draw:line>
            </draw:g>
          </draw:g>
          <draw:g>
            <draw:g>
              <draw:g>
                <draw:g>
                  <draw:custom-shape draw:style-name="gr39" draw:text-style-name="P2" draw:layer="layout" svg:width="1.052cm" svg:height="0.948cm" svg:x="11.853cm" svg:y="7.69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9" draw:text-style-name="P2" draw:layer="layout" svg:width="1.052cm" svg:height="0.948cm" svg:x="12.909cm" svg:y="7.69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51" draw:text-style-name="P12" draw:layer="layout" svg:x1="13.965cm" svg:y1="7.691cm" svg:x2="12.905cm" svg:y2="8.639cm">
                  <text:p/>
                </draw:line>
              </draw:g>
              <draw:line draw:style-name="gr145" draw:text-style-name="P12" draw:layer="layout" svg:x1="12.277cm" svg:y1="8.264cm" svg:x2="12.277cm" svg:y2="9.785cm">
                <text:p/>
              </draw:line>
              <draw:custom-shape draw:style-name="gr41" draw:text-style-name="P2" draw:layer="layout" svg:width="1.266cm" svg:height="1.023cm" svg:x="11.853cm" svg:y="9.6cm">
                <text:list text:style-name="L2">
                  <text:list-header>
                    <text:p text:style-name="P74"><text:span text:style-name="T49">15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39" draw:text-style-name="P2" draw:layer="layout" svg:width="1.054cm" svg:height="0.948cm" svg:x="8.043cm" svg:y="7.69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9" draw:text-style-name="P2" draw:layer="layout" svg:width="1.054cm" svg:height="0.948cm" svg:x="9.102cm" svg:y="7.69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46" draw:text-style-name="P12" draw:layer="layout" svg:x1="8.467cm" svg:y1="8.264cm" svg:x2="8.467cm" svg:y2="9.785cm">
                  <text:p/>
                </draw:line>
                <draw:custom-shape draw:style-name="gr41" draw:text-style-name="P2" draw:layer="layout" svg:width="1.054cm" svg:height="1.023cm" svg:x="8.043cm" svg:y="9.6cm">
                  <text:list text:style-name="L2">
                    <text:list-header>
                      <text:p text:style-name="P74"><text:span text:style-name="T49">y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47" draw:text-style-name="P12" draw:layer="layout" svg:x1="9.737cm" svg:y1="8.264cm" svg:x2="11.849cm" svg:y2="8.264cm">
                <text:p/>
              </draw:line>
            </draw:g>
          </draw:g>
          <draw:g>
            <draw:custom-shape draw:style-name="gr39" draw:text-style-name="P2" draw:layer="layout" svg:width="1.054cm" svg:height="0.948cm" svg:x="9.948cm" svg:y="4.82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" draw:layer="layout" svg:width="1.054cm" svg:height="0.948cm" svg:x="11.007cm" svg:y="4.82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9" draw:text-style-name="P2" draw:layer="layout" svg:width="1.054cm" svg:height="0.948cm" svg:x="6.773cm" svg:y="4.82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" draw:layer="layout" svg:width="1.054cm" svg:height="0.948cm" svg:x="7.832cm" svg:y="4.82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48" draw:text-style-name="P12" draw:layer="layout" svg:x1="8.255cm" svg:y1="5.402cm" svg:x2="9.944cm" svg:y2="5.402cm">
            <text:p/>
          </draw:line>
          <draw:line draw:style-name="gr51" draw:text-style-name="P12" draw:layer="layout" svg:x1="12.064cm" svg:y1="4.829cm" svg:x2="11.213cm" svg:y2="5.777cm">
            <text:p/>
          </draw:line>
          <draw:line draw:style-name="gr149" draw:text-style-name="P12" draw:layer="layout" svg:x1="10.582cm" svg:y1="5.208cm" svg:x2="8.673cm" svg:y2="7.682cm">
            <text:p/>
          </draw:line>
          <draw:line draw:style-name="gr150" draw:text-style-name="P12" draw:layer="layout" svg:x1="7.196cm" svg:y1="5.208cm" svg:x2="1.265cm" svg:y2="7.682cm">
            <text:p/>
          </draw:line>
        </draw:g>
        <draw:g xml:id="id89" draw:id="id89">
          <draw:g>
            <draw:g>
              <draw:g>
                <draw:custom-shape draw:style-name="gr50" draw:text-style-name="P2" draw:layer="layout" svg:width="1.052cm" svg:height="1.054cm" svg:x="22.648cm" svg:y="11.21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0" draw:text-style-name="P2" draw:layer="layout" svg:width="1.052cm" svg:height="1.054cm" svg:x="23.704cm" svg:y="11.218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151" draw:text-style-name="P12" draw:layer="layout" svg:x1="24.76cm" svg:y1="11.218cm" svg:x2="23.7cm" svg:y2="12.272cm">
                <text:p/>
              </draw:line>
            </draw:g>
            <draw:line draw:style-name="gr152" draw:text-style-name="P12" draw:layer="layout" svg:x1="23.072cm" svg:y1="11.853cm" svg:x2="23.072cm" svg:y2="13.542cm">
              <text:p/>
            </draw:line>
            <draw:custom-shape draw:style-name="gr41" draw:text-style-name="P2" draw:layer="layout" svg:width="1.266cm" svg:height="1.023cm" svg:x="22.648cm" svg:y="13.335cm">
              <text:list text:style-name="L2">
                <text:list-header>
                  <text:p text:style-name="P74"><text:span text:style-name="T49">15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1" draw:text-style-name="P2" draw:layer="layout" svg:width="1.689cm" svg:height="1.023cm" svg:x="18.838cm" svg:y="13.335cm">
              <text:list text:style-name="L2">
                <text:list-header>
                  <text:p text:style-name="P74"><text:span text:style-name="T49">2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53" draw:text-style-name="P12" draw:layer="layout" svg:x1="20.532cm" svg:y1="11.853cm" svg:x2="22.644cm" svg:y2="11.853cm">
              <text:p/>
            </draw:line>
          </draw:g>
          <draw:g>
            <draw:custom-shape draw:style-name="gr50" draw:text-style-name="P2" draw:layer="layout" svg:width="1.054cm" svg:height="1.054cm" svg:x="18.838cm" svg:y="11.21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2" draw:layer="layout" svg:width="1.054cm" svg:height="1.054cm" svg:x="19.897cm" svg:y="11.21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54" draw:text-style-name="P12" draw:layer="layout" svg:x1="19.262cm" svg:y1="11.853cm" svg:x2="19.262cm" svg:y2="13.542cm">
            <text:p/>
          </draw:line>
          <draw:line draw:style-name="gr155" draw:text-style-name="P12" draw:layer="layout" svg:x1="4.445cm" svg:y1="11.218cm" svg:x2="18.834cm" svg:y2="11.853cm">
            <text:p/>
          </draw:line>
        </draw:g>
        <draw:g xml:id="id88" draw:id="id88">
          <draw:g>
            <draw:g>
              <draw:custom-shape draw:style-name="gr42" draw:text-style-name="P2" draw:layer="layout" svg:width="1.055cm" svg:height="1.054cm" svg:x="9.737cm" svg:y="15.91cm">
                <text:p/>
                <draw:enhanced-geometry svg:viewBox="0 0 21600 21600" draw:type="rectangle" draw:enhanced-path="M 0 0 L 21600 0 21600 21600 0 21600 0 0 Z N"/>
              </draw:custom-shape>
              <draw:custom-shape draw:style-name="gr42" draw:text-style-name="P2" draw:layer="layout" svg:width="1.055cm" svg:height="1.054cm" svg:x="10.792cm" svg:y="15.91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56" draw:text-style-name="P12" draw:layer="layout" svg:x1="11.848cm" svg:y1="15.91cm" svg:x2="10.785cm" svg:y2="16.964cm">
              <text:p/>
            </draw:line>
          </draw:g>
          <draw:line draw:style-name="gr157" draw:text-style-name="P12" draw:layer="layout" svg:x1="10.16cm" svg:y1="16.545cm" svg:x2="10.16cm" svg:y2="18.234cm">
            <text:p/>
          </draw:line>
          <draw:custom-shape draw:style-name="gr41" draw:text-style-name="P2" draw:layer="layout" svg:width="1.265cm" svg:height="1.023cm" svg:x="9.737cm" svg:y="18.027cm">
            <text:list text:style-name="L2">
              <text:list-header>
                <text:p text:style-name="P74"><text:span text:style-name="T49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2" draw:text-style-name="P2" draw:layer="layout" svg:width="1.055cm" svg:height="1.054cm" svg:x="5.927cm" svg:y="15.91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" draw:layer="layout" svg:width="1.055cm" svg:height="1.054cm" svg:x="6.982cm" svg:y="15.9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58" draw:text-style-name="P12" draw:layer="layout" svg:x1="6.35cm" svg:y1="16.545cm" svg:x2="6.35cm" svg:y2="18.234cm">
            <text:p/>
          </draw:line>
          <draw:custom-shape draw:style-name="gr41" draw:text-style-name="P2" draw:layer="layout" svg:width="1.054cm" svg:height="1.023cm" svg:x="5.927cm" svg:y="18.027cm">
            <text:list text:style-name="L2">
              <text:list-header>
                <text:p text:style-name="P74"><text:span text:style-name="T4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9" draw:text-style-name="P12" draw:layer="layout" svg:x1="7.62cm" svg:y1="16.545cm" svg:x2="9.732cm" svg:y2="16.545cm">
            <text:p/>
          </draw:line>
          <draw:line draw:style-name="gr160" draw:text-style-name="P12" draw:layer="layout" svg:x1="6.35cm" svg:y1="14.601cm" svg:x2="6.35cm" svg:y2="16.078cm">
            <text:p/>
          </draw:line>
        </draw:g>
        <draw:g xml:id="id92" draw:id="id92">
          <draw:g>
            <draw:custom-shape draw:style-name="gr50" draw:text-style-name="P2" draw:layer="layout" svg:width="1.054cm" svg:height="1.054cm" svg:x="2.752cm" svg:y="10.795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2" draw:layer="layout" svg:width="1.054cm" svg:height="1.054cm" svg:x="3.81cm" svg:y="10.79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61" draw:text-style-name="P12" draw:layer="layout" svg:x1="0.635cm" svg:y1="11.43cm" svg:x2="2.747cm" svg:y2="11.43cm">
            <text:p/>
          </draw:line>
        </draw:g>
        <draw:g xml:id="id91" draw:id="id91">
          <draw:g>
            <draw:g>
              <draw:g>
                <draw:g>
                  <draw:custom-shape draw:style-name="gr162" draw:text-style-name="P2" draw:layer="layout" svg:width="1.052cm" svg:height="1.054cm" svg:x="9.521cm" svg:y="13.966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62" draw:text-style-name="P2" draw:layer="layout" svg:width="1.052cm" svg:height="1.054cm" svg:x="10.576cm" svg:y="13.966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37" draw:text-style-name="P12" draw:layer="layout" svg:x1="11.631cm" svg:y1="13.966cm" svg:x2="10.572cm" svg:y2="15.02cm">
                  <text:p/>
                </draw:line>
              </draw:g>
              <draw:g>
                <draw:custom-shape draw:style-name="gr162" draw:text-style-name="P2" draw:layer="layout" svg:width="1.054cm" svg:height="1.054cm" svg:x="5.711cm" svg:y="13.96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2" draw:text-style-name="P2" draw:layer="layout" svg:width="1.054cm" svg:height="1.054cm" svg:x="6.769cm" svg:y="13.966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163" draw:text-style-name="P12" draw:layer="layout" svg:x1="7.404cm" svg:y1="14.601cm" svg:x2="9.516cm" svg:y2="14.601cm">
                <text:p/>
              </draw:line>
              <draw:g>
                <draw:custom-shape draw:style-name="gr162" draw:text-style-name="P2" draw:layer="layout" svg:width="1.054cm" svg:height="1.054cm" svg:x="1.901cm" svg:y="13.96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2" draw:text-style-name="P2" draw:layer="layout" svg:width="1.054cm" svg:height="1.054cm" svg:x="2.959cm" svg:y="13.966cm">
                  <text:p/>
                  <draw:enhanced-geometry svg:viewBox="0 0 21600 21600" draw:type="rectangle" draw:enhanced-path="M 0 0 L 21600 0 21600 21600 0 21600 0 0 Z N"/>
                </draw:custom-shape>
              </draw:g>
              <draw:line draw:style-name="gr164" draw:text-style-name="P12" draw:layer="layout" svg:x1="2.324cm" svg:y1="14.601cm" svg:x2="2.324cm" svg:y2="16.29cm">
                <text:p/>
              </draw:line>
              <draw:line draw:style-name="gr165" draw:text-style-name="P12" draw:layer="layout" svg:x1="3.594cm" svg:y1="14.601cm" svg:x2="5.706cm" svg:y2="14.601cm">
                <text:p/>
              </draw:line>
            </draw:g>
            <draw:custom-shape draw:style-name="gr41" draw:text-style-name="P2" draw:layer="layout" svg:width="3.805cm" svg:height="1.108cm" svg:x="1.266cm" svg:y="16.082cm">
              <text:list text:style-name="L2">
                <text:list-header>
                  <text:p text:style-name="P30"><text:span text:style-name="T48">lambd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66" draw:text-style-name="P12" draw:layer="layout" svg:x1="3.381cm" svg:y1="11.426cm" svg:x2="2.53cm" svg:y2="13.961cm">
            <text:p/>
          </draw:line>
        </draw:g>
        <draw:g xml:id="id90" draw:id="id90">
          <draw:g>
            <draw:g>
              <draw:g>
                <draw:g>
                  <draw:custom-shape draw:style-name="gr39" draw:text-style-name="P2" draw:layer="layout" svg:width="1.052cm" svg:height="1.054cm" svg:x="21.378cm" svg:y="15.2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9" draw:text-style-name="P2" draw:layer="layout" svg:width="1.052cm" svg:height="1.054cm" svg:x="22.434cm" svg:y="15.2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51" draw:text-style-name="P12" draw:layer="layout" svg:x1="23.49cm" svg:y1="15.24cm" svg:x2="22.43cm" svg:y2="16.294cm">
                  <text:p/>
                </draw:line>
              </draw:g>
              <draw:line draw:style-name="gr167" draw:text-style-name="P12" draw:layer="layout" svg:x1="21.802cm" svg:y1="15.875cm" svg:x2="21.802cm" svg:y2="17.564cm">
                <text:p/>
              </draw:line>
              <draw:custom-shape draw:style-name="gr41" draw:text-style-name="P2" draw:layer="layout" svg:width="1.266cm" svg:height="1.023cm" svg:x="21.378cm" svg:y="17.357cm">
                <text:list text:style-name="L2">
                  <text:list-header>
                    <text:p text:style-name="P74"><text:span text:style-name="T49">y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g>
                <draw:g>
                  <draw:custom-shape draw:style-name="gr39" draw:text-style-name="P2" draw:layer="layout" svg:width="1.054cm" svg:height="1.054cm" svg:x="17.568cm" svg:y="15.2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9" draw:text-style-name="P2" draw:layer="layout" svg:width="1.054cm" svg:height="1.054cm" svg:x="18.627cm" svg:y="15.2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168" draw:text-style-name="P12" draw:layer="layout" svg:x1="17.992cm" svg:y1="15.875cm" svg:x2="17.992cm" svg:y2="17.564cm">
                  <text:p/>
                </draw:line>
                <draw:custom-shape draw:style-name="gr41" draw:text-style-name="P2" draw:layer="layout" svg:width="1.054cm" svg:height="1.023cm" svg:x="17.568cm" svg:y="17.357cm">
                  <text:list text:style-name="L2">
                    <text:list-header>
                      <text:p text:style-name="P74"><text:span text:style-name="T49">x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line draw:style-name="gr169" draw:text-style-name="P12" draw:layer="layout" svg:x1="19.262cm" svg:y1="15.875cm" svg:x2="21.374cm" svg:y2="15.875cm">
                <text:p/>
              </draw:line>
            </draw:g>
            <draw:g>
              <draw:custom-shape draw:style-name="gr39" draw:text-style-name="P2" draw:layer="layout" svg:width="1.054cm" svg:height="1.054cm" svg:x="13.758cm" svg:y="15.24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2" draw:layer="layout" svg:width="1.054cm" svg:height="1.054cm" svg:x="14.817cm" svg:y="15.24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70" draw:text-style-name="P12" draw:layer="layout" svg:x1="14.182cm" svg:y1="15.875cm" svg:x2="14.182cm" svg:y2="17.564cm">
              <text:p/>
            </draw:line>
            <draw:custom-shape draw:style-name="gr41" draw:text-style-name="P2" draw:layer="layout" svg:width="4.017cm" svg:height="1.023cm" svg:x="12.7cm" svg:y="17.357cm">
              <text:list text:style-name="L2">
                <text:list-header>
                  <text:p text:style-name="P74"><text:span text:style-name="T49">dosometh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71" draw:text-style-name="P12" draw:layer="layout" svg:x1="15.452cm" svg:y1="15.875cm" svg:x2="17.564cm" svg:y2="15.875cm">
              <text:p/>
            </draw:line>
          </draw:g>
          <draw:line draw:style-name="gr172" draw:text-style-name="P12" draw:layer="layout" svg:x1="10.16cm" svg:y1="14.393cm" svg:x2="13.754cm" svg:y2="15.871cm">
            <text:p/>
          </draw:lin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5cm" svg:x="3.493cm" svg:y="1.998cm" draw:page-number="36" presentation:class="page"/>
          <draw:frame presentation:style-name="pr2" draw:text-style-name="P6" draw:layer="layout" svg:width="14.904cm" svg:height="12.005cm" svg:x="2.708cm" svg:y="12.668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efining Proced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2">
            <text:list-header>
              <text:p text:style-name="P76"><text:span text:style-name="T44"><text:s text:c="2"/></text:span><text:span text:style-name="T22">(define foo (lambda (x) &lt;body&gt;))</text:span></text:p>
              <text:p text:style-name="P76"><text:span text:style-name="T22"><text:s/></text:span><text:span text:style-name="T22">(define (foo x) &lt;body&gt;) </text:span></text:p>
              <text:p text:style-name="P76"><text:span text:style-name="T22"><text:s/></text:span></text:p>
            </text:list-header>
          </text:list>
          <text:list text:style-name="L15">
            <text:list-item>
              <text:p xml:id="id93" text:id="id93" text:style-name="P71"><text:span text:style-name="T44">Semantic implementation – just another define:</text:span></text:p>
            </text:list-item>
          </text:list>
          <text:list text:style-name="L2">
            <text:list-header>
              <text:p xml:id="id94" text:id="id94" text:style-name="P77"><text:span text:style-name="T13">(define (eval-definition exp env)</text:span></text:p>
              <text:p xml:id="id95" text:id="id95" text:style-name="P77"><text:span text:style-name="T13"><text:s text:c="2"/></text:span><text:span text:style-name="T13">(define-variable! (definition-variable exp)</text:span></text:p>
              <text:p xml:id="id96" text:id="id96" text:style-name="P77"><text:span text:style-name="T13"><text:s text:c="20"/></text:span><text:span text:style-name="T13">(m-eval (definition-value exp) env)</text:span></text:p>
              <text:p xml:id="id97" text:id="id97" text:style-name="P77"><text:span text:style-name="T13"><text:s text:c="20"/></text:span><text:span text:style-name="T13">env))</text:span></text:p>
              <text:p text:style-name="P77"><text:span text:style-name="T13"/></text:p>
            </text:list-header>
          </text:list>
          <text:list text:style-name="L15">
            <text:list-item>
              <text:p xml:id="id98" text:id="id98" text:style-name="P71"><text:span text:style-name="T44">Syntactic transformation:</text:span></text:p>
            </text:list-item>
          </text:list>
          <text:list text:style-name="L2">
            <text:list-header>
              <text:p xml:id="id99" text:id="id99" text:style-name="P76"><text:span text:style-name="T22">(define (definition-value exp)</text:span></text:p>
              <text:p xml:id="id100" text:id="id100" text:style-name="P76"><text:span text:style-name="T22"><text:s text:c="2"/></text:span><text:span text:style-name="T22">(if (symbol? (cadr exp))</text:span></text:p>
              <text:p xml:id="id101" text:id="id101" text:style-name="P76"><text:span text:style-name="T22"><text:s text:c="6"/></text:span><text:span text:style-name="T22">(caddr exp)</text:span></text:p>
              <text:p xml:id="id102" text:id="id102" text:style-name="P76"><text:span text:style-name="T22"><text:s text:c="6"/></text:span><text:span text:style-name="T22">(make-lambda (cdadr exp) <text:s text:c="3"/>;formal params</text:span></text:p>
              <text:p xml:id="id103" text:id="id103" text:style-name="P78"><text:span text:style-name="T22"><text:s text:c="19"/></text:span><text:span text:style-name="T22">(cddr exp)))) <text:s/>;body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7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1">
            <text:list-header>
              <text:p text:style-name="P10"><text:span text:style-name="T50">Read</text:span><text:span text:style-name="T9">-</text:span><text:span text:style-name="T51">Eval</text:span><text:span text:style-name="T9">-</text:span><text:span text:style-name="T52">Print </text:span><text:span text:style-name="T9">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2">
            <text:list-header>
              <text:p text:style-name="P79"><text:span text:style-name="T53"/></text:p>
              <text:p text:style-name="P79"><text:span text:style-name="T53">(define (driver-loop)</text:span></text:p>
              <text:p text:style-name="P79"><text:span text:style-name="T53"><text:s text:c="2"/></text:span><text:span text:style-name="T53">(prompt-for-input input-prompt)</text:span></text:p>
              <text:p text:style-name="P79"><text:span text:style-name="T53"><text:s text:c="2"/></text:span><text:span text:style-name="T53">(let ((input </text:span><text:span text:style-name="T54">(read)</text:span><text:span text:style-name="T53">))</text:span></text:p>
              <text:p text:style-name="P79"><text:span text:style-name="T53"><text:s text:c="4"/></text:span><text:span text:style-name="T53">(let ((output </text:span><text:span text:style-name="T55">(m-eval input the-global-env)</text:span><text:span text:style-name="T53">))</text:span></text:p>
              <text:p text:style-name="P79"><text:span text:style-name="T53"><text:s text:c="6"/></text:span><text:span text:style-name="T53">(announce-output output-prompt)</text:span></text:p>
              <text:p text:style-name="P79"><text:span text:style-name="T53"><text:s text:c="6"/></text:span><text:span text:style-name="T56">(display output)))</text:span></text:p>
              <text:p text:style-name="P79"><text:span text:style-name="T53"><text:s text:c="2"/></text:span><text:span text:style-name="T53">(driver-loop)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5" draw:text-style-name="P2" draw:layer="layout" svg:width="5.548cm" svg:height="2.293cm" svg:x="18.607cm" svg:y="1.504cm">
              <text:list text:style-name="L2">
                <text:list-header>
                  <text:p text:style-name="P25"><text:span text:style-name="T19">read-eval-print</text:span></text:p>
                  <text:p text:style-name="P25"><text:span text:style-name="T19">loo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9" draw:text-style-name="P2" draw:layer="layout" svg:width="6.769cm" svg:height="2.747cm" svg:x="17.992cm" svg:y="1.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" draw:text-style-name="P2" draw:layer="layout" svg:width="1.137cm" svg:height="1.277cm" svg:x="17.148cm" svg:y="0.847cm">
            <text:list text:style-name="L2">
              <text:list-header>
                <text:p text:style-name="P26"><text:span text:style-name="T19">5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38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Variations on a Sche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More (not-so) stupid syntactic tricks</text:span></text:p>
            </text:list-item>
          </text:list>
          <text:list text:style-name="L8">
            <text:list-item>
              <text:list>
                <text:list-item>
                  <text:p xml:id="id104" text:id="id104" text:style-name="P20"><text:span text:style-name="T15">Let with sequencing</text:span><text:span text:style-name="T15"><text:line-break/></text:span><text:span text:style-name="T16">(let* ((x 4)</text:span><text:span text:style-name="T16"><text:line-break/></text:span><text:span text:style-name="T16"> <text:s text:c="6"/>(y (+ x 1))) . . . )</text:span></text:p>
                </text:list-item>
                <text:list-item>
                  <text:p xml:id="id105" text:id="id105" text:style-name="P20"><text:span text:style-name="T15">Infix notation</text:span><text:span text:style-name="T15"><text:line-break/></text:span><text:span text:style-name="T15"> </text:span><text:span text:style-name="T16">((4 * 3) + 7)</text:span><text:span text:style-name="T15"> instead of </text:span><text:span text:style-name="T16">(+ (* 4 3) 7)</text:span></text:p>
                </text:list-item>
              </text:list>
            </text:list-item>
          </text:list>
          <text:list text:style-name="L2">
            <text:list-header>
              <text:p text:style-name="P14"><text:span text:style-name="T57"/></text:p>
            </text:list-header>
          </text:list>
          <text:list text:style-name="L5">
            <text:list-item>
              <text:p xml:id="id106" text:id="id106" text:style-name="P13"><text:span text:style-name="T10">Semantic variations</text:span></text:p>
            </text:list-item>
          </text:list>
          <text:list text:style-name="L8">
            <text:list-item>
              <text:list>
                <text:list-item>
                  <text:p xml:id="id107" text:id="id107" text:style-name="P20"><text:span text:style-name="T58">Lexical</text:span><text:span text:style-name="T15"> vs </text:span><text:span text:style-name="T58">dynamic</text:span><text:span text:style-name="T15"> scoping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xml:id="id108" text:id="id108" text:style-name="P20"><text:span text:style-name="T15">Lexical: defined by the program text</text:span></text:p>
                    </text:list-item>
                    <text:list-item>
                      <text:p xml:id="id109" text:id="id109" text:style-name="P20"><text:span text:style-name="T15">Dynamic: defined by the runtime behavior</text:span></text:p>
                    </text:list-item>
                  </text:list>
                </text:list-item>
              </text:list>
            </text:list-item>
          </text:list>
          <text:list text:style-name="L13">
            <text:list-item>
              <text:list>
                <text:list-header>
                  <text:p text:style-name="P80"><text:span text:style-name="T1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4" draw:layer="layout" svg:width="13.339cm" svg:height="10.006cm" svg:x="3.493cm" svg:y="2.002cm" draw:page-number="39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iving in Deeper: Lexical Sco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16">
            <text:list-item>
              <text:p text:style-name="P13"><text:span text:style-name="T10">Scoping is about how </text:span><text:span text:style-name="T59">free variables </text:span><text:span text:style-name="T10">are looked up (as opposed to bound parameters)</text:span></text:p>
            </text:list-item>
          </text:list>
          <text:list text:style-name="L13">
            <text:list-item>
              <text:list>
                <text:list-header>
                  <text:p text:style-name="P81"><text:span text:style-name="T15"><text:tab/></text:span><text:span text:style-name="T60">(lambda (x) (* x x))</text:span></text:p>
                </text:list-header>
              </text:list>
            </text:list-item>
          </text:list>
          <text:list text:style-name="L2">
            <text:list-header>
              <text:p text:style-name="P82"><text:span text:style-name="T10"/></text:p>
            </text:list-header>
          </text:list>
          <text:list text:style-name="L16">
            <text:list-item>
              <text:p text:style-name="P56"><text:span text:style-name="T10">How does our evaluator achieve lexical scoping?</text:span></text:p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20"><text:span text:style-name="T15">environment chaining</text:span></text:p>
                    </text:list-item>
                    <text:list-item>
                      <text:p text:style-name="P20"><text:span text:style-name="T15">procedures capture their enclosing </text:span><text:span text:style-name="T61">lexical </text:span><text:span text:style-name="T15">environmen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11.007cm" svg:height="3.649cm" svg:x="2.54cm" svg:y="14.138cm">
          <text:list text:style-name="L2">
            <text:list-header>
              <text:p xml:id="id111" text:id="id111" text:style-name="P10"><text:span text:style-name="T22">(define (foo x y) …)</text:span></text:p>
              <text:p xml:id="id113" text:id="id113" text:style-name="P10"><text:span text:style-name="T22">(define (bar l)</text:span></text:p>
              <text:p xml:id="id115" text:id="id115" text:style-name="P10"><text:span text:style-name="T22"><text:s text:c="3"/></text:span><text:span text:style-name="T22">(define (baz m) …)</text:span></text:p>
              <text:p xml:id="id118" text:id="id118" text:style-name="P10"><text:span text:style-name="T22"><text:s text:c="3"/>…</text:span><text:span text:style-name="T22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xml:id="id110" draw:id="id110" draw:layer="layout" svg:width="10.795cm" svg:height="1.27cm" svg:x="13.758cm" svg:y="12.065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2" xml:id="id112" draw:id="id112" draw:layer="layout" svg:width="4.868cm" svg:height="1.446cm" svg:x="11.43cm" svg:y="13.547cm">
          <text:p/>
          <draw:enhanced-geometry svg:viewBox="0 0 1104 328" draw:extrusion-allowed="true" draw:text-areas="0 0 1104 328" draw:glue-points="0 2147483647 2147483647 2147483647 2147483647 0" draw:type="non-primitive" draw:enhanced-path="M 0 240 C 292 284 584 328 768 288 952 248 1028 124 1104 0 N"/>
        </draw:custom-shape>
        <draw:custom-shape draw:style-name="gr174" draw:text-style-name="P2" xml:id="id114" draw:id="id114" draw:layer="layout" svg:width="9.525cm" svg:height="2.504cm" svg:x="9.313cm" svg:y="13.547cm">
          <text:p/>
          <draw:enhanced-geometry svg:viewBox="0 0 1104 328" draw:extrusion-allowed="true" draw:text-areas="0 0 1104 328" draw:glue-points="0 2147483647 2147483647 2147483647 2147483647 0" draw:type="non-primitive" draw:enhanced-path="M 0 240 C 292 284 584 328 768 288 952 248 1028 124 1104 0 N"/>
        </draw:custom-shape>
        <draw:custom-shape draw:style-name="gr39" draw:text-style-name="P2" xml:id="id116" draw:id="id116" draw:layer="layout" svg:width="3.175cm" svg:height="1.059cm" svg:x="19.685cm" svg:y="14.393cm">
          <text:p/>
          <draw:enhanced-geometry svg:viewBox="0 0 21600 21600" draw:type="rectangle" draw:enhanced-path="M 0 0 L 21600 0 21600 21600 0 21600 0 0 Z N"/>
        </draw:custom-shape>
        <draw:polyline draw:style-name="gr175" draw:text-style-name="P12" xml:id="id117" draw:id="id117" draw:layer="layout" svg:width="0.004cm" svg:height="1.066cm" svg:x="21.378cm" svg:y="13.33cm" svg:viewBox="0 0 5 1067" draw:points="0,1067 5,0">
          <text:p/>
        </draw:polyline>
        <draw:custom-shape draw:style-name="gr176" draw:text-style-name="P2" xml:id="id119" draw:id="id119" draw:layer="layout" svg:width="10.407cm" svg:height="1.411cm" svg:x="11.642cm" svg:y="15.663cm">
          <text:p/>
          <draw:enhanced-geometry svg:viewBox="0 0 2360 320" draw:extrusion-allowed="true" draw:text-areas="0 0 2360 320" draw:glue-points="0 2147483647 2147483647 2147483647 2147483647 0" draw:type="non-primitive" draw:enhanced-path="M 0 192 C 788 256 1576 320 1968 288 2360 256 2356 128 2352 0 N"/>
        </draw:custom-shape>
        <draw:custom-shape draw:style-name="gr15" draw:text-style-name="P2" xml:id="id2" draw:id="id2" draw:layer="layout" svg:width="4.117cm" svg:height="1.277cm" svg:x="14.204cm" svg:y="5.927cm">
          <text:list text:style-name="L2">
            <text:list-header>
              <text:p text:style-name="P10"><text:span text:style-name="T62">x</text:span><text:span text:style-name="T19"> is bo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xml:id="id1" draw:id="id1" draw:layer="layout" svg:width="3.321cm" svg:height="1.277cm" svg:x="6.786cm" svg:y="5.927cm">
          <text:list text:style-name="L2">
            <text:list-header>
              <text:p text:style-name="P10"><text:span text:style-name="T62">*</text:span><text:span text:style-name="T19"> is fre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77" draw:text-style-name="P12" draw:layer="layout" draw:type="line" svg:x1="10.107cm" svg:y1="6.565cm" svg:x2="10.584cm" svg:y2="5.714cm" draw:start-shape="id1" draw:start-glue-point="1" svg:d="M10107 6565l477-851" svg:viewBox="0 0 478 852">
          <text:p/>
        </draw:connector>
        <draw:connector draw:style-name="gr178" draw:text-style-name="P12" draw:layer="layout" draw:type="line" svg:x1="14.204cm" svg:y1="6.565cm" svg:x2="12.666cm" svg:y2="6.223cm" draw:start-shape="id2" draw:start-glue-point="3" svg:d="M14204 6565l-1538-342" svg:viewBox="0 0 1539 343">
          <text:p/>
        </draw:connector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0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iving in Deeper: Lexical Sco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83" draw:layer="layout" svg:width="24.077cm" svg:height="14.181cm" svg:x="1.058cm" svg:y="2.752cm">
          <text:list text:style-name="L18">
            <text:list-item>
              <text:list>
                <text:list-item>
                  <text:p text:style-name="P20"><text:span text:style-name="T15">What makes our language lexically scoped? <text:s/>Because of the semantic rules we use for procedure application: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20"><text:span text:style-name="T15">“</text:span><text:span text:style-name="T15">Drop a new frame"</text:span></text:p>
                    </text:list-item>
                    <text:list-item>
                      <text:p text:style-name="P20"><text:span text:style-name="T15">“</text:span><text:span text:style-name="T15">Bind parameters to actual args in the new frame“</text:span></text:p>
                    </text:list-item>
                    <text:list-item>
                      <text:p text:style-name="P20"><text:span text:style-name="T15">“</text:span><text:span text:style-name="T15">Link frame to the </text:span><text:span text:style-name="T61">environment in which the procedure was defined</text:span><text:span text:style-name="T15">” (i.e., the environment surrounding the procedure in the program text)</text:span></text:p>
                    </text:list-item>
                    <text:list-item>
                      <text:p text:style-name="P20"><text:span text:style-name="T58">“</text:span><text:span text:style-name="T15">Evaluate body in this new environment</text:span><text:span text:style-name="T58">"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11.007cm" svg:height="3.649cm" svg:x="2.54cm" svg:y="14.138cm">
          <text:list text:style-name="L2">
            <text:list-header>
              <text:p text:style-name="P10"><text:span text:style-name="T22">(define (foo x y) …)</text:span></text:p>
              <text:p text:style-name="P10"><text:span text:style-name="T22">(define (bar l)</text:span></text:p>
              <text:p text:style-name="P10"><text:span text:style-name="T22"><text:s text:c="3"/></text:span><text:span text:style-name="T22">(define (baz m) …)</text:span></text:p>
              <text:p text:style-name="P10"><text:span text:style-name="T22"><text:s text:c="3"/>…</text:span><text:span text:style-name="T22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10.795cm" svg:height="1.27cm" svg:x="13.758cm" svg:y="12.065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2" draw:layer="layout" svg:width="4.868cm" svg:height="1.446cm" svg:x="11.43cm" svg:y="13.547cm">
          <text:p/>
          <draw:enhanced-geometry svg:viewBox="0 0 1104 328" draw:extrusion-allowed="true" draw:text-areas="0 0 1104 328" draw:glue-points="0 2147483647 2147483647 2147483647 2147483647 0" draw:type="non-primitive" draw:enhanced-path="M 0 240 C 292 284 584 328 768 288 952 248 1028 124 1104 0 N"/>
        </draw:custom-shape>
        <draw:custom-shape draw:style-name="gr181" draw:text-style-name="P2" draw:layer="layout" svg:width="9.525cm" svg:height="2.504cm" svg:x="9.313cm" svg:y="13.547cm">
          <text:p/>
          <draw:enhanced-geometry svg:viewBox="0 0 1104 328" draw:extrusion-allowed="true" draw:text-areas="0 0 1104 328" draw:glue-points="0 2147483647 2147483647 2147483647 2147483647 0" draw:type="non-primitive" draw:enhanced-path="M 0 240 C 292 284 584 328 768 288 952 248 1028 124 1104 0 N"/>
        </draw:custom-shape>
        <draw:custom-shape draw:style-name="gr39" draw:text-style-name="P2" draw:layer="layout" svg:width="3.175cm" svg:height="1.059cm" svg:x="19.685cm" svg:y="14.393cm">
          <text:p/>
          <draw:enhanced-geometry svg:viewBox="0 0 21600 21600" draw:type="rectangle" draw:enhanced-path="M 0 0 L 21600 0 21600 21600 0 21600 0 0 Z N"/>
        </draw:custom-shape>
        <draw:line draw:style-name="gr182" draw:text-style-name="P12" draw:layer="layout" svg:x1="21.378cm" svg:y1="14.397cm" svg:x2="21.383cm" svg:y2="13.33cm">
          <text:p/>
        </draw:line>
        <draw:custom-shape draw:style-name="gr183" draw:text-style-name="P2" draw:layer="layout" svg:width="10.407cm" svg:height="1.411cm" svg:x="11.642cm" svg:y="15.663cm">
          <text:p/>
          <draw:enhanced-geometry svg:viewBox="0 0 2360 320" draw:extrusion-allowed="true" draw:text-areas="0 0 2360 320" draw:glue-points="0 2147483647 2147483647 2147483647 2147483647 0" draw:type="non-primitive" draw:enhanced-path="M 0 192 C 788 256 1576 320 1968 288 2360 256 2356 128 2352 0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1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Lexical Scope &amp; Environment Dia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0.583cm" svg:height="1.913cm" svg:x="1.482cm" svg:y="2.752cm">
          <text:list text:style-name="L2">
            <text:list-header>
              <text:p text:style-name="P50"><text:span text:style-name="T13">(define (foo x y)</text:span><text:span text:style-name="T13"><text:line-break/></text:span><text:span text:style-name="T13"> (lambda (z) </text:span><text:span text:style-name="T30">(+ x y z)</text:span><text:span text:style-name="T13">))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7" draw:text-style-name="P2" draw:layer="layout" svg:width="21.969cm" svg:height="1.729cm" svg:x="2.615cm" svg:y="8.85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349cm" svg:height="1.108cm" svg:x="1.096cm" svg:y="8.797cm">
            <text:list text:style-name="L2">
              <text:list-header>
                <text:p text:style-name="P10"><text:span text:style-name="T22">G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20" draw:id="id120">
          <draw:g>
            <draw:custom-shape draw:style-name="gr17" draw:text-style-name="P2" xml:id="id4" draw:id="id4" draw:layer="layout" svg:width="0.631cm" svg:height="0.631cm" svg:x="3.422cm" svg:y="11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2" draw:layer="layout" svg:width="0.631cm" svg:height="0.631cm" svg:x="4.057cm" svg:y="11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" draw:text-style-name="P2" draw:layer="layout" svg:width="5.074cm" svg:height="3.309cm" svg:x="1.194cm" svg:y="12.44cm">
            <text:list text:style-name="L2">
              <text:list-header>
                <text:p text:style-name="P10"><text:span text:style-name="T13">p: x y</text:span><text:span text:style-name="T13"><text:line-break/></text:span><text:span text:style-name="T13">body:</text:span><text:span text:style-name="T13"><text:line-break/></text:span><text:span text:style-name="T13"> (</text:span><text:span text:style-name="T63"></text:span><text:span text:style-name="T13"> (z)</text:span></text:p>
                <text:p text:style-name="P10"><text:span text:style-name="T13"><text:s text:c="2"/></text:span><text:span text:style-name="T13">(+ x y z)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xml:id="id3" draw:id="id3" draw:layer="layout" svg:width="2.026cm" svg:height="1.023cm" svg:x="2.572cm" svg:y="9.088cm">
            <text:list text:style-name="L2">
              <text:list-header>
                <text:p text:style-name="P10"><text:span text:style-name="T13">foo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4" draw:text-style-name="P12" draw:layer="layout" svg:x1="3.738cm" svg:y1="12.18cm" svg:x2="3.311cm" svg:y2="12.81cm">
            <text:p/>
          </draw:line>
          <draw:line draw:style-name="gr184" draw:text-style-name="P12" draw:layer="layout" svg:x1="4.374cm" svg:y1="12.214cm" svg:x2="6.169cm" svg:y2="10.587cm">
            <text:p/>
          </draw:line>
          <draw:connector draw:style-name="gr185" draw:text-style-name="P12" draw:layer="layout" draw:type="curve" svg:x1="4.598cm" svg:y1="9.599cm" svg:x2="3.738cm" svg:y2="11.862cm" draw:start-shape="id3" draw:start-glue-point="1" draw:end-shape="id4" draw:end-glue-point="4" svg:d="M4598 9599c-589 0-490 622-558 805s-302-72-302 1458" svg:viewBox="0 0 861 2264">
            <text:p/>
          </draw:connector>
        </draw:g>
        <draw:g xml:id="id122" draw:id="id122">
          <draw:line draw:style-name="gr186" draw:text-style-name="P12" draw:layer="layout" svg:x1="5.715cm" svg:y1="11.007cm" svg:x2="10.156cm" svg:y2="11.214cm">
            <text:p/>
          </draw:line>
          <draw:g>
            <draw:custom-shape draw:style-name="gr15" draw:text-style-name="P2" draw:layer="layout" svg:width="1.264cm" svg:height="1.023cm" svg:x="8.047cm" svg:y="11.339cm">
              <text:list text:style-name="L6">
                <text:list-header>
                  <text:p text:style-name="P10"><text:span text:style-name="T29">E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>
              <draw:custom-shape draw:style-name="gr15" draw:text-style-name="P2" draw:layer="layout" svg:width="2.026cm" svg:height="1.785cm" svg:x="9.277cm" svg:y="11.621cm">
                <text:list text:style-name="L2">
                  <text:list-header>
                    <text:p text:style-name="P10"><text:span text:style-name="T13">x: 1</text:span><text:span text:style-name="T13"><text:line-break/></text:span><text:span text:style-name="T13">y: 2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7" draw:text-style-name="P2" xml:id="id6" draw:id="id6" draw:layer="layout" svg:width="1.903cm" svg:height="1.897cm" svg:x="9.208cm" svg:y="11.503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84" draw:text-style-name="P12" draw:layer="layout" svg:x1="10.195cm" svg:y1="11.467cm" svg:x2="10.195cm" svg:y2="10.583cm">
              <text:p/>
            </draw:line>
          </draw:g>
        </draw:g>
        <draw:g xml:id="id124" draw:id="id124">
          <draw:custom-shape draw:style-name="gr15" draw:text-style-name="P2" draw:layer="layout" svg:width="2.026cm" svg:height="1.023cm" svg:x="6.135cm" svg:y="8.983cm">
            <text:list text:style-name="L2">
              <text:list-header>
                <text:p text:style-name="P10"><text:span text:style-name="T13">ba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85" draw:text-style-name="P12" draw:layer="layout" draw:type="curve" svg:x1="7.725cm" svg:y1="9.428cm" svg:x2="8.837cm" svg:y2="14.169cm" svg:d="M7725 9428c0 3556 1112 1186 1112 4741" svg:viewBox="0 0 1113 4742">
            <text:p/>
          </draw:connector>
        </draw:g>
        <draw:g xml:id="id123" draw:id="id123">
          <draw:line draw:style-name="gr184" draw:text-style-name="P12" draw:layer="layout" svg:x1="9.208cm" svg:y1="14.543cm" svg:x2="8.78cm" svg:y2="15.174cm">
            <text:p/>
          </draw:line>
          <draw:g>
            <draw:g>
              <draw:custom-shape draw:style-name="gr17" draw:text-style-name="P2" draw:layer="layout" svg:width="0.63cm" svg:height="0.63cm" svg:x="8.855cm" svg:y="14.2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2" draw:layer="layout" svg:width="0.63cm" svg:height="0.63cm" svg:x="9.49cm" svg:y="14.2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5" draw:text-style-name="P2" draw:layer="layout" svg:width="6.217cm" svg:height="1.785cm" svg:x="6.507cm" svg:y="14.949cm">
              <text:list text:style-name="L2">
                <text:list-header>
                  <text:p text:style-name="P10"><text:span text:style-name="T13">p: z</text:span><text:span text:style-name="T13"><text:line-break/></text:span><text:span text:style-name="T13">body: (+ x y z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style-name="gr185" draw:text-style-name="P12" draw:layer="layout" draw:type="curve" svg:x1="9.74cm" svg:y1="14.539cm" svg:x2="10.014cm" svg:y2="13.418cm" svg:d="M9740 14539c0-840 274-280 274-1121" svg:viewBox="0 0 275 1122">
              <text:p/>
            </draw:connector>
          </draw:g>
        </draw:g>
        <draw:custom-shape draw:style-name="gr15" draw:text-style-name="P2" xml:id="id128" draw:id="id128" draw:layer="layout" svg:width="5.836cm" svg:height="1.785cm" svg:x="13.078cm" svg:y="16.003cm">
          <text:list text:style-name="L2">
            <text:list-header>
              <text:p text:style-name="P10"><text:span text:style-name="T13">(+ x y z) | E2</text:span><text:span text:style-name="T13"><text:line-break/></text:span><text:span text:style-name="T13">=&gt; 6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7" draw:id="id127">
          <draw:connector draw:style-name="gr187" draw:text-style-name="P12" draw:layer="layout" draw:type="curve" svg:x1="15.608cm" svg:y1="14.861cm" svg:x2="10.159cm" svg:y2="13.4cm" draw:start-shape="id5" draw:start-glue-point="0" draw:end-shape="id6" draw:end-glue-point="2" svg:d="M15608 14861c0-1096-5449-366-5449-1461" svg:viewBox="0 0 5450 1462">
            <text:p/>
          </draw:connector>
        </draw:g>
        <draw:g xml:id="id126" draw:id="id126">
          <draw:g>
            <draw:custom-shape draw:style-name="gr15" draw:text-style-name="P2" draw:layer="layout" svg:width="2.026cm" svg:height="1.023cm" svg:x="14.108cm" svg:y="14.945cm">
              <text:list text:style-name="L2">
                <text:list-header>
                  <text:p text:style-name="P10"><text:span text:style-name="T13">z: 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7" draw:text-style-name="P2" xml:id="id5" draw:id="id5" draw:layer="layout" svg:width="3.065cm" svg:height="1.054cm" svg:x="14.076cm" svg:y="14.86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2" draw:layer="layout" svg:width="1.264cm" svg:height="1.023cm" svg:x="13.091cm" svg:y="14.521cm">
            <text:list text:style-name="L2">
              <text:list-header>
                <text:p text:style-name="P10"><text:span text:style-name="T13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xml:id="id121" draw:id="id121" draw:layer="layout" svg:width="10.795cm" svg:height="1.482cm" svg:x="1.482cm" svg:y="5.08cm">
          <text:list text:style-name="L2">
            <text:list-header>
              <text:p text:style-name="P50"><text:span text:style-name="T13">(define bar (foo 1 2)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xml:id="id125" draw:id="id125" draw:layer="layout" svg:width="10.795cm" svg:height="1.482cm" svg:x="1.482cm" svg:y="6.773cm">
          <text:list text:style-name="L2">
            <text:list-header>
              <text:p text:style-name="P50"><text:span text:style-name="T13">(bar 3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xml:id="id129" draw:id="id129" draw:layer="layout" svg:width="11.788cm" svg:height="3.309cm" svg:x="12.263cm" svg:y="4.233cm">
          <text:list text:style-name="L2">
            <text:list-header>
              <text:p text:style-name="P26"><text:span text:style-name="T19">Will always evaluate </text:span><text:span text:style-name="T43">(+ x y z)</text:span></text:p>
              <text:p text:style-name="P26"><text:span text:style-name="T19">in a new environment inside the</text:span></text:p>
            </text:list-header>
          </text:list>
          <text:list text:style-name="L6">
            <text:list-header>
              <text:p text:style-name="P26"><text:span text:style-name="T64">surrounding lexical environment</text:span><text:span text:style-name="T19">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2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Alternative Model: Dynamic Sco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59"><text:span text:style-name="T10">Dynamic scope: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65"><text:span text:style-name="T15">Look up free variables in the </text:span><text:span text:style-name="T32">caller's environment </text:span><text:span text:style-name="T15">rather than the </text:span><text:span text:style-name="T33">surrounding lexical environment</text:span></text:p>
                    </text:list-item>
                  </text:list>
                </text:list-item>
              </text:list>
            </text:list-item>
          </text:list>
          <text:list text:style-name="L2">
            <text:list-header>
              <text:p text:style-name="P84"><text:span text:style-name="T10"/></text:p>
            </text:list-header>
          </text:list>
          <text:list text:style-name="L5">
            <text:list-item>
              <text:p text:style-name="P59"><text:span text:style-name="T10">Example:</text:span><text:span text:style-name="T10"><text:line-break/></text:span><text:span text:style-name="T10"/></text:p>
            </text:list-item>
          </text:list>
          <text:list text:style-name="L2">
            <text:list-header>
              <text:p text:style-name="P84"><text:span text:style-name="T2">(define (pooh x)</text:span></text:p>
              <text:p text:style-name="P84"><text:span text:style-name="T2"><text:s text:c="2"/></text:span><text:span text:style-name="T2">(bear 20))</text:span></text:p>
              <text:p text:style-name="P84"><text:span text:style-name="T2">(define (bear y)</text:span></text:p>
              <text:p text:style-name="P84"><text:span text:style-name="T2"><text:s text:c="2"/></text:span><text:span text:style-name="T2">(+ x y))</text:span></text:p>
              <text:p xml:id="id133" text:id="id133" text:style-name="P84"><text:span text:style-name="T2">(pooh 9)</text:span></text:p>
              <text:p text:style-name="P84"><text:span text:style-name="T2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2" draw:layer="layout" svg:width="9.948cm" svg:height="1.108cm" svg:x="11.642cm" svg:y="8.255cm">
          <text:list text:style-name="L2">
            <text:list-header>
              <text:p text:style-name="P85"><text:span text:style-name="T22">pooh <text:s text:c="5"/>bea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1" draw:id="id131">
          <draw:custom-shape draw:style-name="gr39" draw:text-style-name="P2" draw:layer="layout" svg:width="0.631cm" svg:height="0.631cm" svg:x="12.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" draw:layer="layout" svg:width="0.631cm" svg:height="0.631cm" svg:x="13.33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2" draw:layer="layout" svg:width="2.148cm" svg:height="2.536cm" svg:x="12.241cm" svg:y="8.678cm">
            <text:p/>
            <draw:enhanced-geometry svg:viewBox="0 0 488 576" draw:extrusion-allowed="true" draw:text-areas="0 0 488 576" draw:glue-points="344 0 440 144 56 336 104 576" draw:type="non-primitive" draw:enhanced-path="M 344 0 C 416 44 488 88 440 144 392 200 112 264 56 336 0 408 52 492 104 576 N"/>
          </draw:custom-shape>
          <draw:line draw:style-name="gr190" draw:text-style-name="P12" draw:layer="layout" svg:x1="12.912cm" svg:y1="11.853cm" svg:x2="12.912cm" svg:y2="12.696cm">
            <text:p/>
          </draw:line>
          <draw:custom-shape draw:style-name="gr15" draw:text-style-name="P2" draw:layer="layout" svg:width="5.074cm" svg:height="1.785cm" svg:x="10.155cm" svg:y="12.823cm">
            <text:list text:style-name="L2">
              <text:list-header>
                <text:p text:style-name="P10"><text:span text:style-name="T13">p: x</text:span></text:p>
                <text:p text:style-name="P10"><text:span text:style-name="T13">b: (bear 2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1" draw:text-style-name="P12" draw:layer="layout" svg:x1="13.758cm" svg:y1="11.429cm" svg:x2="14.601cm" svg:y2="9.52cm">
            <text:p/>
          </draw:line>
        </draw:g>
        <draw:g xml:id="id134" draw:id="id134">
          <draw:custom-shape draw:style-name="gr188" draw:text-style-name="P2" draw:layer="layout" svg:width="2.324cm" svg:height="1.108cm" svg:x="14.393cm" svg:y="15.029cm">
            <text:list text:style-name="L2">
              <text:list-header>
                <text:p text:style-name="P85"><text:span text:style-name="T22">x: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3.931cm" svg:height="1.023cm" svg:x="13.707cm" svg:y="16.55cm">
            <text:list text:style-name="L2">
              <text:list-header>
                <text:p text:style-name="P10"><text:span text:style-name="T13">(bear 2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2" draw:text-style-name="P12" draw:layer="layout" svg:x1="15.663cm" svg:y1="15.029cm" svg:x2="15.663cm" svg:y2="9.525cm">
            <text:p/>
          </draw:line>
        </draw:g>
        <draw:g xml:id="id132" draw:id="id132">
          <draw:custom-shape draw:style-name="gr39" draw:text-style-name="P2" draw:layer="layout" svg:width="0.631cm" svg:height="0.631cm" svg:x="17.145cm" svg:y="11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" draw:layer="layout" svg:width="0.631cm" svg:height="0.631cm" svg:x="17.78cm" svg:y="11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3" draw:text-style-name="P2" draw:layer="layout" svg:width="2.148cm" svg:height="2.536cm" svg:x="16.51cm" svg:y="8.89cm">
            <text:p/>
            <draw:enhanced-geometry svg:viewBox="0 0 488 576" draw:extrusion-allowed="true" draw:text-areas="0 0 488 576" draw:glue-points="344 0 440 144 56 336 104 576" draw:type="non-primitive" draw:enhanced-path="M 344 0 C 416 44 488 88 440 144 392 200 112 264 56 336 0 408 52 492 104 576 N"/>
          </draw:custom-shape>
          <draw:line draw:style-name="gr194" draw:text-style-name="P12" draw:layer="layout" svg:x1="17.357cm" svg:y1="11.642cm" svg:x2="17.357cm" svg:y2="12.484cm">
            <text:p/>
          </draw:line>
          <draw:custom-shape draw:style-name="gr15" draw:text-style-name="P2" draw:layer="layout" svg:width="4.312cm" svg:height="1.785cm" svg:x="16.292cm" svg:y="12.7cm">
            <text:list text:style-name="L2">
              <text:list-header>
                <text:p text:style-name="P10"><text:span text:style-name="T13">p: y</text:span></text:p>
                <text:p text:style-name="P10"><text:span text:style-name="T13">b: (+ x y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5" draw:text-style-name="P12" draw:layer="layout" svg:x1="18.203cm" svg:y1="11.217cm" svg:x2="19.046cm" svg:y2="9.308cm">
            <text:p/>
          </draw:line>
        </draw:g>
        <draw:g xml:id="id135" draw:id="id135">
          <draw:custom-shape draw:style-name="gr188" draw:text-style-name="P2" draw:layer="layout" svg:width="3.171cm" svg:height="1.108cm" svg:x="19.685cm" svg:y="15.029cm">
            <text:list text:style-name="L2">
              <text:list-header>
                <text:p text:style-name="P85"><text:span text:style-name="T22">y: 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6" draw:text-style-name="P12" draw:layer="layout" svg:x1="20.955cm" svg:y1="15.029cm" svg:x2="20.955cm" svg:y2="9.525cm">
            <text:p/>
          </draw:line>
          <draw:custom-shape draw:style-name="gr15" draw:text-style-name="P2" draw:layer="layout" svg:width="3.169cm" svg:height="1.023cm" svg:x="19.358cm" svg:y="16.55cm">
            <text:list text:style-name="L2">
              <text:list-header>
                <text:p text:style-name="P10"><text:span text:style-name="T13">(+ x y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97" draw:text-style-name="P86" xml:id="id130" draw:id="id130" draw:layer="layout" svg:width="13.335cm" svg:height="2.964cm" svg:x="10.16cm" svg:y="5.503cm">
          <text:list text:style-name="L2">
            <text:list-header>
              <text:p text:style-name="P15"><text:span text:style-name="T10">Suppose we use our usual</text:span><text:span text:style-name="T10"><text:line-break/></text:span><text:span text:style-name="T10">environment model rules...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98" draw:text-style-name="P2" xml:id="id7" draw:id="id7" draw:layer="layout" svg:width="0.846cm" svg:height="0.846cm" svg:x="20.53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12" xml:id="id137" draw:id="id137" draw:layer="layout" draw:type="curve" svg:x1="15.875cm" svg:y1="18.203cm" svg:x2="20.656cm" svg:y2="17.444cm" draw:end-shape="id7" draw:end-glue-point="7" svg:d="M15875 18203c3463 0 1073-759 4781-759" svg:viewBox="0 0 4782 760">
          <text:p/>
        </draw:connector>
        <draw:custom-shape draw:style-name="gr15" draw:text-style-name="P2" xml:id="id136" draw:id="id136" draw:layer="layout" svg:width="4.693cm" svg:height="1.277cm" svg:x="11.244cm" svg:y="17.427cm">
          <text:list text:style-name="L6">
            <text:list-header>
              <text:p text:style-name="P10"><text:span text:style-name="T41">x not found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3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Dynamic Scope &amp; Environment Dia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38" draw:id="id138" draw:layer="layout" svg:width="10.583cm" svg:height="1.913cm" svg:x="1.482cm" svg:y="2.752cm">
          <text:list text:style-name="L2">
            <text:list-header>
              <text:p text:style-name="P50"><text:span text:style-name="T13">(define (pooh x)</text:span><text:span text:style-name="T13"><text:line-break/></text:span><text:span text:style-name="T13"> (bear 20))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7" draw:text-style-name="P2" draw:layer="layout" svg:width="21.969cm" svg:height="1.729cm" svg:x="2.615cm" svg:y="8.85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349cm" svg:height="1.108cm" svg:x="1.096cm" svg:y="8.797cm">
            <text:list text:style-name="L2">
              <text:list-header>
                <text:p text:style-name="P10"><text:span text:style-name="T22">G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39" draw:id="id139">
          <draw:custom-shape draw:style-name="gr17" draw:text-style-name="P2" xml:id="id9" draw:id="id9" draw:layer="layout" svg:width="0.63cm" svg:height="0.631cm" svg:x="7.444cm" svg:y="11.8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4.312cm" svg:height="2.547cm" svg:x="4.227cm" svg:y="12.061cm">
            <text:list text:style-name="L2">
              <text:list-header>
                <text:p text:style-name="P10"><text:span text:style-name="T13">p: x</text:span></text:p>
                <text:p text:style-name="P10"><text:span text:style-name="T13">body:</text:span><text:span text:style-name="T13"><text:line-break/></text:span><text:span text:style-name="T13"> (bear 20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xml:id="id8" draw:id="id8" draw:layer="layout" svg:width="2.407cm" svg:height="1.023cm" svg:x="6.595cm" svg:y="9.088cm">
            <text:list text:style-name="L2">
              <text:list-header>
                <text:p text:style-name="P10"><text:span text:style-name="T13">pooh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4" draw:text-style-name="P12" draw:layer="layout" svg:x1="7.761cm" svg:y1="12.18cm" svg:x2="7.333cm" svg:y2="12.81cm">
            <text:p/>
          </draw:line>
          <draw:connector draw:style-name="gr185" draw:text-style-name="P12" draw:layer="layout" draw:type="curve" svg:x1="9.002cm" svg:y1="9.599cm" svg:x2="7.759cm" svg:y2="11.862cm" draw:start-shape="id8" draw:start-glue-point="1" draw:end-shape="id9" draw:end-glue-point="4" svg:d="M9002 9599c-591 0-492 652-655 859s-588-34-588 1404" svg:viewBox="0 0 1244 2264">
            <text:p/>
          </draw:connector>
        </draw:g>
        <draw:custom-shape draw:style-name="gr15" draw:text-style-name="P2" xml:id="id145" draw:id="id145" draw:layer="layout" svg:width="5.074cm" svg:height="1.785cm" svg:x="10.368cm" svg:y="16.382cm">
          <text:list text:style-name="L1">
            <text:list-header>
              <text:p text:style-name="P10"><text:span text:style-name="T30">(+ x y)</text:span><text:span text:style-name="T13"> | E2</text:span><text:span text:style-name="T13"><text:line-break/></text:span><text:span text:style-name="T13">=&gt; 29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43" draw:id="id143">
          <draw:line draw:style-name="gr186" draw:text-style-name="P12" draw:layer="layout" svg:x1="8.043cm" svg:y1="12.278cm" svg:x2="9.944cm" svg:y2="12.278cm">
            <text:p/>
          </draw:line>
          <draw:line draw:style-name="gr184" draw:text-style-name="P12" draw:layer="layout" svg:x1="11.43cm" svg:y1="11.643cm" svg:x2="11.43cm" svg:y2="10.582cm">
            <text:p/>
          </draw:line>
          <draw:custom-shape draw:style-name="gr15" draw:text-style-name="P2" draw:layer="layout" svg:width="2.026cm" svg:height="1.023cm" svg:x="9.91cm" svg:y="11.868cm">
            <text:list text:style-name="L2">
              <text:list-header>
                <text:p text:style-name="P10"><text:span text:style-name="T13">x: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2" draw:layer="layout" svg:width="3.065cm" svg:height="1.404cm" svg:x="9.878cm" svg:y="11.71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264cm" svg:height="1.023cm" svg:x="8.682cm" svg:y="11.304cm">
            <text:list text:style-name="L6">
              <text:list-header>
                <text:p text:style-name="P10"><text:span text:style-name="T29">E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xml:id="id140" draw:id="id140" draw:layer="layout" svg:width="10.795cm" svg:height="1.482cm" svg:x="1.482cm" svg:y="5.08cm">
          <text:list text:style-name="L2">
            <text:list-header>
              <text:p text:style-name="P50"><text:span text:style-name="T13">(define (bear y)</text:span><text:span text:style-name="T13"><text:line-break/></text:span><text:span text:style-name="T13"> </text:span><text:span text:style-name="T30">(+ x y)</text:span><text:span text:style-name="T13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xml:id="id142" draw:id="id142" draw:layer="layout" svg:width="10.795cm" svg:height="1.481cm" svg:x="1.482cm" svg:y="7.197cm">
          <text:list text:style-name="L2">
            <text:list-header>
              <text:p text:style-name="P50"><text:span text:style-name="T13">(pooh 9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xml:id="id146" draw:id="id146" draw:layer="layout" svg:width="10.963cm" svg:height="3.309cm" svg:x="12.263cm" svg:y="4.233cm">
          <text:list text:style-name="L2">
            <text:list-header>
              <text:p text:style-name="P26"><text:span text:style-name="T19">Will evaluate </text:span><text:span text:style-name="T43">(+ x y)</text:span></text:p>
              <text:p text:style-name="P26"><text:span text:style-name="T19">in an environment that extends</text:span><text:span text:style-name="T19"><text:line-break/></text:span><text:span text:style-name="T19">the </text:span><text:span text:style-name="T64">caller's environment</text:span><text:span text:style-name="T19">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41" draw:id="id141">
          <draw:custom-shape draw:style-name="gr15" draw:text-style-name="P2" xml:id="id10" draw:id="id10" draw:layer="layout" svg:width="2.407cm" svg:height="1.023cm" svg:x="14.524cm" svg:y="9.097cm">
            <text:list text:style-name="L2">
              <text:list-header>
                <text:p text:style-name="P7"><text:span text:style-name="T13">bea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7" draw:text-style-name="P2" xml:id="id11" draw:id="id11" draw:layer="layout" svg:width="0.631cm" svg:height="0.631cm" svg:x="15.791cm" svg:y="11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3.381cm" svg:height="2.547cm" svg:x="15.031cm" svg:y="12.572cm">
              <text:list text:style-name="L2">
                <text:list-header>
                  <text:p text:style-name="P7"><text:span text:style-name="T13">p: y</text:span></text:p>
                  <text:p text:style-name="P7"><text:span text:style-name="T13">body:</text:span><text:span text:style-name="T13"><text:line-break/></text:span><text:span text:style-name="T13"> (+ x y</text:span><text:span text:style-name="T63">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84" draw:text-style-name="P12" draw:layer="layout" svg:x1="16.109cm" svg:y1="12.188cm" svg:x2="15.681cm" svg:y2="12.819cm">
              <text:p/>
            </draw:line>
          </draw:g>
          <draw:connector draw:style-name="gr185" draw:text-style-name="P12" draw:layer="layout" draw:type="curve" svg:x1="16.931cm" svg:y1="9.608cm" svg:x2="16.107cm" svg:y2="11.871cm" draw:start-shape="id10" draw:start-glue-point="1" draw:end-shape="id11" draw:end-glue-point="4" svg:d="M16931 9608c-586 0-488 622-548 805s-276-72-276 1458" svg:viewBox="0 0 825 2264">
            <text:p/>
          </draw:connector>
        </draw:g>
        <draw:g xml:id="id144" draw:id="id144">
          <draw:line draw:style-name="gr186" draw:text-style-name="P12" draw:layer="layout" svg:x1="15.658cm" svg:y1="12.277cm" svg:x2="12.904cm" svg:y2="14.389cm">
            <text:p/>
          </draw:line>
          <draw:custom-shape draw:style-name="gr15" draw:text-style-name="P2" draw:layer="layout" svg:width="2.407cm" svg:height="1.023cm" svg:x="9.909cm" svg:y="14.618cm">
            <text:list text:style-name="L2">
              <text:list-header>
                <text:p text:style-name="P10"><text:span text:style-name="T13">y: 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2" draw:layer="layout" svg:width="3.063cm" svg:height="1.407cm" svg:x="9.877cm" svg:y="14.46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.264cm" svg:height="1.023cm" svg:x="8.681cm" svg:y="14.054cm">
            <text:list text:style-name="L2">
              <text:list-header>
                <text:p text:style-name="P10"><text:span text:style-name="T13">E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00" draw:text-style-name="P12" draw:layer="layout" svg:x1="11.428cm" svg:y1="14.393cm" svg:x2="11.428cm" svg:y2="13.119cm">
            <text:p/>
          </draw:lin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4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A "Dynamic" Sche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834cm" svg:height="14.181cm" svg:x="1.058cm" svg:y="2.752cm">
          <text:list text:style-name="L2">
            <text:list-header>
              <text:p text:style-name="P58"><text:span text:style-name="T22">(define (m-eval exp env)</text:span></text:p>
              <text:p text:style-name="P58"><text:span text:style-name="T22"><text:s/></text:span><text:span text:style-name="T22">(cond </text:span></text:p>
              <text:p text:style-name="P58"><text:span text:style-name="T22"><text:s text:c="3"/></text:span><text:span text:style-name="T22">((self-evaluating? exp) exp)</text:span></text:p>
              <text:p text:style-name="P58"><text:span text:style-name="T22"><text:s text:c="3"/></text:span><text:span text:style-name="T22">((variable? exp) (lookup-variable-value exp env))</text:span></text:p>
              <text:p text:style-name="P58"><text:span text:style-name="T22"><text:s text:c="3"/></text:span><text:span text:style-name="T22">...</text:span></text:p>
              <text:p text:style-name="P58"><text:span text:style-name="T22"><text:s text:c="3"/></text:span><text:span text:style-name="T22">((lambda? exp)</text:span></text:p>
              <text:p text:style-name="P58"><text:span text:style-name="T22"><text:s text:c="4"/></text:span><text:span text:style-name="T22">(make-procedure (lambda-parameters exp)</text:span></text:p>
              <text:p text:style-name="P67"><text:span text:style-name="T22"><text:tab/></text:span><text:span text:style-name="T22"><text:tab/></text:span><text:span text:style-name="T22"><text:tab/></text:span><text:span text:style-name="T22"> <text:s text:c="4"/></text:span><text:span text:style-name="T22"><text:tab/></text:span><text:span text:style-name="T22"> <text:s/></text:span><text:span text:style-name="T22">(lambda-body exp)</text:span></text:p>
              <text:p text:style-name="P67"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43">'*no-environment*</text:span><text:span text:style-name="T22">)) ;CHANGE: no env</text:span></text:p>
              <text:p text:style-name="P68"><text:span text:style-name="T22"><text:s text:c="3"/></text:span><text:span text:style-name="T22">... <text:s text:c="4"/></text:span></text:p>
              <text:p text:style-name="P68"><text:span text:style-name="T22"><text:s text:c="3"/></text:span><text:span text:style-name="T22">((application? exp)</text:span></text:p>
              <text:p text:style-name="P68"><text:span text:style-name="T22"><text:s text:c="4"/></text:span><text:span text:style-name="T22">(d-apply (m-eval (operator exp) env)</text:span></text:p>
              <text:p text:style-name="P67"><text:span text:style-name="T22"><text:tab/></text:span><text:span text:style-name="T22"><text:tab/></text:span><text:span text:style-name="T22"><text:tab/></text:span><text:span text:style-name="T22"> </text:span><text:span text:style-name="T22">(list-of-values (operands exp) env)</text:span></text:p>
              <text:p text:style-name="P67"><text:span text:style-name="T22"><text:tab/></text:span><text:span text:style-name="T22"><text:tab/></text:span><text:span text:style-name="T22"><text:tab/></text:span><text:span text:style-name="T22"> </text:span><text:span text:style-name="T42">env</text:span><text:span text:style-name="T22">)) ;CHANGE: add env</text:span></text:p>
              <text:p text:style-name="P68"><text:span text:style-name="T22"><text:s text:c="3"/></text:span><text:span text:style-name="T22">(else (error "Unknown expression -- M-EVAL" exp))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5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A "Dynamic" Scheme – d-app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2">
            <text:list-header>
              <text:p text:style-name="P44"><text:span text:style-name="T22">(define (d-apply procedure arguments </text:span><text:span text:style-name="T42">calling-env</text:span><text:span text:style-name="T22">)</text:span></text:p>
              <text:p text:style-name="P44"><text:span text:style-name="T22"><text:s text:c="2"/></text:span><text:span text:style-name="T22">(cond ((primitive-procedure? procedure)</text:span></text:p>
              <text:p text:style-name="P44"><text:span text:style-name="T22"><text:s text:c="9"/></text:span><text:span text:style-name="T22">(apply-primitive-procedure procedure </text:span></text:p>
              <text:p text:style-name="P44"><text:span text:style-name="T22"><text:s text:c="36"/></text:span><text:span text:style-name="T22">arguments))</text:span></text:p>
              <text:p text:style-name="P44"><text:span text:style-name="T22"><text:s text:c="8"/></text:span><text:span text:style-name="T22">((compound-procedure? procedure)</text:span></text:p>
              <text:p text:style-name="P44"><text:span text:style-name="T22"><text:s text:c="9"/></text:span><text:span text:style-name="T22">(eval-sequence</text:span></text:p>
              <text:p text:style-name="P44"><text:span text:style-name="T22"><text:s text:c="10"/></text:span><text:span text:style-name="T22">(procedure-body procedure)</text:span></text:p>
              <text:p text:style-name="P44"><text:span text:style-name="T22"><text:s text:c="10"/></text:span><text:span text:style-name="T22">(extend-environment </text:span></text:p>
              <text:p text:style-name="P87"><text:span text:style-name="T22"><text:tab/></text:span><text:span text:style-name="T22"> <text:s text:c="10"/></text:span><text:span text:style-name="T22">(procedure-parameters procedure)</text:span></text:p>
              <text:p text:style-name="P87"><text:span text:style-name="T22"><text:tab/></text:span><text:span text:style-name="T22"> <text:s text:c="10"/></text:span><text:span text:style-name="T22">arguments</text:span></text:p>
              <text:p text:style-name="P87"><text:span text:style-name="T22"><text:tab/></text:span><text:span text:style-name="T22"> <text:s text:c="10"/></text:span><text:span text:style-name="T42">calling-env</text:span><text:span text:style-name="T22">))) ;CHANGE: use calling env</text:span></text:p>
              <text:p text:style-name="P88"><text:span text:style-name="T22"><text:s text:c="7"/></text:span><text:span text:style-name="T22">(else (error "Unknown procedure" procedure))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9cm" svg:height="10.006cm" svg:x="3.493cm" svg:y="2.002cm" draw:page-number="46" presentation:class="page"/>
          <draw:frame presentation:style-name="pr2" draw:text-style-name="P6" draw:layer="layout" svg:width="14.914cm" svg:height="12.005cm" svg:x="2.703cm" svg:y="12.664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style-name="gr5" draw:text-style-name="P2" draw:layer="layout" svg:width="6.138cm" svg:height="0.847cm" svg:x="17.357cm" svg:y="17.78cm">
          <text:list text:style-name="L2">
            <text:list-header>
              <text:p text:style-name="P7"><text:span text:style-name="T8"><text:s/>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59cm" svg:height="2.329cm" svg:x="1.058cm" svg:y="0.423cm">
          <text:list text:style-name="L2">
            <text:list-header>
              <text:p text:style-name="P10"><text:span text:style-name="T9">Evaluator Summ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495cm" svg:height="14.181cm" svg:x="1.058cm" svg:y="2.752cm">
          <text:list text:style-name="L5">
            <text:list-item>
              <text:p text:style-name="P13"><text:span text:style-name="T10">Scheme Evaluator – </text:span><text:span text:style-name="T41">Know it Inside &amp; Out</text:span></text:p>
            </text:list-item>
          </text:list>
          <text:list text:style-name="L6">
            <text:list-header>
              <text:p text:style-name="P14"><text:span text:style-name="T41"/></text:p>
            </text:list-header>
          </text:list>
          <text:list text:style-name="L5">
            <text:list-item>
              <text:p text:style-name="P13"><text:span text:style-name="T10">Techniques for language design: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Interpretation: eval/apply</text:span></text:p>
                </text:list-item>
                <text:list-item>
                  <text:p text:style-name="P20"><text:span text:style-name="T15">Semantics vs. syntax</text:span></text:p>
                </text:list-item>
                <text:list-item>
                  <text:p text:style-name="P20"><text:span text:style-name="T15">Syntactic transformations</text:span></text:p>
                </text:list-item>
              </text:list>
            </text:list-item>
          </text:list>
          <text:list text:style-name="L13">
            <text:list-item>
              <text:list>
                <text:list-header>
                  <text:p text:style-name="P80"><text:span text:style-name="T15"/></text:p>
                </text:list-header>
              </text:list>
            </text:list-item>
          </text:list>
          <text:list text:style-name="L5">
            <text:list-item>
              <text:p text:style-name="P13"><text:span text:style-name="T10">Able to design new language variants!</text:span></text:p>
            </text:list-item>
          </text:list>
          <text:list text:style-name="L8">
            <text:list-item>
              <text:list>
                <text:list-item>
                  <text:p text:style-name="P20"><text:span text:style-name="T15">Lexical scoping vs. Dynamic scoping</text:span></text:p>
                </text:list-item>
              </text:list>
            </text:list-item>
          </text:list>
          <text:list text:style-name="L2">
            <text:list-header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802cm" svg:height="1.327cm" svg:x="11.518cm" svg:y="25.34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4" draw:layer="layout" svg:width="13.335cm" svg:height="10.002cm" svg:x="3.492cm" svg:y="2.001cm" draw:page-number="47" presentation:class="page"/>
          <draw:frame presentation:style-name="pr1" draw:text-style-name="P6" draw:layer="layout" svg:width="14.909cm" svg:height="12cm" svg:x="2.70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1e1ff" draw:end-color="#9595ff" draw:start-intensity="100%" draw:end-intensity="100%" draw:angle="1800" draw:border="0%"/>
    <draw:gradient draw:name="Gradient_20_8" draw:display-name="Gradient 8" draw:style="linear" draw:start-color="#b4b4cc" draw:end-color="#7777cc" draw:start-intensity="100%" draw:end-intensity="100%" draw:angle="1800" draw:border="0%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37 237" svg:d="M119 0l118 237h-237z"/>
    <draw:marker draw:name="Arrowheads_20_100" draw:display-name="Arrowheads 100" svg:viewBox="0 0 237 237" svg:d="M119 0l118 237h-237z"/>
    <draw:marker draw:name="Arrowheads_20_101" draw:display-name="Arrowheads 101" svg:viewBox="0 0 237 237" svg:d="M119 0l118 237h-237z"/>
    <draw:marker draw:name="Arrowheads_20_102" draw:display-name="Arrowheads 102" svg:viewBox="0 0 237 237" svg:d="M119 0l118 237h-237z"/>
    <draw:marker draw:name="Arrowheads_20_103" draw:display-name="Arrowheads 103" svg:viewBox="0 0 237 237" svg:d="M119 0l118 237h-237z"/>
    <draw:marker draw:name="Arrowheads_20_104" draw:display-name="Arrowheads 104" svg:viewBox="0 0 237 237" svg:d="M119 0l118 237h-237z"/>
    <draw:marker draw:name="Arrowheads_20_105" draw:display-name="Arrowheads 105" svg:viewBox="0 0 237 237" svg:d="M119 0l118 237h-237z"/>
    <draw:marker draw:name="Arrowheads_20_106" draw:display-name="Arrowheads 106" svg:viewBox="0 0 237 237" svg:d="M119 0l118 237h-237z"/>
    <draw:marker draw:name="Arrowheads_20_107" draw:display-name="Arrowheads 107" svg:viewBox="0 0 237 237" svg:d="M119 0l118 237h-237z"/>
    <draw:marker draw:name="Arrowheads_20_108" draw:display-name="Arrowheads 108" svg:viewBox="0 0 237 237" svg:d="M119 0l118 237h-237z"/>
    <draw:marker draw:name="Arrowheads_20_109" draw:display-name="Arrowheads 109" svg:viewBox="0 0 237 237" svg:d="M119 0l118 237h-237z"/>
    <draw:marker draw:name="Arrowheads_20_11" draw:display-name="Arrowheads 11" svg:viewBox="0 0 237 237" svg:d="M119 0l118 237h-237z"/>
    <draw:marker draw:name="Arrowheads_20_110" draw:display-name="Arrowheads 110" svg:viewBox="0 0 237 237" svg:d="M119 0l118 237h-237z"/>
    <draw:marker draw:name="Arrowheads_20_111" draw:display-name="Arrowheads 111" svg:viewBox="0 0 237 237" svg:d="M119 0l118 237h-237z"/>
    <draw:marker draw:name="Arrowheads_20_112" draw:display-name="Arrowheads 112" svg:viewBox="0 0 237 237" svg:d="M119 0l118 237h-237z"/>
    <draw:marker draw:name="Arrowheads_20_113" draw:display-name="Arrowheads 113" svg:viewBox="0 0 237 237" svg:d="M119 0l118 237h-237z"/>
    <draw:marker draw:name="Arrowheads_20_114" draw:display-name="Arrowheads 114" svg:viewBox="0 0 237 237" svg:d="M119 0l118 237h-237z"/>
    <draw:marker draw:name="Arrowheads_20_115" draw:display-name="Arrowheads 115" svg:viewBox="0 0 237 237" svg:d="M119 0l118 237h-237z"/>
    <draw:marker draw:name="Arrowheads_20_116" draw:display-name="Arrowheads 116" svg:viewBox="0 0 237 237" svg:d="M119 0l118 237h-237z"/>
    <draw:marker draw:name="Arrowheads_20_117" draw:display-name="Arrowheads 117" svg:viewBox="0 0 237 237" svg:d="M119 0l118 237h-237z"/>
    <draw:marker draw:name="Arrowheads_20_118" draw:display-name="Arrowheads 118" svg:viewBox="0 0 237 237" svg:d="M119 0l118 237h-237z"/>
    <draw:marker draw:name="Arrowheads_20_119" draw:display-name="Arrowheads 119" svg:viewBox="0 0 237 237" svg:d="M119 0l118 237h-237z"/>
    <draw:marker draw:name="Arrowheads_20_120" draw:display-name="Arrowheads 120" svg:viewBox="0 0 237 237" svg:d="M119 0l118 237h-237z"/>
    <draw:marker draw:name="Arrowheads_20_121" draw:display-name="Arrowheads 121" svg:viewBox="0 0 237 237" svg:d="M119 0l118 237h-237z"/>
    <draw:marker draw:name="Arrowheads_20_122" draw:display-name="Arrowheads 122" svg:viewBox="0 0 237 237" svg:d="M119 0l118 237h-237z"/>
    <draw:marker draw:name="Arrowheads_20_123" draw:display-name="Arrowheads 123" svg:viewBox="0 0 237 237" svg:d="M119 0l118 237h-237z"/>
    <draw:marker draw:name="Arrowheads_20_124" draw:display-name="Arrowheads 124" svg:viewBox="0 0 237 237" svg:d="M119 0l118 237h-237z"/>
    <draw:marker draw:name="Arrowheads_20_125" draw:display-name="Arrowheads 125" svg:viewBox="0 0 237 237" svg:d="M119 0l118 237h-237z"/>
    <draw:marker draw:name="Arrowheads_20_126" draw:display-name="Arrowheads 126" svg:viewBox="0 0 237 237" svg:d="M119 0l118 237h-237z"/>
    <draw:marker draw:name="Arrowheads_20_127" draw:display-name="Arrowheads 127" svg:viewBox="0 0 237 237" svg:d="M119 0l118 237h-237z"/>
    <draw:marker draw:name="Arrowheads_20_128" draw:display-name="Arrowheads 128" svg:viewBox="0 0 237 237" svg:d="M119 0l118 237h-237z"/>
    <draw:marker draw:name="Arrowheads_20_129" draw:display-name="Arrowheads 129" svg:viewBox="0 0 237 237" svg:d="M119 0l118 237h-237z"/>
    <draw:marker draw:name="Arrowheads_20_130" draw:display-name="Arrowheads 130" svg:viewBox="0 0 237 237" svg:d="M119 0l118 237h-237z"/>
    <draw:marker draw:name="Arrowheads_20_131" draw:display-name="Arrowheads 131" svg:viewBox="0 0 237 237" svg:d="M119 0l118 237h-237z"/>
    <draw:marker draw:name="Arrowheads_20_132" draw:display-name="Arrowheads 132" svg:viewBox="0 0 237 237" svg:d="M119 0l118 237h-237z"/>
    <draw:marker draw:name="Arrowheads_20_133" draw:display-name="Arrowheads 133" svg:viewBox="0 0 237 237" svg:d="M119 0l118 237h-237z"/>
    <draw:marker draw:name="Arrowheads_20_134" draw:display-name="Arrowheads 134" svg:viewBox="0 0 237 237" svg:d="M119 0l118 237h-237z"/>
    <draw:marker draw:name="Arrowheads_20_135" draw:display-name="Arrowheads 135" svg:viewBox="0 0 237 237" svg:d="M119 0l118 237h-237z"/>
    <draw:marker draw:name="Arrowheads_20_136" draw:display-name="Arrowheads 136" svg:viewBox="0 0 237 237" svg:d="M119 0l118 237h-237z"/>
    <draw:marker draw:name="Arrowheads_20_137" draw:display-name="Arrowheads 137" svg:viewBox="0 0 237 237" svg:d="M119 0l118 237h-237z"/>
    <draw:marker draw:name="Arrowheads_20_138" draw:display-name="Arrowheads 138" svg:viewBox="0 0 237 237" svg:d="M119 0l118 237h-237z"/>
    <draw:marker draw:name="Arrowheads_20_139" draw:display-name="Arrowheads 139" svg:viewBox="0 0 237 237" svg:d="M119 0l118 237h-237z"/>
    <draw:marker draw:name="Arrowheads_20_14" draw:display-name="Arrowheads 14" svg:viewBox="0 0 237 237" svg:d="M119 0l118 237h-237z"/>
    <draw:marker draw:name="Arrowheads_20_140" draw:display-name="Arrowheads 140" svg:viewBox="0 0 237 237" svg:d="M119 0l118 237h-237z"/>
    <draw:marker draw:name="Arrowheads_20_141" draw:display-name="Arrowheads 141" svg:viewBox="0 0 237 237" svg:d="M119 0l118 237h-237z"/>
    <draw:marker draw:name="Arrowheads_20_142" draw:display-name="Arrowheads 142" svg:viewBox="0 0 237 237" svg:d="M119 0l118 237h-237z"/>
    <draw:marker draw:name="Arrowheads_20_143" draw:display-name="Arrowheads 143" svg:viewBox="0 0 237 237" svg:d="M119 0l118 237h-237z"/>
    <draw:marker draw:name="Arrowheads_20_144" draw:display-name="Arrowheads 144" svg:viewBox="0 0 237 237" svg:d="M119 0l118 237h-237z"/>
    <draw:marker draw:name="Arrowheads_20_145" draw:display-name="Arrowheads 145" svg:viewBox="0 0 237 237" svg:d="M119 0l118 237h-237z"/>
    <draw:marker draw:name="Arrowheads_20_146" draw:display-name="Arrowheads 146" svg:viewBox="0 0 237 237" svg:d="M119 0l118 237h-237z"/>
    <draw:marker draw:name="Arrowheads_20_147" draw:display-name="Arrowheads 147" svg:viewBox="0 0 237 237" svg:d="M119 0l118 237h-237z"/>
    <draw:marker draw:name="Arrowheads_20_148" draw:display-name="Arrowheads 148" svg:viewBox="0 0 237 237" svg:d="M119 0l118 237h-237z"/>
    <draw:marker draw:name="Arrowheads_20_149" draw:display-name="Arrowheads 149" svg:viewBox="0 0 237 237" svg:d="M119 0l118 237h-237z"/>
    <draw:marker draw:name="Arrowheads_20_15" draw:display-name="Arrowheads 15" svg:viewBox="0 0 237 237" svg:d="M119 0l118 237h-237z"/>
    <draw:marker draw:name="Arrowheads_20_150" draw:display-name="Arrowheads 150" svg:viewBox="0 0 237 237" svg:d="M119 0l118 237h-237z"/>
    <draw:marker draw:name="Arrowheads_20_151" draw:display-name="Arrowheads 151" svg:viewBox="0 0 237 237" svg:d="M119 0l118 237h-237z"/>
    <draw:marker draw:name="Arrowheads_20_152" draw:display-name="Arrowheads 152" svg:viewBox="0 0 237 237" svg:d="M119 0l118 237h-237z"/>
    <draw:marker draw:name="Arrowheads_20_153" draw:display-name="Arrowheads 153" svg:viewBox="0 0 237 237" svg:d="M119 0l118 237h-237z"/>
    <draw:marker draw:name="Arrowheads_20_154" draw:display-name="Arrowheads 154" svg:viewBox="0 0 237 237" svg:d="M119 0l118 237h-237z"/>
    <draw:marker draw:name="Arrowheads_20_155" draw:display-name="Arrowheads 155" svg:viewBox="0 0 237 237" svg:d="M119 0l118 237h-237z"/>
    <draw:marker draw:name="Arrowheads_20_156" draw:display-name="Arrowheads 156" svg:viewBox="0 0 237 237" svg:d="M119 0l118 237h-237z"/>
    <draw:marker draw:name="Arrowheads_20_157" draw:display-name="Arrowheads 157" svg:viewBox="0 0 237 237" svg:d="M119 0l118 237h-237z"/>
    <draw:marker draw:name="Arrowheads_20_158" draw:display-name="Arrowheads 158" svg:viewBox="0 0 237 237" svg:d="M119 0l118 237h-237z"/>
    <draw:marker draw:name="Arrowheads_20_159" draw:display-name="Arrowheads 159" svg:viewBox="0 0 237 237" svg:d="M119 0l118 237h-237z"/>
    <draw:marker draw:name="Arrowheads_20_16" draw:display-name="Arrowheads 16" svg:viewBox="0 0 237 237" svg:d="M119 0l118 237h-237z"/>
    <draw:marker draw:name="Arrowheads_20_160" draw:display-name="Arrowheads 160" svg:viewBox="0 0 237 237" svg:d="M119 0l118 237h-237z"/>
    <draw:marker draw:name="Arrowheads_20_161" draw:display-name="Arrowheads 161" svg:viewBox="0 0 237 237" svg:d="M119 0l118 237h-237z"/>
    <draw:marker draw:name="Arrowheads_20_162" draw:display-name="Arrowheads 162" svg:viewBox="0 0 237 237" svg:d="M119 0l118 237h-237z"/>
    <draw:marker draw:name="Arrowheads_20_163" draw:display-name="Arrowheads 163" svg:viewBox="0 0 237 237" svg:d="M119 0l118 237h-237z"/>
    <draw:marker draw:name="Arrowheads_20_164" draw:display-name="Arrowheads 164" svg:viewBox="0 0 237 237" svg:d="M119 0l118 237h-237z"/>
    <draw:marker draw:name="Arrowheads_20_165" draw:display-name="Arrowheads 165" svg:viewBox="0 0 237 237" svg:d="M119 0l118 237h-237z"/>
    <draw:marker draw:name="Arrowheads_20_166" draw:display-name="Arrowheads 166" svg:viewBox="0 0 237 237" svg:d="M119 0l118 237h-237z"/>
    <draw:marker draw:name="Arrowheads_20_167" draw:display-name="Arrowheads 167" svg:viewBox="0 0 237 237" svg:d="M119 0l118 237h-237z"/>
    <draw:marker draw:name="Arrowheads_20_168" draw:display-name="Arrowheads 168" svg:viewBox="0 0 237 237" svg:d="M119 0l118 237h-237z"/>
    <draw:marker draw:name="Arrowheads_20_169" draw:display-name="Arrowheads 169" svg:viewBox="0 0 237 237" svg:d="M119 0l118 237h-237z"/>
    <draw:marker draw:name="Arrowheads_20_17" draw:display-name="Arrowheads 17" svg:viewBox="0 0 237 237" svg:d="M119 0l118 237h-237z"/>
    <draw:marker draw:name="Arrowheads_20_170" draw:display-name="Arrowheads 170" svg:viewBox="0 0 237 237" svg:d="M119 0l118 237h-237z"/>
    <draw:marker draw:name="Arrowheads_20_171" draw:display-name="Arrowheads 171" svg:viewBox="0 0 237 237" svg:d="M119 0l118 237h-237z"/>
    <draw:marker draw:name="Arrowheads_20_172" draw:display-name="Arrowheads 172" svg:viewBox="0 0 237 237" svg:d="M119 0l118 237h-237z"/>
    <draw:marker draw:name="Arrowheads_20_173" draw:display-name="Arrowheads 173" svg:viewBox="0 0 237 237" svg:d="M119 0l118 237h-237z"/>
    <draw:marker draw:name="Arrowheads_20_174" draw:display-name="Arrowheads 174" svg:viewBox="0 0 237 237" svg:d="M119 0l118 237h-237z"/>
    <draw:marker draw:name="Arrowheads_20_175" draw:display-name="Arrowheads 175" svg:viewBox="0 0 237 237" svg:d="M119 0l118 237h-237z"/>
    <draw:marker draw:name="Arrowheads_20_176" draw:display-name="Arrowheads 176" svg:viewBox="0 0 237 237" svg:d="M119 0l118 237h-237z"/>
    <draw:marker draw:name="Arrowheads_20_18" draw:display-name="Arrowheads 18" svg:viewBox="0 0 237 237" svg:d="M119 0l118 237h-237z"/>
    <draw:marker draw:name="Arrowheads_20_19" draw:display-name="Arrowheads 19" svg:viewBox="0 0 237 237" svg:d="M119 0l118 237h-237z"/>
    <draw:marker draw:name="Arrowheads_20_2" draw:display-name="Arrowheads 2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237 237" svg:d="M119 0l118 237h-237z"/>
    <draw:marker draw:name="Arrowheads_20_25" draw:display-name="Arrowheads 25" svg:viewBox="0 0 237 237" svg:d="M119 0l118 237h-237z"/>
    <draw:marker draw:name="Arrowheads_20_26" draw:display-name="Arrowheads 26" svg:viewBox="0 0 237 237" svg:d="M119 0l118 237h-237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37 237" svg:d="M119 0l118 237h-237z"/>
    <draw:marker draw:name="Arrowheads_20_3" draw:display-name="Arrowheads 3" svg:viewBox="0 0 237 237" svg:d="M119 0l118 237h-237z"/>
    <draw:marker draw:name="Arrowheads_20_30" draw:display-name="Arrowheads 30" svg:viewBox="0 0 237 237" svg:d="M119 0l118 237h-237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37 237" svg:d="M119 0l118 237h-237z"/>
    <draw:marker draw:name="Arrowheads_20_39" draw:display-name="Arrowheads 39" svg:viewBox="0 0 237 237" svg:d="M119 0l118 237h-237z"/>
    <draw:marker draw:name="Arrowheads_20_4" draw:display-name="Arrowheads 4" svg:viewBox="0 0 237 237" svg:d="M119 0l118 237h-237z"/>
    <draw:marker draw:name="Arrowheads_20_40" draw:display-name="Arrowheads 40" svg:viewBox="0 0 237 237" svg:d="M119 0l118 237h-237z"/>
    <draw:marker draw:name="Arrowheads_20_41" draw:display-name="Arrowheads 41" svg:viewBox="0 0 237 237" svg:d="M119 0l118 237h-237z"/>
    <draw:marker draw:name="Arrowheads_20_42" draw:display-name="Arrowheads 42" svg:viewBox="0 0 237 237" svg:d="M119 0l118 237h-237z"/>
    <draw:marker draw:name="Arrowheads_20_43" draw:display-name="Arrowheads 43" svg:viewBox="0 0 237 237" svg:d="M119 0l118 237h-237z"/>
    <draw:marker draw:name="Arrowheads_20_44" draw:display-name="Arrowheads 44" svg:viewBox="0 0 237 237" svg:d="M119 0l118 237h-237z"/>
    <draw:marker draw:name="Arrowheads_20_45" draw:display-name="Arrowheads 45" svg:viewBox="0 0 237 237" svg:d="M119 0l118 237h-237z"/>
    <draw:marker draw:name="Arrowheads_20_46" draw:display-name="Arrowheads 46" svg:viewBox="0 0 237 237" svg:d="M119 0l118 237h-237z"/>
    <draw:marker draw:name="Arrowheads_20_47" draw:display-name="Arrowheads 47" svg:viewBox="0 0 237 237" svg:d="M119 0l118 237h-237z"/>
    <draw:marker draw:name="Arrowheads_20_48" draw:display-name="Arrowheads 48" svg:viewBox="0 0 237 237" svg:d="M119 0l118 237h-237z"/>
    <draw:marker draw:name="Arrowheads_20_49" draw:display-name="Arrowheads 49" svg:viewBox="0 0 237 237" svg:d="M119 0l118 237h-237z"/>
    <draw:marker draw:name="Arrowheads_20_5" draw:display-name="Arrowheads 5" svg:viewBox="0 0 237 237" svg:d="M119 0l118 237h-237z"/>
    <draw:marker draw:name="Arrowheads_20_50" draw:display-name="Arrowheads 50" svg:viewBox="0 0 237 237" svg:d="M119 0l118 237h-237z"/>
    <draw:marker draw:name="Arrowheads_20_51" draw:display-name="Arrowheads 51" svg:viewBox="0 0 237 237" svg:d="M119 0l118 237h-237z"/>
    <draw:marker draw:name="Arrowheads_20_52" draw:display-name="Arrowheads 52" svg:viewBox="0 0 237 237" svg:d="M119 0l118 237h-237z"/>
    <draw:marker draw:name="Arrowheads_20_53" draw:display-name="Arrowheads 53" svg:viewBox="0 0 237 237" svg:d="M119 0l118 237h-237z"/>
    <draw:marker draw:name="Arrowheads_20_54" draw:display-name="Arrowheads 54" svg:viewBox="0 0 237 237" svg:d="M119 0l118 237h-237z"/>
    <draw:marker draw:name="Arrowheads_20_55" draw:display-name="Arrowheads 55" svg:viewBox="0 0 237 237" svg:d="M119 0l118 237h-237z"/>
    <draw:marker draw:name="Arrowheads_20_56" draw:display-name="Arrowheads 56" svg:viewBox="0 0 237 237" svg:d="M119 0l118 237h-237z"/>
    <draw:marker draw:name="Arrowheads_20_57" draw:display-name="Arrowheads 57" svg:viewBox="0 0 237 237" svg:d="M119 0l118 237h-237z"/>
    <draw:marker draw:name="Arrowheads_20_58" draw:display-name="Arrowheads 58" svg:viewBox="0 0 237 237" svg:d="M119 0l118 237h-237z"/>
    <draw:marker draw:name="Arrowheads_20_59" draw:display-name="Arrowheads 59" svg:viewBox="0 0 237 237" svg:d="M119 0l118 237h-237z"/>
    <draw:marker draw:name="Arrowheads_20_6" draw:display-name="Arrowheads 6" svg:viewBox="0 0 237 237" svg:d="M119 0l118 237h-237z"/>
    <draw:marker draw:name="Arrowheads_20_60" draw:display-name="Arrowheads 60" svg:viewBox="0 0 237 237" svg:d="M119 0l118 237h-237z"/>
    <draw:marker draw:name="Arrowheads_20_61" draw:display-name="Arrowheads 61" svg:viewBox="0 0 237 237" svg:d="M119 0l118 237h-237z"/>
    <draw:marker draw:name="Arrowheads_20_62" draw:display-name="Arrowheads 62" svg:viewBox="0 0 237 237" svg:d="M119 0l118 237h-237z"/>
    <draw:marker draw:name="Arrowheads_20_63" draw:display-name="Arrowheads 63" svg:viewBox="0 0 237 237" svg:d="M119 0l118 237h-237z"/>
    <draw:marker draw:name="Arrowheads_20_64" draw:display-name="Arrowheads 64" svg:viewBox="0 0 237 237" svg:d="M119 0l118 237h-237z"/>
    <draw:marker draw:name="Arrowheads_20_65" draw:display-name="Arrowheads 65" svg:viewBox="0 0 237 237" svg:d="M119 0l118 237h-237z"/>
    <draw:marker draw:name="Arrowheads_20_66" draw:display-name="Arrowheads 66" svg:viewBox="0 0 237 237" svg:d="M119 0l118 237h-237z"/>
    <draw:marker draw:name="Arrowheads_20_67" draw:display-name="Arrowheads 67" svg:viewBox="0 0 237 237" svg:d="M119 0l118 237h-237z"/>
    <draw:marker draw:name="Arrowheads_20_68" draw:display-name="Arrowheads 68" svg:viewBox="0 0 237 237" svg:d="M119 0l118 237h-237z"/>
    <draw:marker draw:name="Arrowheads_20_69" draw:display-name="Arrowheads 69" svg:viewBox="0 0 237 237" svg:d="M119 0l118 237h-237z"/>
    <draw:marker draw:name="Arrowheads_20_7" draw:display-name="Arrowheads 7" svg:viewBox="0 0 237 237" svg:d="M119 0l118 237h-237z"/>
    <draw:marker draw:name="Arrowheads_20_70" draw:display-name="Arrowheads 70" svg:viewBox="0 0 237 237" svg:d="M119 0l118 237h-237z"/>
    <draw:marker draw:name="Arrowheads_20_71" draw:display-name="Arrowheads 71" svg:viewBox="0 0 237 237" svg:d="M119 0l118 237h-237z"/>
    <draw:marker draw:name="Arrowheads_20_72" draw:display-name="Arrowheads 72" svg:viewBox="0 0 237 237" svg:d="M119 0l118 237h-237z"/>
    <draw:marker draw:name="Arrowheads_20_73" draw:display-name="Arrowheads 73" svg:viewBox="0 0 237 237" svg:d="M119 0l118 237h-237z"/>
    <draw:marker draw:name="Arrowheads_20_74" draw:display-name="Arrowheads 74" svg:viewBox="0 0 237 237" svg:d="M119 0l118 237h-237z"/>
    <draw:marker draw:name="Arrowheads_20_75" draw:display-name="Arrowheads 75" svg:viewBox="0 0 237 237" svg:d="M119 0l118 237h-237z"/>
    <draw:marker draw:name="Arrowheads_20_76" draw:display-name="Arrowheads 76" svg:viewBox="0 0 237 237" svg:d="M119 0l118 237h-237z"/>
    <draw:marker draw:name="Arrowheads_20_77" draw:display-name="Arrowheads 77" svg:viewBox="0 0 237 237" svg:d="M119 0l118 237h-237z"/>
    <draw:marker draw:name="Arrowheads_20_78" draw:display-name="Arrowheads 78" svg:viewBox="0 0 237 237" svg:d="M119 0l118 237h-237z"/>
    <draw:marker draw:name="Arrowheads_20_79" draw:display-name="Arrowheads 79" svg:viewBox="0 0 237 237" svg:d="M119 0l118 237h-237z"/>
    <draw:marker draw:name="Arrowheads_20_8" draw:display-name="Arrowheads 8" svg:viewBox="0 0 237 237" svg:d="M119 0l118 237h-237z"/>
    <draw:marker draw:name="Arrowheads_20_80" draw:display-name="Arrowheads 80" svg:viewBox="0 0 237 237" svg:d="M119 0l118 237h-237z"/>
    <draw:marker draw:name="Arrowheads_20_81" draw:display-name="Arrowheads 81" svg:viewBox="0 0 237 237" svg:d="M119 0l118 237h-237z"/>
    <draw:marker draw:name="Arrowheads_20_82" draw:display-name="Arrowheads 82" svg:viewBox="0 0 237 237" svg:d="M119 0l118 237h-237z"/>
    <draw:marker draw:name="Arrowheads_20_83" draw:display-name="Arrowheads 83" svg:viewBox="0 0 237 237" svg:d="M119 0l118 237h-237z"/>
    <draw:marker draw:name="Arrowheads_20_84" draw:display-name="Arrowheads 84" svg:viewBox="0 0 237 237" svg:d="M119 0l118 237h-237z"/>
    <draw:marker draw:name="Arrowheads_20_85" draw:display-name="Arrowheads 85" svg:viewBox="0 0 237 237" svg:d="M119 0l118 237h-237z"/>
    <draw:marker draw:name="Arrowheads_20_86" draw:display-name="Arrowheads 86" svg:viewBox="0 0 237 237" svg:d="M119 0l118 237h-237z"/>
    <draw:marker draw:name="Arrowheads_20_87" draw:display-name="Arrowheads 87" svg:viewBox="0 0 237 237" svg:d="M119 0l118 237h-237z"/>
    <draw:marker draw:name="Arrowheads_20_88" draw:display-name="Arrowheads 88" svg:viewBox="0 0 237 237" svg:d="M119 0l118 237h-237z"/>
    <draw:marker draw:name="Arrowheads_20_89" draw:display-name="Arrowheads 89" svg:viewBox="0 0 237 237" svg:d="M119 0l118 237h-237z"/>
    <draw:marker draw:name="Arrowheads_20_9" draw:display-name="Arrowheads 9" svg:viewBox="0 0 237 237" svg:d="M119 0l118 237h-237z"/>
    <draw:marker draw:name="Arrowheads_20_90" draw:display-name="Arrowheads 90" svg:viewBox="0 0 237 237" svg:d="M119 0l118 237h-237z"/>
    <draw:marker draw:name="Arrowheads_20_91" draw:display-name="Arrowheads 91" svg:viewBox="0 0 237 237" svg:d="M119 0l118 237h-237z"/>
    <draw:marker draw:name="Arrowheads_20_92" draw:display-name="Arrowheads 92" svg:viewBox="0 0 237 237" svg:d="M119 0l118 237h-237z"/>
    <draw:marker draw:name="Arrowheads_20_93" draw:display-name="Arrowheads 93" svg:viewBox="0 0 237 237" svg:d="M119 0l118 237h-237z"/>
    <draw:marker draw:name="Arrowheads_20_94" draw:display-name="Arrowheads 94" svg:viewBox="0 0 237 237" svg:d="M119 0l118 237h-237z"/>
    <draw:marker draw:name="Arrowheads_20_95" draw:display-name="Arrowheads 95" svg:viewBox="0 0 237 237" svg:d="M119 0l118 237h-237z"/>
    <draw:marker draw:name="Arrowheads_20_96" draw:display-name="Arrowheads 96" svg:viewBox="0 0 237 237" svg:d="M119 0l118 237h-237z"/>
    <draw:marker draw:name="Arrowheads_20_97" draw:display-name="Arrowheads 97" svg:viewBox="0 0 237 237" svg:d="M119 0l118 237h-237z"/>
    <draw:marker draw:name="Arrowheads_20_98" draw:display-name="Arrowheads 98" svg:viewBox="0 0 237 237" svg:d="M119 0l118 237h-237z"/>
    <draw:marker draw:name="Arrowheads_20_99" draw:display-name="Arrowheads 99" svg:viewBox="0 0 237 237" svg:d="M119 0l118 237h-237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79cm" draw:distance="0.079cm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bold" style:font-name-asian="Droid Sans Fallback" style:font-family-asian="'Droid Sans Fallback'" style:font-pitch-asian="variable" style:font-size-asian="28pt" style:font-style-asian="normal" style:font-weight-asian="bold" style:font-name-complex="Droid Sans Fallback" style:font-family-complex="'Droid Sans Fallback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25cm" fo:min-width="0cm" fo:padding-top="0.135cm" fo:padding-bottom="0.135cm" fo:padding-left="0.269cm" fo:padding-right="0.269cm" fo:wrap-option="wrap" draw:shadow-color="#808080"/>
    </style:style>
    <style:style style:name="Mpr3" style:family="presentation" style:parent-style-name="Default_20_1-backgroundobjects" style:list-style-name="ML1">
      <style:graphic-properties draw:stroke="none" draw:fill="none" draw:fill-color="#ffffff" draw:auto-grow-height="false" draw:auto-grow-width="false" fo:min-height="0.84cm" fo:min-width="0cm" fo:wrap-option="wrap"/>
    </style:style>
    <style:style style:name="Mpr4" style:family="presentation" style:parent-style-name="Default_20_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25cm" fo:min-width="0cm" fo:padding-top="0.135cm" fo:padding-bottom="0.135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3pt" fo:language="en" fo:country="US" style:font-name-asian="DejaVu Sans" style:font-size-asian="13pt" style:font-name-complex="DejaVu Sans" style:font-size-complex="13pt"/>
    </style:style>
    <style:style style:name="MT4" style:family="text">
      <style:text-properties style:font-name="Arial" fo:font-size="10pt" fo:language="en" fo:country="US" style:font-name-asian="DejaVu Sans" style:font-size-asian="10pt" style:font-name-complex="DejaVu Sans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2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6cm" svg:height="2.325cm" svg:x="1.058cm" svg:y="0.423cm" presentation:class="title" presentation:placeholder="true">
        <draw:text-box/>
      </draw:frame>
      <draw:frame presentation:style-name="Default-outline1" draw:layer="backgroundobjects" svg:width="23.491cm" svg:height="11.049cm" svg:x="1.057cm" svg:y="2.751cm" presentation:class="outline" presentation:placeholder="true">
        <draw:text-box/>
      </draw:frame>
      <draw:custom-shape draw:style-name="Mgr3" draw:text-style-name="MP5" draw:layer="backgroundobjects" svg:width="8.044cm" svg:height="1.278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6.134cm" svg:height="1.277cm" svg:x="17.357cm" svg:y="17.78cm" presentation:class="page-number">
        <draw:text-box>
          <text:list text:style-name="ML1">
            <text:list-header>
              <text:p><text:span text:style-name="MT2"><text:page-number>&lt;number&gt;</text:page-number></text:span><text:span text:style-name="MT2">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20.32cm" svg:height="26.67cm" svg:x="0cm" svg:y="0cm">
          <text:p/>
        </draw:rect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8.802cm" svg:height="1.3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5" draw:layer="backgroundobjects" svg:width="8.802cm" svg:height="1.327cm" svg:x="11.518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4.909cm" svg:height="12cm" svg:x="2.702cm" svg:y="12.664cm" presentation:class="notes" presentation:placeholder="true">
          <draw:text-box/>
        </draw:frame>
        <draw:custom-shape draw:style-name="Mgr3" draw:text-style-name="MP5" draw:layer="backgroundobjects" svg:width="8.802cm" svg:height="1.327cm" svg:x="0cm" svg:y="25.34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0" draw:layer="backgroundobjects" svg:width="8.798cm" svg:height="1.324cm" svg:x="11.518cm" svg:y="25.341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1.586cm" svg:height="2.325cm" svg:x="1.058cm" svg:y="0.423cm" presentation:class="title" presentation:placeholder="true">
        <draw:text-box/>
      </draw:frame>
      <draw:frame presentation:style-name="Default_20_1-outline1" draw:layer="backgroundobjects" svg:width="23.491cm" svg:height="11.049cm" svg:x="1.057cm" svg:y="2.751cm" presentation:class="outline" presentation:placeholder="true">
        <draw:text-box/>
      </draw:frame>
      <draw:custom-shape draw:style-name="Mgr3" draw:text-style-name="MP5" draw:layer="backgroundobjects" svg:width="8.039cm" svg:height="1.265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3" draw:text-style-name="MP12" draw:layer="backgroundobjects" svg:width="6.129cm" svg:height="0.839cm" svg:x="17.356cm" svg:y="17.78cm" presentation:class="page-number">
        <draw:text-box>
          <text:list text:style-name="ML1">
            <text:list-header>
              <text:p text:style-name="MP11"><text:span text:style-name="MT4"><text:s/></text:span><text:span text:style-name="MT4"><text:page-number>&lt;number&gt;</text:page-number></text:span><text:span text:style-name="MT4">/</text:span><text:span text:style-name="MT4"><text:page-count>46</text:page-count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0.32cm" svg:height="26.67cm" svg:x="0cm" svg:y="0cm">
          <text:p/>
        </draw:rect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8.802cm" svg:height="1.3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5" draw:layer="backgroundobjects" svg:width="8.802cm" svg:height="1.327cm" svg:x="11.518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_20_1-title" draw:layer="backgroundobjects" svg:width="13.335cm" svg:height="10.002cm" svg:x="3.492cm" svg:y="2.001cm" presentation:class="page"/>
        <draw:frame presentation:style-name="Default_20_1-notes" draw:layer="backgroundobjects" svg:width="14.909cm" svg:height="12cm" svg:x="2.702cm" svg:y="12.664cm" presentation:class="notes" presentation:placeholder="true">
          <draw:text-box/>
        </draw:frame>
        <draw:custom-shape draw:style-name="Mgr3" draw:text-style-name="MP5" draw:layer="backgroundobjects" svg:width="8.802cm" svg:height="1.327cm" svg:x="0cm" svg:y="25.34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0" draw:layer="backgroundobjects" svg:width="8.798cm" svg:height="1.324cm" svg:x="11.518cm" svg:y="25.341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John Chapin</meta:initial-creator>
    <meta:creation-date>1999-02-08T14:31:49</meta:creation-date>
    <dc:date>2019-01-17T17:08:18.069225521</dc:date>
    <meta:print-date>2005-04-13T21:07:17</meta:print-date>
    <meta:editing-cycles>528</meta:editing-cycles>
    <meta:editing-duration>P26DT1H31M12S</meta:editing-duration>
    <meta:generator>LibreOffice/6.1.4.2$Linux_X86_64 LibreOffice_project/10$Build-2</meta:generator>
    <meta:document-statistic meta:object-count="1018"/>
    <meta:user-defined meta:name="BackColor" meta:value-type="float">15132390</meta:user-defined>
    <meta:user-defined meta:name="ButtonType" meta:value-type="float">3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omePage" meta:value-type="string">http://sdg.lcs.mit.edu/~jchapin</meta:user-defined>
    <meta:user-defined meta:name="LinkColor" meta:value-type="float">16711782</meta:user-defined>
    <meta:user-defined meta:name="NavBtnPos" meta:value-type="float">1</meta:user-defined>
    <meta:user-defined meta:name="OutputDir" meta:value-type="string">F:\6001\Lects\L14</meta:user-defined>
    <meta:user-defined meta:name="ScreenSize" meta:value-type="float">3</meta:user-defined>
    <meta:user-defined meta:name="ScreenUsage" meta:value-type="float">2</meta:user-defined>
    <meta:user-defined meta:name="ShowNotes" meta:value-type="boolean">false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